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3.79cm" table:align="left"/>
    </style:style>
    <style:style style:name="Таблица1.A" style:family="table-column">
      <style:table-column-properties style:column-width="6.198cm"/>
    </style:style>
    <style:style style:name="Таблица1.B" style:family="table-column">
      <style:table-column-properties style:column-width="7.592cm"/>
    </style:style>
    <style:style style:name="Таблица1.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style>
    <style:style style:name="P2" style:family="paragraph" style:parent-style-name="Heading_20_2">
      <style:paragraph-properties fo:margin-left="0cm" fo:margin-right="0cm" fo:text-indent="0cm" style:auto-text-indent="false"/>
    </style:style>
    <style:style style:name="P3" style:family="paragraph" style:parent-style-name="Heading_20_3">
      <style:paragraph-properties fo:margin-left="0cm" fo:margin-right="0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List_20_Contents">
      <style:paragraph-properties fo:margin-left="1cm" fo:margin-right="0cm" fo:text-indent="0cm" style:auto-text-indent="false"/>
    </style:style>
    <style:style style:name="P6" style:family="paragraph" style:parent-style-name="List_20_Contents">
      <style:paragraph-properties fo:margin-left="1cm" fo:margin-right="0cm" fo:margin-top="0cm" fo:margin-bottom="0cm" style:contextual-spacing="false" fo:text-indent="0cm" style:auto-text-indent="false"/>
    </style:style>
    <style:style style:name="P7" style:family="paragraph" style:parent-style-name="List_20_Contents">
      <style:paragraph-properties fo:margin-left="1cm" fo:margin-right="0cm" fo:margin-top="0cm" fo:margin-bottom="0.499cm" style:contextual-spacing="false" fo:text-indent="0cm" style:auto-text-indent="false"/>
    </style:style>
    <style:style style:name="P8" style:family="paragraph" style:parent-style-name="List_20_Heading">
      <style:paragraph-properties fo:margin-left="0cm" fo:margin-right="0cm" fo:text-indent="0cm" style:auto-text-indent="false"/>
    </style:style>
    <style:style style:name="P9" style:family="paragraph" style:parent-style-name="List_20_Heading">
      <style:paragraph-properties fo:margin-left="0cm" fo:margin-right="0cm" fo:margin-top="0cm" fo:margin-bottom="0cm" style:contextual-spacing="false" fo:text-indent="0cm" style:auto-text-indent="false"/>
    </style:style>
    <style:style style:name="P10" style:family="paragraph" style:parent-style-name="Preformatted_20_Text">
      <style:paragraph-properties fo:margin-left="0cm" fo:margin-right="0cm" fo:text-indent="0cm" style:auto-text-indent="false" fo:padding="0cm" fo:border="none"/>
    </style:style>
    <style:style style:name="P11"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12" style:family="paragraph" style:parent-style-name="Preformatted_20_Text">
      <style:paragraph-properties fo:margin-left="1cm" fo:margin-right="0cm" fo:margin-top="0cm" fo:margin-bottom="0.499cm" style:contextual-spacing="false" fo:text-indent="0cm" style:auto-text-indent="false" fo:padding="0cm" fo:border="none"/>
    </style:style>
    <style:style style:name="P13" style:family="paragraph" style:parent-style-name="Preformatted_20_Text">
      <style:paragraph-properties fo:text-indent="0cm" style:auto-text-indent="false" fo:padding="0cm" fo:border="none"/>
    </style:style>
    <style:style style:name="P14" style:family="paragraph" style:parent-style-name="Preformatted_20_Text">
      <style:paragraph-properties fo:margin-top="0cm" fo:margin-bottom="0.499cm" style:contextual-spacing="false" fo:text-indent="0cm" style:auto-text-indent="false" fo:padding="0cm" fo:border="none"/>
    </style:style>
    <style:style style:name="P15" style:family="paragraph" style:parent-style-name="Preformatted_20_Text">
      <style:paragraph-properties fo:margin-top="0cm" fo:margin-bottom="0.499cm" style:contextual-spacing="false" fo:padding="0cm" fo:border="none"/>
    </style:style>
    <style:style style:name="P16" style:family="paragraph" style:parent-style-name="Preformatted_20_Text">
      <style:paragraph-properties fo:padding="0cm" fo:border="none"/>
    </style:style>
    <style:style style:name="P17" style:family="paragraph" style:parent-style-name="Quotations">
      <style:paragraph-properties fo:margin-left="0cm" fo:margin-right="0cm" fo:text-indent="0cm" style:auto-text-indent="false"/>
    </style:style>
    <style:style style:name="P18" style:family="paragraph" style:parent-style-name="Table_20_Heading">
      <style:paragraph-properties fo:margin-left="0cm" fo:margin-right="0cm" fo:orphans="50" fo:text-indent="0cm" style:auto-text-indent="false"/>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list-style-name="L1">
      <style:paragraph-properties fo:margin-left="0cm" fo:margin-right="0cm" fo:margin-top="0cm" fo:margin-bottom="0cm" style:contextual-spacing="false" fo:text-indent="0cm" style:auto-text-indent="false"/>
    </style:style>
    <style:style style:name="P21" style:family="paragraph" style:parent-style-name="Text_20_body" style:list-style-name="L1">
      <style:paragraph-properties fo:margin-left="0cm" fo:margin-right="0cm" fo:text-indent="0cm" style:auto-text-indent="false"/>
    </style:style>
    <style:style style:name="P22" style:family="paragraph" style:parent-style-name="Text_20_body" style:list-style-name="L2">
      <style:paragraph-properties fo:margin-left="0cm" fo:margin-right="0cm" fo:margin-top="0cm" fo:margin-bottom="0cm" style:contextual-spacing="false" fo:text-indent="0cm" style:auto-text-indent="false"/>
    </style:style>
    <style:style style:name="P23" style:family="paragraph" style:parent-style-name="Text_20_body" style:list-style-name="L2">
      <style:paragraph-properties fo:margin-left="0cm" fo:margin-right="0cm" fo:text-indent="0cm" style:auto-text-indent="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ffective Go</text:h>
      <text:section text:style-name="Sect1" text:name="nav">
        <table:table table:name="Таблица1" table:style-name="Таблица1">
          <table:table-column table:style-name="Таблица1.A"/>
          <table:table-column table:style-name="Таблица1.B"/>
          <table:table-row>
            <table:table-cell table:style-name="Таблица1.A1" table:number-columns-spanned="2" office:value-type="string">
              <text:p text:style-name="P18">Table of Contents</text:p>
            </table:table-cell>
            <table:covered-table-cell/>
          </table:table-row>
          <table:table-row>
            <table:table-cell table:style-name="Таблица1.A1" office:value-type="string">
              <text:p text:style-name="P9"><text:a xlink:type="simple" xlink:href="https://go.dev/doc/effective_go#introduction" text:style-name="Internet_20_link" text:visited-style-name="Visited_20_Internet_20_Link">Introduction</text:a></text:p>
              <text:p text:style-name="P6"><text:a xlink:type="simple" xlink:href="https://go.dev/doc/effective_go#examples" text:style-name="Internet_20_link" text:visited-style-name="Visited_20_Internet_20_Link">Examples</text:a></text:p>
              <text:p text:style-name="P9"><text:a xlink:type="simple" xlink:href="https://go.dev/doc/effective_go#formatting" text:style-name="Internet_20_link" text:visited-style-name="Visited_20_Internet_20_Link">Formatting</text:a></text:p>
              <text:p text:style-name="P9"><text:a xlink:type="simple" xlink:href="https://go.dev/doc/effective_go#commentary" text:style-name="Internet_20_link" text:visited-style-name="Visited_20_Internet_20_Link">Commentary</text:a></text:p>
              <text:p text:style-name="P9"><text:a xlink:type="simple" xlink:href="https://go.dev/doc/effective_go#names" text:style-name="Internet_20_link" text:visited-style-name="Visited_20_Internet_20_Link">Names</text:a></text:p>
              <text:p text:style-name="P6"><text:a xlink:type="simple" xlink:href="https://go.dev/doc/effective_go#package-names" text:style-name="Internet_20_link" text:visited-style-name="Visited_20_Internet_20_Link">Package names</text:a></text:p>
              <text:p text:style-name="P6"><text:a xlink:type="simple" xlink:href="https://go.dev/doc/effective_go#Getters" text:style-name="Internet_20_link" text:visited-style-name="Visited_20_Internet_20_Link">Getters</text:a></text:p>
              <text:p text:style-name="P6"><text:a xlink:type="simple" xlink:href="https://go.dev/doc/effective_go#interface-names" text:style-name="Internet_20_link" text:visited-style-name="Visited_20_Internet_20_Link">Interface names</text:a></text:p>
              <text:p text:style-name="P6"><text:a xlink:type="simple" xlink:href="https://go.dev/doc/effective_go#mixed-caps" text:style-name="Internet_20_link" text:visited-style-name="Visited_20_Internet_20_Link">MixedCaps</text:a></text:p>
              <text:p text:style-name="P9"><text:a xlink:type="simple" xlink:href="https://go.dev/doc/effective_go#semicolons" text:style-name="Internet_20_link" text:visited-style-name="Visited_20_Internet_20_Link">Semicolons</text:a></text:p>
              <text:p text:style-name="P9"><text:a xlink:type="simple" xlink:href="https://go.dev/doc/effective_go#control-structures" text:style-name="Internet_20_link" text:visited-style-name="Visited_20_Internet_20_Link">Control structures</text:a></text:p>
              <text:p text:style-name="P6"><text:a xlink:type="simple" xlink:href="https://go.dev/doc/effective_go#if" text:style-name="Internet_20_link" text:visited-style-name="Visited_20_Internet_20_Link">If</text:a></text:p>
              <text:p text:style-name="P6"><text:a xlink:type="simple" xlink:href="https://go.dev/doc/effective_go#redeclaration" text:style-name="Internet_20_link" text:visited-style-name="Visited_20_Internet_20_Link">Redeclaration and reassignment</text:a></text:p>
              <text:p text:style-name="P6"><text:a xlink:type="simple" xlink:href="https://go.dev/doc/effective_go#for" text:style-name="Internet_20_link" text:visited-style-name="Visited_20_Internet_20_Link">For</text:a></text:p>
              <text:p text:style-name="P6"><text:a xlink:type="simple" xlink:href="https://go.dev/doc/effective_go#switch" text:style-name="Internet_20_link" text:visited-style-name="Visited_20_Internet_20_Link">Switch</text:a></text:p>
              <text:p text:style-name="P6"><text:a xlink:type="simple" xlink:href="https://go.dev/doc/effective_go#type_switch" text:style-name="Internet_20_link" text:visited-style-name="Visited_20_Internet_20_Link">Type switch</text:a></text:p>
              <text:p text:style-name="P9"><text:a xlink:type="simple" xlink:href="https://go.dev/doc/effective_go#functions" text:style-name="Internet_20_link" text:visited-style-name="Visited_20_Internet_20_Link">Functions</text:a></text:p>
              <text:p text:style-name="P6"><text:a xlink:type="simple" xlink:href="https://go.dev/doc/effective_go#multiple-returns" text:style-name="Internet_20_link" text:visited-style-name="Visited_20_Internet_20_Link">Multiple return values</text:a></text:p>
              <text:p text:style-name="P6"><text:a xlink:type="simple" xlink:href="https://go.dev/doc/effective_go#named-results" text:style-name="Internet_20_link" text:visited-style-name="Visited_20_Internet_20_Link">Named result parameters</text:a></text:p>
              <text:p text:style-name="P6"><text:a xlink:type="simple" xlink:href="https://go.dev/doc/effective_go#defer" text:style-name="Internet_20_link" text:visited-style-name="Visited_20_Internet_20_Link">Defer</text:a></text:p>
              <text:p text:style-name="P9"><text:a xlink:type="simple" xlink:href="https://go.dev/doc/effective_go#data" text:style-name="Internet_20_link" text:visited-style-name="Visited_20_Internet_20_Link">Data</text:a></text:p>
              <text:p text:style-name="P6"><text:a xlink:type="simple" xlink:href="https://go.dev/doc/effective_go#allocation_new" text:style-name="Internet_20_link" text:visited-style-name="Visited_20_Internet_20_Link">Allocation with new</text:a></text:p>
              <text:p text:style-name="P6"><text:a xlink:type="simple" xlink:href="https://go.dev/doc/effective_go#composite_literals" text:style-name="Internet_20_link" text:visited-style-name="Visited_20_Internet_20_Link">Constructors and composite literals</text:a></text:p>
              <text:p text:style-name="P6"><text:a xlink:type="simple" xlink:href="https://go.dev/doc/effective_go#allocation_make" text:style-name="Internet_20_link" text:visited-style-name="Visited_20_Internet_20_Link">Allocation with make</text:a></text:p>
              <text:p text:style-name="P6"><text:a xlink:type="simple" xlink:href="https://go.dev/doc/effective_go#arrays" text:style-name="Internet_20_link" text:visited-style-name="Visited_20_Internet_20_Link">Arrays</text:a></text:p>
              <text:p text:style-name="P6"><text:a xlink:type="simple" xlink:href="https://go.dev/doc/effective_go#slices" text:style-name="Internet_20_link" text:visited-style-name="Visited_20_Internet_20_Link">Slices</text:a></text:p>
              <text:p text:style-name="P6"><text:a xlink:type="simple" xlink:href="https://go.dev/doc/effective_go#two_dimensional_slices" text:style-name="Internet_20_link" text:visited-style-name="Visited_20_Internet_20_Link">Two-dimensional slices</text:a></text:p>
              <text:p text:style-name="P6"><text:a xlink:type="simple" xlink:href="https://go.dev/doc/effective_go#maps" text:style-name="Internet_20_link" text:visited-style-name="Visited_20_Internet_20_Link">Maps</text:a></text:p>
              <text:p text:style-name="P6"><text:a xlink:type="simple" xlink:href="https://go.dev/doc/effective_go#printing" text:style-name="Internet_20_link" text:visited-style-name="Visited_20_Internet_20_Link">Printing</text:a></text:p>
              <text:p text:style-name="P6"><text:a xlink:type="simple" xlink:href="https://go.dev/doc/effective_go#append" text:style-name="Internet_20_link" text:visited-style-name="Visited_20_Internet_20_Link">Append</text:a></text:p>
              <text:p text:style-name="P9"><text:a xlink:type="simple" xlink:href="https://go.dev/doc/effective_go#initialization" text:style-name="Internet_20_link" text:visited-style-name="Visited_20_Internet_20_Link">Initialization</text:a></text:p>
            </table:table-cell>
            <table:table-cell table:style-name="Таблица1.A1" office:value-type="string">
              <text:p text:style-name="P6"><text:a xlink:type="simple" xlink:href="https://go.dev/doc/effective_go#constants" text:style-name="Internet_20_link" text:visited-style-name="Visited_20_Internet_20_Link">Constants</text:a></text:p>
              <text:p text:style-name="P6"><text:a xlink:type="simple" xlink:href="https://go.dev/doc/effective_go#variables" text:style-name="Internet_20_link" text:visited-style-name="Visited_20_Internet_20_Link">Variables</text:a></text:p>
              <text:p text:style-name="P6"><text:a xlink:type="simple" xlink:href="https://go.dev/doc/effective_go#init" text:style-name="Internet_20_link" text:visited-style-name="Visited_20_Internet_20_Link">The init function</text:a></text:p>
              <text:p text:style-name="P9"><text:a xlink:type="simple" xlink:href="https://go.dev/doc/effective_go#methods" text:style-name="Internet_20_link" text:visited-style-name="Visited_20_Internet_20_Link">Methods</text:a></text:p>
              <text:p text:style-name="P6"><text:a xlink:type="simple" xlink:href="https://go.dev/doc/effective_go#pointers_vs_values" text:style-name="Internet_20_link" text:visited-style-name="Visited_20_Internet_20_Link">Pointers vs. Values</text:a></text:p>
              <text:p text:style-name="P9"><text:a xlink:type="simple" xlink:href="https://go.dev/doc/effective_go#interfaces_and_types" text:style-name="Internet_20_link" text:visited-style-name="Visited_20_Internet_20_Link">Interfaces and other types</text:a></text:p>
              <text:p text:style-name="P6"><text:a xlink:type="simple" xlink:href="https://go.dev/doc/effective_go#interfaces" text:style-name="Internet_20_link" text:visited-style-name="Visited_20_Internet_20_Link">Interfaces</text:a></text:p>
              <text:p text:style-name="P6"><text:a xlink:type="simple" xlink:href="https://go.dev/doc/effective_go#conversions" text:style-name="Internet_20_link" text:visited-style-name="Visited_20_Internet_20_Link">Conversions</text:a></text:p>
              <text:p text:style-name="P6"><text:a xlink:type="simple" xlink:href="https://go.dev/doc/effective_go#interface_conversions" text:style-name="Internet_20_link" text:visited-style-name="Visited_20_Internet_20_Link">Interface conversions and type assertions</text:a></text:p>
              <text:p text:style-name="P6"><text:a xlink:type="simple" xlink:href="https://go.dev/doc/effective_go#generality" text:style-name="Internet_20_link" text:visited-style-name="Visited_20_Internet_20_Link">Generality</text:a></text:p>
              <text:p text:style-name="P6"><text:a xlink:type="simple" xlink:href="https://go.dev/doc/effective_go#interface_methods" text:style-name="Internet_20_link" text:visited-style-name="Visited_20_Internet_20_Link">Interfaces and methods</text:a></text:p>
              <text:p text:style-name="P9"><text:a xlink:type="simple" xlink:href="https://go.dev/doc/effective_go#blank" text:style-name="Internet_20_link" text:visited-style-name="Visited_20_Internet_20_Link">The blank identifier</text:a></text:p>
              <text:p text:style-name="P6"><text:a xlink:type="simple" xlink:href="https://go.dev/doc/effective_go#blank_assign" text:style-name="Internet_20_link" text:visited-style-name="Visited_20_Internet_20_Link">The blank identifier in multiple assignment</text:a></text:p>
              <text:p text:style-name="P6"><text:a xlink:type="simple" xlink:href="https://go.dev/doc/effective_go#blank_unused" text:style-name="Internet_20_link" text:visited-style-name="Visited_20_Internet_20_Link">Unused imports and variables</text:a></text:p>
              <text:p text:style-name="P6"><text:a xlink:type="simple" xlink:href="https://go.dev/doc/effective_go#blank_import" text:style-name="Internet_20_link" text:visited-style-name="Visited_20_Internet_20_Link">Import for side effect</text:a></text:p>
              <text:p text:style-name="P6"><text:a xlink:type="simple" xlink:href="https://go.dev/doc/effective_go#blank_implements" text:style-name="Internet_20_link" text:visited-style-name="Visited_20_Internet_20_Link">Interface checks</text:a></text:p>
              <text:p text:style-name="P9"><text:a xlink:type="simple" xlink:href="https://go.dev/doc/effective_go#embedding" text:style-name="Internet_20_link" text:visited-style-name="Visited_20_Internet_20_Link">Embedding</text:a></text:p>
              <text:p text:style-name="P9"><text:a xlink:type="simple" xlink:href="https://go.dev/doc/effective_go#concurrency" text:style-name="Internet_20_link" text:visited-style-name="Visited_20_Internet_20_Link">Concurrency</text:a></text:p>
              <text:p text:style-name="P6"><text:a xlink:type="simple" xlink:href="https://go.dev/doc/effective_go#sharing" text:style-name="Internet_20_link" text:visited-style-name="Visited_20_Internet_20_Link">Share by communicating</text:a></text:p>
              <text:p text:style-name="P6"><text:a xlink:type="simple" xlink:href="https://go.dev/doc/effective_go#goroutines" text:style-name="Internet_20_link" text:visited-style-name="Visited_20_Internet_20_Link">Goroutines</text:a></text:p>
              <text:p text:style-name="P6"><text:a xlink:type="simple" xlink:href="https://go.dev/doc/effective_go#channels" text:style-name="Internet_20_link" text:visited-style-name="Visited_20_Internet_20_Link">Channels</text:a></text:p>
              <text:p text:style-name="P6"><text:a xlink:type="simple" xlink:href="https://go.dev/doc/effective_go#chan_of_chan" text:style-name="Internet_20_link" text:visited-style-name="Visited_20_Internet_20_Link">Channels of channels</text:a></text:p>
              <text:p text:style-name="P6"><text:a xlink:type="simple" xlink:href="https://go.dev/doc/effective_go#parallel" text:style-name="Internet_20_link" text:visited-style-name="Visited_20_Internet_20_Link">Parallelization</text:a></text:p>
              <text:p text:style-name="P6"><text:a xlink:type="simple" xlink:href="https://go.dev/doc/effective_go#leaky_buffer" text:style-name="Internet_20_link" text:visited-style-name="Visited_20_Internet_20_Link">A leaky buffer</text:a></text:p>
              <text:p text:style-name="P9"><text:a xlink:type="simple" xlink:href="https://go.dev/doc/effective_go#errors" text:style-name="Internet_20_link" text:visited-style-name="Visited_20_Internet_20_Link">Errors</text:a></text:p>
              <text:p text:style-name="P6"><text:a xlink:type="simple" xlink:href="https://go.dev/doc/effective_go#panic" text:style-name="Internet_20_link" text:visited-style-name="Visited_20_Internet_20_Link">Panic</text:a></text:p>
              <text:p text:style-name="P6"><text:a xlink:type="simple" xlink:href="https://go.dev/doc/effective_go#recover" text:style-name="Internet_20_link" text:visited-style-name="Visited_20_Internet_20_Link">Recover</text:a></text:p>
              <text:p text:style-name="P9"><text:a xlink:type="simple" xlink:href="https://go.dev/doc/effective_go#web_server" text:style-name="Internet_20_link" text:visited-style-name="Visited_20_Internet_20_Link">A web server</text:a></text:p>
            </table:table-cell>
          </table:table-row>
        </table:table>
        <text:p text:style-name="Text_20_body"/>
      </text:section>
      <text:h text:style-name="P2" text:outline-level="2"><text:bookmark text:name="introduction"/>Introduction</text:h>
      <text:p text:style-name="P19">Go is a new language. Although it borrows ideas from existing languages, it has unusual properties that make effective Go programs different in character from programs written in its relatives. A straightforward translation of a C++ or Java program into Go is unlikely to produce a satisfactory result—Java programs are written in Java, not Go. On the other hand, thinking about the problem from a Go perspective could produce a successful but quite different program. In other words, to write Go well, it's important to understand its properties and idioms. It's also important to know the established conventions for programming in Go, such as naming, formatting, program construction, and so on, so that programs you write will be easy for other Go programmers to understand.</text:p>
      <text:p text:style-name="P19"><text:soft-page-break/>This document gives tips for writing clear, idiomatic Go code. It augments the <text:a xlink:type="simple" xlink:href="https://go.dev/ref/spec" text:style-name="Internet_20_link" text:visited-style-name="Visited_20_Internet_20_Link">language specification</text:a>, the <text:a xlink:type="simple" xlink:href="https://go.dev/tour/" text:style-name="Internet_20_link" text:visited-style-name="Visited_20_Internet_20_Link">Tour of Go</text:a>, and <text:a xlink:type="simple" xlink:href="https://go.dev/doc/code.html" text:style-name="Internet_20_link" text:visited-style-name="Visited_20_Internet_20_Link">How to Write Go Code</text:a>, all of which you should read first.</text:p>
      <text:p text:style-name="P19">Note added January, 2022: This document was written for Go's release in 2009, and has not been updated significantly since. Although it is a good guide to understand how to use the language itself, thanks to the stability of the language, it says little about the libraries and nothing about significant changes to the Go ecosystem since it was written, such as the build system, testing, modules, and polymorphism. There are no plans to update it, as so much has happened and a large and growing set of documents, blogs, and books do a fine job of describing modern Go usage. Effective Go continues to be useful, but the reader should understand it is far from a complete guide. See <text:a xlink:type="simple" xlink:href="https://go.dev/issue/28782" text:style-name="Internet_20_link" text:visited-style-name="Visited_20_Internet_20_Link">issue 28782</text:a> for context.</text:p>
      <text:h text:style-name="P3" text:outline-level="3"><text:bookmark text:name="examples"/>Examples</text:h>
      <text:p text:style-name="P19">The <text:a xlink:type="simple" xlink:href="https://go.dev/src/" text:style-name="Internet_20_link" text:visited-style-name="Visited_20_Internet_20_Link">Go package sources</text:a> are intended to serve not only as the core library but also as examples of how to use the language. Moreover, many of the packages contain working, self-contained executable examples you can run directly from the <text:a xlink:type="simple" xlink:href="https://go.dev/" text:style-name="Internet_20_link" text:visited-style-name="Visited_20_Internet_20_Link">go.dev</text:a> web site, such as <text:a xlink:type="simple" xlink:href="https://go.dev/pkg/strings/#example-Map" text:style-name="Internet_20_link" text:visited-style-name="Visited_20_Internet_20_Link">this one</text:a> (if necessary, click on the word "Example" to open it up). If you have a question about how to approach a problem or how something might be implemented, the documentation, code and examples in the library can provide answers, ideas and background.</text:p>
      <text:h text:style-name="P2" text:outline-level="2"><text:bookmark text:name="formatting"/>Formatting</text:h>
      <text:p text:style-name="P19">Formatting issues are the most contentious but the least consequential. People can adapt to different formatting styles but it's better if they don't have to, and less time is devoted to the topic if everyone adheres to the same style. The problem is how to approach this Utopia without a long prescriptive style guide.</text:p>
      <text:p text:style-name="P19">With Go we take an unusual approach and let the machine take care of most formatting issues. The <text:span text:style-name="Source_20_Text">gofmt</text:span> program (also available as <text:span text:style-name="Source_20_Text">go fmt</text:span>, which operates at the package level rather than source file level) reads a Go program and emits the source in a standard style of indentation and vertical alignment, retaining and if necessary reformatting comments. If you want to know how to handle some new layout situation, run <text:span text:style-name="Source_20_Text">gofmt</text:span>; if the answer doesn't seem right, rearrange your program (or file a bug about <text:span text:style-name="Source_20_Text">gofmt</text:span>), don't work around it.</text:p>
      <text:p text:style-name="P19">As an example, there's no need to spend time lining up the comments on the fields of a structure. <text:span text:style-name="Source_20_Text">Gofmt</text:span> will do that for you. Given the declaration</text:p>
      <text:p text:style-name="P10">type T struct {</text:p>
      <text:p text:style-name="P16"><text:s text:c="4"/>name string // name of the object</text:p>
      <text:p text:style-name="P16"><text:s text:c="4"/>value int // its value</text:p>
      <text:p text:style-name="P15">}</text:p>
      <text:p text:style-name="P19"><text:span text:style-name="Source_20_Text">gofmt</text:span> will line up the columns:</text:p>
      <text:p text:style-name="P10">type T struct {</text:p>
      <text:p text:style-name="P16"><text:s text:c="4"/>name <text:s text:c="3"/>string // name of the object</text:p>
      <text:p text:style-name="P16"><text:s text:c="4"/>value <text:s text:c="2"/>int <text:s text:c="3"/>// its value</text:p>
      <text:p text:style-name="P15">}</text:p>
      <text:p text:style-name="P19">All Go code in the standard packages has been formatted with <text:span text:style-name="Source_20_Text">gofmt</text:span>.</text:p>
      <text:p text:style-name="P19"><text:soft-page-break/>Some formatting details remain. Very briefly:</text:p>
      <text:p text:style-name="P8">Indentation</text:p>
      <text:p text:style-name="P5">We use tabs for indentation and <text:span text:style-name="Source_20_Text">gofmt</text:span> emits them by default. Use spaces only if you must.</text:p>
      <text:p text:style-name="P8">Line length</text:p>
      <text:p text:style-name="P4">Go has no line length limit. Don't worry about overflowing a punched card. If a line feels too long, wrap it and indent with an extra tab.</text:p>
      <text:p text:style-name="P8">Parentheses</text:p>
      <text:p text:style-name="P7">Go needs fewer parentheses than C and Java: control structures (<text:span text:style-name="Source_20_Text">if</text:span>, <text:span text:style-name="Source_20_Text">for</text:span>, <text:span text:style-name="Source_20_Text">switch</text:span>) do not have parentheses in their syntax. Also, the operator precedence hierarchy is shorter and clearer, so</text:p>
      <text:p text:style-name="P12">x&lt;&lt;8 + y&lt;&lt;16</text:p>
      <text:p text:style-name="P7">means what the spacing implies, unlike in the other languages.</text:p>
      <text:h text:style-name="P2" text:outline-level="2"><text:bookmark text:name="commentary"/>Commentary</text:h>
      <text:p text:style-name="P19">Go provides C-style <text:span text:style-name="Source_20_Text">/* */</text:span> block comments and C++-style <text:span text:style-name="Source_20_Text">//</text:span> line comments. Line comments are the norm; block comments appear mostly as package comments, but are useful within an expression or to disable large swaths of code.</text:p>
      <text:p text:style-name="P19">Comments that appear before top-level declarations, with no intervening newlines, are considered to document the declaration itself. These “doc comments” are the primary documentation for a given Go package or command. For more about doc comments, see “<text:a xlink:type="simple" xlink:href="https://go.dev/doc/comment" text:style-name="Internet_20_link" text:visited-style-name="Visited_20_Internet_20_Link">Go Doc Comments</text:a>”.</text:p>
      <text:h text:style-name="P2" text:outline-level="2"><text:bookmark text:name="names"/>Names</text:h>
      <text:p text:style-name="P19">Names are as important in Go as in any other language. They even have semantic effect: the visibility of a name outside a package is determined by whether its first character is upper case. It's therefore worth spending a little time talking about naming conventions in Go programs.</text:p>
      <text:h text:style-name="P3" text:outline-level="3"><text:bookmark text:name="package-names"/>Package names</text:h>
      <text:p text:style-name="P19">When a package is imported, the package name becomes an accessor for the contents. After</text:p>
      <text:p text:style-name="P11">import "bytes"</text:p>
      <text:p text:style-name="P19">the importing package can talk about <text:span text:style-name="Source_20_Text">bytes.Buffer</text:span>. It's helpful if everyone using the package can use the same name to refer to its contents, which implies that the package name should be good: short, concise, evocative. By convention, packages are given lower case, single-word names; there should be no need for underscores or mixedCaps. Err on the side of brevity, since everyone using your package will be typing that name. And don't worry about collisions a priori. The package name is only the default name for imports; it need not be unique across all source code, and in the rare case of a collision the importing package can choose a different name to use locally. In any case, confusion is rare because the file name in the import determines just which package is being used.</text:p>
      <text:p text:style-name="P19">Another convention is that the package name is the base name of its source directory; the package in <text:span text:style-name="Source_20_Text">src/encoding/base64</text:span> is imported as <text:span text:style-name="Source_20_Text">"encoding/base64"</text:span> but has name <text:span text:style-name="Source_20_Text">base64</text:span>, not <text:span text:style-name="Source_20_Text">encoding_base64</text:span> and not <text:span text:style-name="Source_20_Text">encodingBase64</text:span>.</text:p>
      <text:p text:style-name="P19"><text:soft-page-break/>The importer of a package will use the name to refer to its contents, so exported names in the package can use that fact to avoid repetition. (Don't use the <text:span text:style-name="Source_20_Text">import .</text:span> notation, which can simplify tests that must run outside the package they are testing, but should otherwise be avoided.) For instance, the buffered reader type in the <text:span text:style-name="Source_20_Text">bufio</text:span> package is called <text:span text:style-name="Source_20_Text">Reader</text:span>, not <text:span text:style-name="Source_20_Text">BufReader</text:span>, because users see it as <text:span text:style-name="Source_20_Text">bufio.Reader</text:span>, which is a clear, concise name. Moreover, because imported entities are always addressed with their package name, <text:span text:style-name="Source_20_Text">bufio.Reader</text:span> does not conflict with <text:span text:style-name="Source_20_Text">io.Reader</text:span>. Similarly, the function to make new instances of <text:span text:style-name="Source_20_Text">ring.Ring</text:span>—which is the definition of a <text:span text:style-name="Emphasis">constructor</text:span> in Go—would normally be called <text:span text:style-name="Source_20_Text">NewRing</text:span>, but since <text:span text:style-name="Source_20_Text">Ring</text:span> is the only type exported by the package, and since the package is called <text:span text:style-name="Source_20_Text">ring</text:span>, it's called just <text:span text:style-name="Source_20_Text">New</text:span>, which clients of the package see as <text:span text:style-name="Source_20_Text">ring.New</text:span>. Use the package structure to help you choose good names.</text:p>
      <text:p text:style-name="P19">Another short example is <text:span text:style-name="Source_20_Text">once.Do</text:span>; <text:span text:style-name="Source_20_Text">once.Do(setup)</text:span> reads well and would not be improved by writing <text:span text:style-name="Source_20_Text">once.DoOrWaitUntilDone(setup)</text:span>. Long names don't automatically make things more readable. A helpful doc comment can often be more valuable than an extra long name.</text:p>
      <text:h text:style-name="P3" text:outline-level="3"><text:bookmark text:name="Getters"/>Getters</text:h>
      <text:p text:style-name="P19">Go doesn't provide automatic support for getters and setters. There's nothing wrong with providing getters and setters yourself, and it's often appropriate to do so, but it's neither idiomatic nor necessary to put <text:span text:style-name="Source_20_Text">Get</text:span> into the getter's name. If you have a field called <text:span text:style-name="Source_20_Text">owner</text:span> (lower case, unexported), the getter method should be called <text:span text:style-name="Source_20_Text">Owner</text:span> (upper case, exported), not <text:span text:style-name="Source_20_Text">GetOwner</text:span>. The use of upper-case names for export provides the hook to discriminate the field from the method. A setter function, if needed, will likely be called <text:span text:style-name="Source_20_Text">SetOwner</text:span>. Both names read well in practice:</text:p>
      <text:p text:style-name="P10">owner := obj.Owner()</text:p>
      <text:p text:style-name="P16">if owner != user {</text:p>
      <text:p text:style-name="P16"><text:s text:c="4"/>obj.SetOwner(user)</text:p>
      <text:p text:style-name="P15">}</text:p>
      <text:h text:style-name="P3" text:outline-level="3"><text:bookmark text:name="interface-names"/>Interface names</text:h>
      <text:p text:style-name="P19">By convention, one-method interfaces are named by the method name plus an -er suffix or similar modification to construct an agent noun: <text:span text:style-name="Source_20_Text">Reader</text:span>, <text:span text:style-name="Source_20_Text">Writer</text:span>, <text:span text:style-name="Source_20_Text">Formatter</text:span>, <text:span text:style-name="Source_20_Text">CloseNotifier</text:span> etc.</text:p>
      <text:p text:style-name="P19">There are a number of such names and it's productive to honor them and the function names they capture. <text:span text:style-name="Source_20_Text">Read</text:span>, <text:span text:style-name="Source_20_Text">Write</text:span>, <text:span text:style-name="Source_20_Text">Close</text:span>, <text:span text:style-name="Source_20_Text">Flush</text:span>, <text:span text:style-name="Source_20_Text">String</text:span> and so on have canonical signatures and meanings. To avoid confusion, don't give your method one of those names unless it has the same signature and meaning. Conversely, if your type implements a method with the same meaning as a method on a well-known type, give it the same name and signature; call your string-converter method <text:span text:style-name="Source_20_Text">String</text:span> not <text:span text:style-name="Source_20_Text">ToString</text:span>.</text:p>
      <text:h text:style-name="P3" text:outline-level="3"><text:bookmark text:name="mixed-caps"/>MixedCaps</text:h>
      <text:p text:style-name="P19">Finally, the convention in Go is to use <text:span text:style-name="Source_20_Text">MixedCaps</text:span> or <text:span text:style-name="Source_20_Text">mixedCaps</text:span> rather than underscores to write multiword names.</text:p>
      <text:h text:style-name="P2" text:outline-level="2"><text:bookmark text:name="semicolons"/><text:soft-page-break/>Semicolons</text:h>
      <text:p text:style-name="P19">Like C, Go's formal grammar uses semicolons to terminate statements, but unlike in C, those semicolons do not appear in the source. Instead the lexer uses a simple rule to insert semicolons automatically as it scans, so the input text is mostly free of them.</text:p>
      <text:p text:style-name="P19">The rule is this. If the last token before a newline is an identifier (which includes words like <text:span text:style-name="Source_20_Text">int</text:span> and <text:span text:style-name="Source_20_Text">float64</text:span>), a basic literal such as a number or string constant, or one of the tokens</text:p>
      <text:p text:style-name="P11">break continue fallthrough return ++ -- ) }</text:p>
      <text:p text:style-name="P19">the lexer always inserts a semicolon after the token. This could be summarized as, “if the newline comes after a token that could end a statement, insert a semicolon”.</text:p>
      <text:p text:style-name="P19">A semicolon can also be omitted immediately before a closing brace, so a statement such as</text:p>
      <text:p text:style-name="P11"><text:s text:c="4"/>go func() { for { dst &lt;- &lt;-src } }()</text:p>
      <text:p text:style-name="P19">needs no semicolons. Idiomatic Go programs have semicolons only in places such as <text:span text:style-name="Source_20_Text">for</text:span> loop clauses, to separate the initializer, condition, and continuation elements. They are also necessary to separate multiple statements on a line, should you write code that way.</text:p>
      <text:p text:style-name="P19">One consequence of the semicolon insertion rules is that you cannot put the opening brace of a control structure (<text:span text:style-name="Source_20_Text">if</text:span>, <text:span text:style-name="Source_20_Text">for</text:span>, <text:span text:style-name="Source_20_Text">switch</text:span>, or <text:span text:style-name="Source_20_Text">select</text:span>) on the next line. If you do, a semicolon will be inserted before the brace, which could cause unwanted effects. Write them like this</text:p>
      <text:p text:style-name="P10">if i &lt; f() {</text:p>
      <text:p text:style-name="P16"><text:s text:c="4"/>g()</text:p>
      <text:p text:style-name="P15">}</text:p>
      <text:p text:style-name="P19">not like this</text:p>
      <text:p text:style-name="P10">if i &lt; f() <text:s/>// wrong!</text:p>
      <text:p text:style-name="P16">{ <text:s text:c="10"/>// wrong!</text:p>
      <text:p text:style-name="P16"><text:s text:c="4"/>g()</text:p>
      <text:p text:style-name="P15">}</text:p>
      <text:h text:style-name="P2" text:outline-level="2"><text:bookmark text:name="control-structures"/>Control structures</text:h>
      <text:p text:style-name="P19">The control structures of Go are related to those of C but differ in important ways. There is no <text:span text:style-name="Source_20_Text">do</text:span> or <text:span text:style-name="Source_20_Text">while</text:span> loop, only a slightly generalized <text:span text:style-name="Source_20_Text">for</text:span>; <text:span text:style-name="Source_20_Text">switch</text:span> is more flexible; <text:span text:style-name="Source_20_Text">if</text:span> and <text:span text:style-name="Source_20_Text">switch</text:span> accept an optional initialization statement like that of <text:span text:style-name="Source_20_Text">for</text:span>; <text:span text:style-name="Source_20_Text">break</text:span> and <text:span text:style-name="Source_20_Text">continue</text:span> statements take an optional label to identify what to break or continue; and there are new control structures including a type switch and a multiway communications multiplexer, <text:span text:style-name="Source_20_Text">select</text:span>. The syntax is also slightly different: there are no parentheses and the bodies must always be brace-delimited.</text:p>
      <text:h text:style-name="P3" text:outline-level="3"><text:bookmark text:name="if"/>If</text:h>
      <text:p text:style-name="P19">In Go a simple <text:span text:style-name="Source_20_Text">if</text:span> looks like this:</text:p>
      <text:p text:style-name="P10">if x &gt; 0 {</text:p>
      <text:p text:style-name="P16"><text:s text:c="4"/>return y</text:p>
      <text:p text:style-name="P15">}</text:p>
      <text:p text:style-name="P19"><text:soft-page-break/>Mandatory braces encourage writing simple <text:span text:style-name="Source_20_Text">if</text:span> statements on multiple lines. It's good style to do so anyway, especially when the body contains a control statement such as a <text:span text:style-name="Source_20_Text">return</text:span> or <text:span text:style-name="Source_20_Text">break</text:span>.</text:p>
      <text:p text:style-name="P19">Since <text:span text:style-name="Source_20_Text">if</text:span> and <text:span text:style-name="Source_20_Text">switch</text:span> accept an initialization statement, it's common to see one used to set up a local variable.</text:p>
      <text:p text:style-name="P10">if err := file.Chmod(0664); err != nil {</text:p>
      <text:p text:style-name="P16"><text:s text:c="4"/>log.Print(err)</text:p>
      <text:p text:style-name="P16"><text:s text:c="4"/>return err</text:p>
      <text:p text:style-name="P15">}</text:p>
      <text:p text:style-name="P19"><text:bookmark text:name="else"/>In the Go libraries, you'll find that when an <text:span text:style-name="Source_20_Text">if</text:span> statement doesn't flow into the next statement—that is, the body ends in <text:span text:style-name="Source_20_Text">break</text:span>, <text:span text:style-name="Source_20_Text">continue</text:span>, <text:span text:style-name="Source_20_Text">goto</text:span>, or <text:span text:style-name="Source_20_Text">return</text:span>—the unnecessary <text:span text:style-name="Source_20_Text">else</text:span> is omitted.</text:p>
      <text:p text:style-name="P10">f, err := os.Open(name)</text:p>
      <text:p text:style-name="P16">if err != nil {</text:p>
      <text:p text:style-name="P16"><text:s text:c="4"/>return err</text:p>
      <text:p text:style-name="P16">}</text:p>
      <text:p text:style-name="P15">codeUsing(f)</text:p>
      <text:p text:style-name="P19">This is an example of a common situation where code must guard against a sequence of error conditions. The code reads well if the successful flow of control runs down the page, eliminating error cases as they arise. Since error cases tend to end in <text:span text:style-name="Source_20_Text">return</text:span> statements, the resulting code needs no <text:span text:style-name="Source_20_Text">else</text:span> statements.</text:p>
      <text:p text:style-name="P10">f, err := os.Open(name)</text:p>
      <text:p text:style-name="P16">if err != nil {</text:p>
      <text:p text:style-name="P16"><text:s text:c="4"/>return err</text:p>
      <text:p text:style-name="P16">}</text:p>
      <text:p text:style-name="P16">d, err := f.Stat()</text:p>
      <text:p text:style-name="P16">if err != nil {</text:p>
      <text:p text:style-name="P16"><text:s text:c="4"/>f.Close()</text:p>
      <text:p text:style-name="P16"><text:s text:c="4"/>return err</text:p>
      <text:p text:style-name="P16">}</text:p>
      <text:p text:style-name="P15">codeUsing(f, d)</text:p>
      <text:h text:style-name="P3" text:outline-level="3"><text:bookmark text:name="redeclaration"/>Redeclaration and reassignment</text:h>
      <text:p text:style-name="P19">An aside: The last example in the previous section demonstrates a detail of how the <text:span text:style-name="Source_20_Text">:=</text:span> short declaration form works. The declaration that calls <text:span text:style-name="Source_20_Text">os.Open</text:span> reads,</text:p>
      <text:p text:style-name="P11">f, err := os.Open(name)</text:p>
      <text:p text:style-name="P19">This statement declares two variables, <text:span text:style-name="Source_20_Text">f</text:span> and <text:span text:style-name="Source_20_Text">err</text:span>. A few lines later, the call to <text:span text:style-name="Source_20_Text">f.Stat</text:span> reads,</text:p>
      <text:p text:style-name="P11">d, err := f.Stat()</text:p>
      <text:p text:style-name="P19">which looks as if it declares <text:span text:style-name="Source_20_Text">d</text:span> and <text:span text:style-name="Source_20_Text">err</text:span>. Notice, though, that <text:span text:style-name="Source_20_Text">err</text:span> appears in both statements. This duplication is legal: <text:span text:style-name="Source_20_Text">err</text:span> is declared by the first statement, but only <text:span text:style-name="Emphasis">re-assigned</text:span> in the second. This means that the call to <text:span text:style-name="Source_20_Text">f.Stat</text:span> uses the existing <text:span text:style-name="Source_20_Text">err</text:span> variable declared above, and just gives it a new value.</text:p>
      <text:p text:style-name="P19">In a <text:span text:style-name="Source_20_Text">:=</text:span> declaration a variable <text:span text:style-name="Source_20_Text">v</text:span> may appear even if it has already been declared, provided:</text:p>
      <text:list text:style-name="L1">
        <text:list-item>
          <text:p text:style-name="P20">this declaration is in the same scope as the existing declaration of <text:span text:style-name="Source_20_Text">v</text:span> (if <text:span text:style-name="Source_20_Text">v</text:span> is already declared in an outer scope, the declaration will create a new variable §),</text:p>
        </text:list-item>
        <text:list-item>
          <text:p text:style-name="P20"><text:soft-page-break/>the corresponding value in the initialization is assignable to <text:span text:style-name="Source_20_Text">v</text:span>, and</text:p>
        </text:list-item>
        <text:list-item>
          <text:p text:style-name="P21">there is at least one other variable that is created by the declaration.</text:p>
        </text:list-item>
      </text:list>
      <text:p text:style-name="P19">This unusual property is pure pragmatism, making it easy to use a single <text:span text:style-name="Source_20_Text">err</text:span> value, for example, in a long <text:span text:style-name="Source_20_Text">if-else</text:span> chain. You'll see it used often.</text:p>
      <text:p text:style-name="P19">§ It's worth noting here that in Go the scope of function parameters and return values is the same as the function body, even though they appear lexically outside the braces that enclose the body.</text:p>
      <text:h text:style-name="P3" text:outline-level="3"><text:bookmark text:name="for"/>For</text:h>
      <text:p text:style-name="P19">The Go <text:span text:style-name="Source_20_Text">for</text:span> loop is similar to—but not the same as—C's. It unifies <text:span text:style-name="Source_20_Text">for</text:span> and <text:span text:style-name="Source_20_Text">while</text:span> and there is no <text:span text:style-name="Source_20_Text">do-while</text:span>. There are three forms, only one of which has semicolons.</text:p>
      <text:p text:style-name="P10">// Like a C for</text:p>
      <text:p text:style-name="P16">for init; condition; post { }</text:p>
      <text:p text:style-name="P16"/>
      <text:p text:style-name="P16">// Like a C while</text:p>
      <text:p text:style-name="P16">for condition { }</text:p>
      <text:p text:style-name="P16"/>
      <text:p text:style-name="P16">// Like a C for(;;)</text:p>
      <text:p text:style-name="P15">for { }</text:p>
      <text:p text:style-name="P19">Short declarations make it easy to declare the index variable right in the loop.</text:p>
      <text:p text:style-name="P10">sum := 0</text:p>
      <text:p text:style-name="P16">for i := 0; i &lt; 10; i++ {</text:p>
      <text:p text:style-name="P16"><text:s text:c="4"/>sum += i</text:p>
      <text:p text:style-name="P15">}</text:p>
      <text:p text:style-name="P19">If you're looping over an array, slice, string, or map, or reading from a channel, a <text:span text:style-name="Source_20_Text">range</text:span> clause can manage the loop.</text:p>
      <text:p text:style-name="P10">for key, value := range oldMap {</text:p>
      <text:p text:style-name="P16"><text:s text:c="4"/>newMap[key] = value</text:p>
      <text:p text:style-name="P15">}</text:p>
      <text:p text:style-name="P19">If you only need the first item in the range (the key or index), drop the second:</text:p>
      <text:p text:style-name="P10">for key := range m {</text:p>
      <text:p text:style-name="P16"><text:s text:c="4"/>if key.expired() {</text:p>
      <text:p text:style-name="P16"><text:s text:c="8"/>delete(m, key)</text:p>
      <text:p text:style-name="P16"><text:s text:c="4"/>}</text:p>
      <text:p text:style-name="P15">}</text:p>
      <text:p text:style-name="P19">If you only need the second item in the range (the value), use the <text:span text:style-name="Emphasis">blank identifier</text:span>, an underscore, to discard the first:</text:p>
      <text:p text:style-name="P10">sum := 0</text:p>
      <text:p text:style-name="P16">for _, value := range array {</text:p>
      <text:p text:style-name="P16"><text:s text:c="4"/>sum += value</text:p>
      <text:p text:style-name="P15">}</text:p>
      <text:p text:style-name="P19">The blank identifier has many uses, as described in <text:a xlink:type="simple" xlink:href="https://go.dev/doc/effective_go#blank" text:style-name="Internet_20_link" text:visited-style-name="Visited_20_Internet_20_Link">a later section</text:a>.</text:p>
      <text:p text:style-name="P19">For strings, the <text:span text:style-name="Source_20_Text">range</text:span> does more work for you, breaking out individual Unicode code points by parsing the UTF-8. Erroneous encodings consume one byte and produce the replacement rune <text:soft-page-break/>U+FFFD. (The name (with associated builtin type) <text:span text:style-name="Source_20_Text">rune</text:span> is Go terminology for a single Unicode code point. See <text:a xlink:type="simple" xlink:href="https://go.dev/ref/spec#Rune_literals" text:style-name="Internet_20_link" text:visited-style-name="Visited_20_Internet_20_Link">the language specification</text:a> for details.) The loop</text:p>
      <text:p text:style-name="P10">for pos, char := range "日本\x80語" { // \x80 is an illegal UTF-8 encoding</text:p>
      <text:p text:style-name="P16"><text:s text:c="4"/>fmt.Printf("character %#U starts at byte position %d\n", char, pos)</text:p>
      <text:p text:style-name="P15">}</text:p>
      <text:p text:style-name="P19">prints</text:p>
      <text:p text:style-name="P10">character U+65E5 '日' starts at byte position 0</text:p>
      <text:p text:style-name="P16">character U+672C '本' starts at byte position 3</text:p>
      <text:p text:style-name="P16">character U+FFFD '�' starts at byte position 6</text:p>
      <text:p text:style-name="P15">character U+8A9E '語' starts at byte position 7</text:p>
      <text:p text:style-name="P19">Finally, Go has no comma operator and <text:span text:style-name="Source_20_Text">++</text:span> and <text:span text:style-name="Source_20_Text">--</text:span> are statements not expressions. Thus if you want to run multiple variables in a <text:span text:style-name="Source_20_Text">for</text:span> you should use parallel assignment (although that precludes <text:span text:style-name="Source_20_Text">++</text:span> and <text:span text:style-name="Source_20_Text">--</text:span>).</text:p>
      <text:p text:style-name="P10">// Reverse a</text:p>
      <text:p text:style-name="P16">for i, j := 0, len(a)-1; i &lt; j; i, j = i+1, j-1 {</text:p>
      <text:p text:style-name="P16"><text:s text:c="4"/>a[i], a[j] = a[j], a[i]</text:p>
      <text:p text:style-name="P15">}</text:p>
      <text:h text:style-name="P3" text:outline-level="3"><text:bookmark text:name="switch"/>Switch</text:h>
      <text:p text:style-name="P19">Go's <text:span text:style-name="Source_20_Text">switch</text:span> is more general than C's. The expressions need not be constants or even integers, the cases are evaluated top to bottom until a match is found, and if the <text:span text:style-name="Source_20_Text">switch</text:span> has no expression it switches on <text:span text:style-name="Source_20_Text">true</text:span>. It's therefore possible—and idiomatic—to write an <text:span text:style-name="Source_20_Text">if</text:span>-<text:span text:style-name="Source_20_Text">else</text:span>-<text:span text:style-name="Source_20_Text">if</text:span>-<text:span text:style-name="Source_20_Text">else</text:span> chain as a <text:span text:style-name="Source_20_Text">switch</text:span>.</text:p>
      <text:p text:style-name="P10">func unhex(c byte) byte {</text:p>
      <text:p text:style-name="P16"><text:s text:c="4"/>switch {</text:p>
      <text:p text:style-name="P16"><text:s text:c="4"/>case '0' &lt;= c &amp;&amp; c &lt;= '9':</text:p>
      <text:p text:style-name="P16"><text:s text:c="8"/>return c - '0'</text:p>
      <text:p text:style-name="P16"><text:s text:c="4"/>case 'a' &lt;= c &amp;&amp; c &lt;= 'f':</text:p>
      <text:p text:style-name="P16"><text:s text:c="8"/>return c - 'a' + 10</text:p>
      <text:p text:style-name="P16"><text:s text:c="4"/>case 'A' &lt;= c &amp;&amp; c &lt;= 'F':</text:p>
      <text:p text:style-name="P16"><text:s text:c="8"/>return c - 'A' + 10</text:p>
      <text:p text:style-name="P16"><text:s text:c="4"/>}</text:p>
      <text:p text:style-name="P16"><text:s text:c="4"/>return 0</text:p>
      <text:p text:style-name="P15">}</text:p>
      <text:p text:style-name="P19">There is no automatic fall through, but cases can be presented in comma-separated lists.</text:p>
      <text:p text:style-name="P10">func shouldEscape(c byte) bool {</text:p>
      <text:p text:style-name="P16"><text:s text:c="4"/>switch c {</text:p>
      <text:p text:style-name="P16"><text:s text:c="4"/>case ' ', '?', '&amp;', '=', '#', '+', '%':</text:p>
      <text:p text:style-name="P16"><text:s text:c="8"/>return true</text:p>
      <text:p text:style-name="P16"><text:s text:c="4"/>}</text:p>
      <text:p text:style-name="P16"><text:s text:c="4"/>return false</text:p>
      <text:p text:style-name="P15">}</text:p>
      <text:p text:style-name="P19">Although they are not nearly as common in Go as some other C-like languages, <text:span text:style-name="Source_20_Text">break</text:span> statements can be used to terminate a <text:span text:style-name="Source_20_Text">switch</text:span> early. Sometimes, though, it's necessary to break out of a surrounding loop, not the switch, and in Go that can be accomplished by putting a label on the loop and "breaking" to that label. This example shows both uses.</text:p>
      <text:p text:style-name="P10"><text:soft-page-break/>Loop:</text:p>
      <text:p text:style-name="P16"><text:s text:c="4"/>for n := 0; n &lt; len(src); n += size {</text:p>
      <text:p text:style-name="P16"><text:s text:c="8"/>switch {</text:p>
      <text:p text:style-name="P16"><text:s text:c="8"/>case src[n] &lt; sizeOne:</text:p>
      <text:p text:style-name="P16"><text:s text:c="12"/>if validateOnly {</text:p>
      <text:p text:style-name="P16"><text:s text:c="16"/>break</text:p>
      <text:p text:style-name="P16"><text:s text:c="12"/>}</text:p>
      <text:p text:style-name="P16"><text:s text:c="12"/>size = 1</text:p>
      <text:p text:style-name="P16"><text:s text:c="12"/>update(src[n])</text:p>
      <text:p text:style-name="P16"/>
      <text:p text:style-name="P16"><text:s text:c="8"/>case src[n] &lt; sizeTwo:</text:p>
      <text:p text:style-name="P16"><text:s text:c="12"/>if n+1 &gt;= len(src) {</text:p>
      <text:p text:style-name="P16"><text:s text:c="16"/>err = errShortInput</text:p>
      <text:p text:style-name="P16"><text:s text:c="16"/>break Loop</text:p>
      <text:p text:style-name="P16"><text:s text:c="12"/>}</text:p>
      <text:p text:style-name="P16"><text:s text:c="12"/>if validateOnly {</text:p>
      <text:p text:style-name="P16"><text:s text:c="16"/>break</text:p>
      <text:p text:style-name="P16"><text:s text:c="12"/>}</text:p>
      <text:p text:style-name="P16"><text:s text:c="12"/>size = 2</text:p>
      <text:p text:style-name="P16"><text:s text:c="12"/>update(src[n] + src[n+1]&lt;&lt;shift)</text:p>
      <text:p text:style-name="P16"><text:s text:c="8"/>}</text:p>
      <text:p text:style-name="P15"><text:s text:c="4"/>}</text:p>
      <text:p text:style-name="P19">Of course, the <text:span text:style-name="Source_20_Text">continue</text:span> statement also accepts an optional label but it applies only to loops.</text:p>
      <text:p text:style-name="P19">To close this section, here's a comparison routine for byte slices that uses two <text:span text:style-name="Source_20_Text">switch</text:span> statements:</text:p>
      <text:p text:style-name="P10">// Compare returns an integer comparing the two byte slices,</text:p>
      <text:p text:style-name="P16">// lexicographically.</text:p>
      <text:p text:style-name="P16">// The result will be 0 if a == b, -1 if a &lt; b, and +1 if a &gt; b</text:p>
      <text:p text:style-name="P16">func Compare(a, b []byte) int {</text:p>
      <text:p text:style-name="P16"><text:s text:c="4"/>for i := 0; i &lt; len(a) &amp;&amp; i &lt; len(b); i++ {</text:p>
      <text:p text:style-name="P16"><text:s text:c="8"/>switch {</text:p>
      <text:p text:style-name="P16"><text:s text:c="8"/>case a[i] &gt; b[i]:</text:p>
      <text:p text:style-name="P16"><text:s text:c="12"/>return 1</text:p>
      <text:p text:style-name="P16"><text:s text:c="8"/>case a[i] &lt; b[i]:</text:p>
      <text:p text:style-name="P16"><text:s text:c="12"/>return -1</text:p>
      <text:p text:style-name="P16"><text:s text:c="8"/>}</text:p>
      <text:p text:style-name="P16"><text:s text:c="4"/>}</text:p>
      <text:p text:style-name="P16"><text:s text:c="4"/>switch {</text:p>
      <text:p text:style-name="P16"><text:s text:c="4"/>case len(a) &gt; len(b):</text:p>
      <text:p text:style-name="P16"><text:s text:c="8"/>return 1</text:p>
      <text:p text:style-name="P16"><text:s text:c="4"/>case len(a) &lt; len(b):</text:p>
      <text:p text:style-name="P16"><text:s text:c="8"/>return -1</text:p>
      <text:p text:style-name="P16"><text:s text:c="4"/>}</text:p>
      <text:p text:style-name="P16"><text:s text:c="4"/>return 0</text:p>
      <text:p text:style-name="P15">}</text:p>
      <text:h text:style-name="P3" text:outline-level="3"><text:bookmark text:name="type_switch"/>Type switch</text:h>
      <text:p text:style-name="P19">A switch can also be used to discover the dynamic type of an interface variable. Such a <text:span text:style-name="Emphasis">type switch</text:span> uses the syntax of a type assertion with the keyword <text:span text:style-name="Source_20_Text">type</text:span> inside the parentheses. If the switch declares a variable in the expression, the variable will have the corresponding type in each clause. It's also idiomatic to reuse the name in such cases, in effect declaring a new variable with the same name but a different type in each case.</text:p>
      <text:p text:style-name="P10">var t interface{}</text:p>
      <text:p text:style-name="P16">t = functionOfSomeType()</text:p>
      <text:p text:style-name="P16">switch t := t.(type) {</text:p>
      <text:p text:style-name="P16">default:</text:p>
      <text:p text:style-name="P16"><text:s text:c="4"/>fmt.Printf("unexpected type %T\n", t) <text:s text:c="4"/>// %T prints whatever type t has</text:p>
      <text:p text:style-name="P16"><text:soft-page-break/>case bool:</text:p>
      <text:p text:style-name="P16"><text:s text:c="4"/>fmt.Printf("boolean %t\n", t) <text:s text:c="12"/>// t has type bool</text:p>
      <text:p text:style-name="P16">case int:</text:p>
      <text:p text:style-name="P16"><text:s text:c="4"/>fmt.Printf("integer %d\n", t) <text:s text:c="12"/>// t has type int</text:p>
      <text:p text:style-name="P16">case *bool:</text:p>
      <text:p text:style-name="P16"><text:s text:c="4"/>fmt.Printf("pointer to boolean %t\n", *t) // t has type *bool</text:p>
      <text:p text:style-name="P16">case *int:</text:p>
      <text:p text:style-name="P16"><text:s text:c="4"/>fmt.Printf("pointer to integer %d\n", *t) // t has type *int</text:p>
      <text:p text:style-name="P15">}</text:p>
      <text:h text:style-name="P2" text:outline-level="2"><text:bookmark text:name="functions"/>Functions</text:h>
      <text:h text:style-name="P3" text:outline-level="3"><text:bookmark text:name="multiple-returns"/>Multiple return values</text:h>
      <text:p text:style-name="P19">One of Go's unusual features is that functions and methods can return multiple values. This form can be used to improve on a couple of clumsy idioms in C programs: in-band error returns such as <text:span text:style-name="Source_20_Text">-1</text:span> for <text:span text:style-name="Source_20_Text">EOF</text:span> and modifying an argument passed by address.</text:p>
      <text:p text:style-name="P19">In C, a write error is signaled by a negative count with the error code secreted away in a volatile location. In Go, <text:span text:style-name="Source_20_Text">Write</text:span> can return a count and an error: “Yes, you wrote some bytes but not all of them because you filled the device”. The signature of the <text:span text:style-name="Source_20_Text">Write</text:span> method on files from package <text:span text:style-name="Source_20_Text">os</text:span> is:</text:p>
      <text:p text:style-name="P11">func (file *File) Write(b []byte) (n int, err error)</text:p>
      <text:p text:style-name="P19">and as the documentation says, it returns the number of bytes written and a non-nil <text:span text:style-name="Source_20_Text">error</text:span> when <text:span text:style-name="Source_20_Text">n</text:span> <text:span text:style-name="Source_20_Text">!=</text:span> <text:span text:style-name="Source_20_Text">len(b)</text:span>. This is a common style; see the section on error handling for more examples.</text:p>
      <text:p text:style-name="P19">A similar approach obviates the need to pass a pointer to a return value to simulate a reference parameter. Here's a simple-minded function to grab a number from a position in a byte slice, returning the number and the next position.</text:p>
      <text:p text:style-name="P10">func nextInt(b []byte, i int) (int, int) {</text:p>
      <text:p text:style-name="P16"><text:s text:c="4"/>for ; i &lt; len(b) &amp;&amp; !isDigit(b[i]); i++ {</text:p>
      <text:p text:style-name="P16"><text:s text:c="4"/>}</text:p>
      <text:p text:style-name="P16"><text:s text:c="4"/>x := 0</text:p>
      <text:p text:style-name="P16"><text:s text:c="4"/>for ; i &lt; len(b) &amp;&amp; isDigit(b[i]); i++ {</text:p>
      <text:p text:style-name="P16"><text:s text:c="8"/>x = x*10 + int(b[i]) - '0'</text:p>
      <text:p text:style-name="P16"><text:s text:c="4"/>}</text:p>
      <text:p text:style-name="P16"><text:s text:c="4"/>return x, i</text:p>
      <text:p text:style-name="P15">}</text:p>
      <text:p text:style-name="P19">You could use it to scan the numbers in an input slice <text:span text:style-name="Source_20_Text">b</text:span> like this:</text:p>
      <text:p text:style-name="P10"><text:s text:c="4"/>for i := 0; i &lt; len(b); {</text:p>
      <text:p text:style-name="P16"><text:s text:c="8"/>x, i = nextInt(b, i)</text:p>
      <text:p text:style-name="P16"><text:s text:c="8"/>fmt.Println(x)</text:p>
      <text:p text:style-name="P15"><text:s text:c="4"/>}</text:p>
      <text:h text:style-name="P3" text:outline-level="3"><text:bookmark text:name="named-results"/>Named result parameters</text:h>
      <text:p text:style-name="P19">The return or result "parameters" of a Go function can be given names and used as regular variables, just like the incoming parameters. When named, they are initialized to the zero values for <text:soft-page-break/>their types when the function begins; if the function executes a <text:span text:style-name="Source_20_Text">return</text:span> statement with no arguments, the current values of the result parameters are used as the returned values.</text:p>
      <text:p text:style-name="P19">The names are not mandatory but they can make code shorter and clearer: they're documentation. If we name the results of <text:span text:style-name="Source_20_Text">nextInt</text:span> it becomes obvious which returned <text:span text:style-name="Source_20_Text">int</text:span> is which.</text:p>
      <text:p text:style-name="P11">func nextInt(b []byte, pos int) (value, nextPos int) {</text:p>
      <text:p text:style-name="P19">Because named results are initialized and tied to an unadorned return, they can simplify as well as clarify. Here's a version of <text:span text:style-name="Source_20_Text">io.ReadFull</text:span> that uses them well:</text:p>
      <text:p text:style-name="P10">func ReadFull(r Reader, buf []byte) (n int, err error) {</text:p>
      <text:p text:style-name="P16"><text:s text:c="4"/>for len(buf) &gt; 0 &amp;&amp; err == nil {</text:p>
      <text:p text:style-name="P16"><text:s text:c="8"/>var nr int</text:p>
      <text:p text:style-name="P16"><text:s text:c="8"/>nr, err = r.Read(buf)</text:p>
      <text:p text:style-name="P16"><text:s text:c="8"/>n += nr</text:p>
      <text:p text:style-name="P16"><text:s text:c="8"/>buf = buf[nr:]</text:p>
      <text:p text:style-name="P16"><text:s text:c="4"/>}</text:p>
      <text:p text:style-name="P16"><text:s text:c="4"/>return</text:p>
      <text:p text:style-name="P15">}</text:p>
      <text:h text:style-name="P3" text:outline-level="3"><text:bookmark text:name="defer"/>Defer</text:h>
      <text:p text:style-name="P19">Go's <text:span text:style-name="Source_20_Text">defer</text:span> statement schedules a function call (the deferred function) to be run immediately before the function executing the <text:span text:style-name="Source_20_Text">defer</text:span> returns. It's an unusual but effective way to deal with situations such as resources that must be released regardless of which path a function takes to return. The canonical examples are unlocking a mutex or closing a file.</text:p>
      <text:p text:style-name="P10">// Contents returns the file's contents as a string.</text:p>
      <text:p text:style-name="P16">func Contents(filename string) (string, error) {</text:p>
      <text:p text:style-name="P16"><text:s text:c="4"/>f, err := os.Open(filename)</text:p>
      <text:p text:style-name="P16"><text:s text:c="4"/>if err != nil {</text:p>
      <text:p text:style-name="P16"><text:s text:c="8"/>return "", err</text:p>
      <text:p text:style-name="P16"><text:s text:c="4"/>}</text:p>
      <text:p text:style-name="P16"><text:s text:c="4"/>defer f.Close() <text:s/>// f.Close will run when we're finished.</text:p>
      <text:p text:style-name="P16"/>
      <text:p text:style-name="P16"><text:s text:c="4"/>var result []byte</text:p>
      <text:p text:style-name="P16"><text:s text:c="4"/>buf := make([]byte, 100)</text:p>
      <text:p text:style-name="P16"><text:s text:c="4"/>for {</text:p>
      <text:p text:style-name="P16"><text:s text:c="8"/>n, err := f.Read(buf[0:])</text:p>
      <text:p text:style-name="P16"><text:s text:c="8"/>result = append(result, buf[0:n]...) // append is discussed later.</text:p>
      <text:p text:style-name="P16"><text:s text:c="8"/>if err != nil {</text:p>
      <text:p text:style-name="P16"><text:s text:c="12"/>if err == io.EOF {</text:p>
      <text:p text:style-name="P16"><text:s text:c="16"/>break</text:p>
      <text:p text:style-name="P16"><text:s text:c="12"/>}</text:p>
      <text:p text:style-name="P16"><text:s text:c="12"/>return "", err <text:s/>// f will be closed if we return here.</text:p>
      <text:p text:style-name="P16"><text:s text:c="8"/>}</text:p>
      <text:p text:style-name="P16"><text:s text:c="4"/>}</text:p>
      <text:p text:style-name="P16"><text:s text:c="4"/>return string(result), nil // f will be closed if we return here.</text:p>
      <text:p text:style-name="P15">}</text:p>
      <text:p text:style-name="P19">Deferring a call to a function such as <text:span text:style-name="Source_20_Text">Close</text:span> has two advantages. First, it guarantees that you will never forget to close the file, a mistake that's easy to make if you later edit the function to add a new return path. Second, it means that the close sits near the open, which is much clearer than placing it at the end of the function.</text:p>
      <text:p text:style-name="P19">The arguments to the deferred function (which include the receiver if the function is a method) are evaluated when the defer executes, not when the call executes. Besides avoiding worries about <text:soft-page-break/>variables changing values as the function executes, this means that a single deferred call site can defer multiple function executions. Here's a silly example.</text:p>
      <text:p text:style-name="P10">for i := 0; i &lt; 5; i++ {</text:p>
      <text:p text:style-name="P16"><text:s text:c="4"/>defer fmt.Printf("%d ", i)</text:p>
      <text:p text:style-name="P15">}</text:p>
      <text:p text:style-name="P19">Deferred functions are executed in LIFO order, so this code will cause <text:span text:style-name="Source_20_Text">4 3 2 1 0</text:span> to be printed when the function returns. A more plausible example is a simple way to trace function execution through the program. We could write a couple of simple tracing routines like this:</text:p>
      <text:p text:style-name="P10">func trace(s string) <text:s text:c="2"/>{ fmt.Println("entering:", s) }</text:p>
      <text:p text:style-name="P16">func untrace(s string) { fmt.Println("leaving:", s) }</text:p>
      <text:p text:style-name="P16"/>
      <text:p text:style-name="P16">// Use them like this:</text:p>
      <text:p text:style-name="P16">func a() {</text:p>
      <text:p text:style-name="P16"><text:s text:c="4"/>trace("a")</text:p>
      <text:p text:style-name="P16"><text:s text:c="4"/>defer untrace("a")</text:p>
      <text:p text:style-name="P16"><text:s text:c="4"/>// do something....</text:p>
      <text:p text:style-name="P15">}</text:p>
      <text:p text:style-name="P19">We can do better by exploiting the fact that arguments to deferred functions are evaluated when the <text:span text:style-name="Source_20_Text">defer</text:span> executes. The tracing routine can set up the argument to the untracing routine. This example:</text:p>
      <text:p text:style-name="P10">func trace(s string) string {</text:p>
      <text:p text:style-name="P16"><text:s text:c="4"/>fmt.Println("entering:", s)</text:p>
      <text:p text:style-name="P16"><text:s text:c="4"/>return s</text:p>
      <text:p text:style-name="P16">}</text:p>
      <text:p text:style-name="P16"/>
      <text:p text:style-name="P16">func un(s string) {</text:p>
      <text:p text:style-name="P16"><text:s text:c="4"/>fmt.Println("leaving:", s)</text:p>
      <text:p text:style-name="P16">}</text:p>
      <text:p text:style-name="P16"/>
      <text:p text:style-name="P16">func a() {</text:p>
      <text:p text:style-name="P16"><text:s text:c="4"/>defer un(trace("a"))</text:p>
      <text:p text:style-name="P16"><text:s text:c="4"/>fmt.Println("in a")</text:p>
      <text:p text:style-name="P16">}</text:p>
      <text:p text:style-name="P16"/>
      <text:p text:style-name="P16">func b() {</text:p>
      <text:p text:style-name="P16"><text:s text:c="4"/>defer un(trace("b"))</text:p>
      <text:p text:style-name="P16"><text:s text:c="4"/>fmt.Println("in b")</text:p>
      <text:p text:style-name="P16"><text:s text:c="4"/>a()</text:p>
      <text:p text:style-name="P16">}</text:p>
      <text:p text:style-name="P16"/>
      <text:p text:style-name="P16">func main() {</text:p>
      <text:p text:style-name="P16"><text:s text:c="4"/>b()</text:p>
      <text:p text:style-name="P15">}</text:p>
      <text:p text:style-name="P19">prints</text:p>
      <text:p text:style-name="P10">entering: b</text:p>
      <text:p text:style-name="P16">in b</text:p>
      <text:p text:style-name="P16">entering: a</text:p>
      <text:p text:style-name="P16">in a</text:p>
      <text:p text:style-name="P16">leaving: a</text:p>
      <text:p text:style-name="P15">leaving: b</text:p>
      <text:p text:style-name="P19">For programmers accustomed to block-level resource management from other languages, <text:span text:style-name="Source_20_Text">defer</text:span> may seem peculiar, but its most interesting and powerful applications come <text:soft-page-break/>precisely from the fact that it's not block-based but function-based. In the section on <text:span text:style-name="Source_20_Text">panic</text:span> and <text:span text:style-name="Source_20_Text">recover</text:span> we'll see another example of its possibilities.</text:p>
      <text:h text:style-name="P2" text:outline-level="2"><text:bookmark text:name="data"/>Data</text:h>
      <text:h text:style-name="P3" text:outline-level="3"><text:bookmark text:name="allocation_new"/>Allocation with <text:span text:style-name="Source_20_Text">new</text:span></text:h>
      <text:p text:style-name="P19">Go has two allocation primitives, the built-in functions <text:span text:style-name="Source_20_Text">new</text:span> and <text:span text:style-name="Source_20_Text">make</text:span>. They do different things and apply to different types, which can be confusing, but the rules are simple. Let's talk about <text:span text:style-name="Source_20_Text">new</text:span> first. It's a built-in function that allocates memory, but unlike its namesakes in some other languages it does not <text:span text:style-name="Emphasis">initialize</text:span> the memory, it only <text:span text:style-name="Emphasis">zeros</text:span> it. That is, <text:span text:style-name="Source_20_Text">new(T)</text:span> allocates zeroed storage for a new item of type <text:span text:style-name="Source_20_Text">T</text:span> and returns its address, a value of type <text:span text:style-name="Source_20_Text">*T</text:span>. In Go terminology, it returns a pointer to a newly allocated zero value of type <text:span text:style-name="Source_20_Text">T</text:span>.</text:p>
      <text:p text:style-name="P19">Since the memory returned by <text:span text:style-name="Source_20_Text">new</text:span> is zeroed, it's helpful to arrange when designing your data structures that the zero value of each type can be used without further initialization. This means a user of the data structure can create one with <text:span text:style-name="Source_20_Text">new</text:span> and get right to work. For example, the documentation for <text:span text:style-name="Source_20_Text">bytes.Buffer</text:span> states that "the zero value for <text:span text:style-name="Source_20_Text">Buffer</text:span> is an empty buffer ready to use." Similarly, <text:span text:style-name="Source_20_Text">sync.Mutex</text:span> does not have an explicit constructor or <text:span text:style-name="Source_20_Text">Init</text:span> method. Instead, the zero value for a <text:span text:style-name="Source_20_Text">sync.Mutex</text:span> is defined to be an unlocked mutex.</text:p>
      <text:p text:style-name="P19">The zero-value-is-useful property works transitively. Consider this type declaration.</text:p>
      <text:p text:style-name="P10">type SyncedBuffer struct {</text:p>
      <text:p text:style-name="P16"><text:s text:c="4"/>lock <text:s text:c="3"/>sync.Mutex</text:p>
      <text:p text:style-name="P16"><text:s text:c="4"/>buffer <text:s/>bytes.Buffer</text:p>
      <text:p text:style-name="P15">}</text:p>
      <text:p text:style-name="P19">Values of type <text:span text:style-name="Source_20_Text">SyncedBuffer</text:span> are also ready to use immediately upon allocation or just declaration. In the next snippet, both <text:span text:style-name="Source_20_Text">p</text:span> and <text:span text:style-name="Source_20_Text">v</text:span> will work correctly without further arrangement.</text:p>
      <text:p text:style-name="P10">p := new(SyncedBuffer) <text:s/>// type *SyncedBuffer</text:p>
      <text:p text:style-name="P15">var v SyncedBuffer <text:s text:c="5"/>// type <text:s/>SyncedBuffer</text:p>
      <text:h text:style-name="P3" text:outline-level="3"><text:bookmark text:name="composite_literals"/>Constructors and composite literals</text:h>
      <text:p text:style-name="P19">Sometimes the zero value isn't good enough and an initializing constructor is necessary, as in this example derived from package <text:span text:style-name="Source_20_Text">os</text:span>.</text:p>
      <text:p text:style-name="P10">func NewFile(fd int, name string) *File {</text:p>
      <text:p text:style-name="P16"><text:s text:c="4"/>if fd &lt; 0 {</text:p>
      <text:p text:style-name="P16"><text:s text:c="8"/>return nil</text:p>
      <text:p text:style-name="P16"><text:s text:c="4"/>}</text:p>
      <text:p text:style-name="P16"><text:s text:c="4"/>f := new(File)</text:p>
      <text:p text:style-name="P16"><text:s text:c="4"/>f.fd = fd</text:p>
      <text:p text:style-name="P16"><text:s text:c="4"/>f.name = name</text:p>
      <text:p text:style-name="P16"><text:s text:c="4"/>f.dirinfo = nil</text:p>
      <text:p text:style-name="P16"><text:s text:c="4"/>f.nepipe = 0</text:p>
      <text:p text:style-name="P16"><text:s text:c="4"/>return f</text:p>
      <text:p text:style-name="P15">}</text:p>
      <text:p text:style-name="P19">There's a lot of boilerplate in there. We can simplify it using a composite literal, which is an expression that creates a new instance each time it is evaluated.</text:p>
      <text:p text:style-name="P10"><text:soft-page-break/>func NewFile(fd int, name string) *File {</text:p>
      <text:p text:style-name="P16"><text:s text:c="4"/>if fd &lt; 0 {</text:p>
      <text:p text:style-name="P16"><text:s text:c="8"/>return nil</text:p>
      <text:p text:style-name="P16"><text:s text:c="4"/>}</text:p>
      <text:p text:style-name="P16"><text:s text:c="4"/>f := File{fd, name, nil, 0}</text:p>
      <text:p text:style-name="P16"><text:s text:c="4"/>return &amp;f</text:p>
      <text:p text:style-name="P15">}</text:p>
      <text:p text:style-name="P19">Note that, unlike in C, it's perfectly OK to return the address of a local variable; the storage associated with the variable survives after the function returns. In fact, taking the address of a composite literal allocates a fresh instance each time it is evaluated, so we can combine these last two lines.</text:p>
      <text:p text:style-name="P11"><text:s text:c="4"/>return &amp;File{fd, name, nil, 0}</text:p>
      <text:p text:style-name="P19">The fields of a composite literal are laid out in order and must all be present. However, by labeling the elements explicitly as field<text:span text:style-name="Source_20_Text">:</text:span>value pairs, the initializers can appear in any order, with the missing ones left as their respective zero values. Thus we could say</text:p>
      <text:p text:style-name="P11"><text:s text:c="4"/>return &amp;File{fd: fd, name: name}</text:p>
      <text:p text:style-name="P19">As a limiting case, if a composite literal contains no fields at all, it creates a zero value for the type. The expressions <text:span text:style-name="Source_20_Text">new(File)</text:span> and <text:span text:style-name="Source_20_Text">&amp;File{}</text:span> are equivalent.</text:p>
      <text:p text:style-name="P19">Composite literals can also be created for arrays, slices, and maps, with the field labels being indices or map keys as appropriate. In these examples, the initializations work regardless of the values of <text:span text:style-name="Source_20_Text">Enone</text:span>, <text:span text:style-name="Source_20_Text">Eio</text:span>, and <text:span text:style-name="Source_20_Text">Einval</text:span>, as long as they are distinct.</text:p>
      <text:p text:style-name="P10">a := [...]string <text:s text:c="2"/>{Enone: "no error", Eio: "Eio", Einval: "invalid argument"}</text:p>
      <text:p text:style-name="P16">s := []string <text:s text:c="5"/>{Enone: "no error", Eio: "Eio", Einval: "invalid argument"}</text:p>
      <text:p text:style-name="P15">m := map[int]string{Enone: "no error", Eio: "Eio", Einval: "invalid argument"}</text:p>
      <text:h text:style-name="P3" text:outline-level="3"><text:bookmark text:name="allocation_make"/>Allocation with <text:span text:style-name="Source_20_Text">make</text:span></text:h>
      <text:p text:style-name="P19">Back to allocation. The built-in function <text:span text:style-name="Source_20_Text">make(T, </text:span>args<text:span text:style-name="Source_20_Text">)</text:span> serves a purpose different from <text:span text:style-name="Source_20_Text">new(T)</text:span>. It creates slices, maps, and channels only, and it returns an <text:span text:style-name="Emphasis">initialized</text:span> (not <text:span text:style-name="Emphasis">zeroed</text:span>) value of type <text:span text:style-name="Source_20_Text">T</text:span> (not <text:span text:style-name="Source_20_Text">*T</text:span>). The reason for the distinction is that these three types represent, under the covers, references to data structures that must be initialized before use. A slice, for example, is a three-item descriptor containing a pointer to the data (inside an array), the length, and the capacity, and until those items are initialized, the slice is <text:span text:style-name="Source_20_Text">nil</text:span>. For slices, maps, and channels, <text:span text:style-name="Source_20_Text">make</text:span> initializes the internal data structure and prepares the value for use. For instance,</text:p>
      <text:p text:style-name="P11">make([]int, 10, 100)</text:p>
      <text:p text:style-name="P19">allocates an array of 100 ints and then creates a slice structure with length 10 and a capacity of 100 pointing at the first 10 elements of the array. (When making a slice, the capacity can be omitted; see the section on slices for more information.) In contrast, <text:span text:style-name="Source_20_Text">new([]int)</text:span> returns a pointer to a newly allocated, zeroed slice structure, that is, a pointer to a <text:span text:style-name="Source_20_Text">nil</text:span> slice value.</text:p>
      <text:p text:style-name="P19">These examples illustrate the difference between <text:span text:style-name="Source_20_Text">new</text:span> and <text:span text:style-name="Source_20_Text">make</text:span>.</text:p>
      <text:p text:style-name="P10">var p *[]int = new([]int) <text:s text:c="6"/>// allocates slice structure; *p == nil; rarely useful</text:p>
      <text:p text:style-name="P16"><text:soft-page-break/>var v <text:s/>[]int = make([]int, 100) // the slice v now refers to a new array of 100 ints</text:p>
      <text:p text:style-name="P16"/>
      <text:p text:style-name="P16">// Unnecessarily complex:</text:p>
      <text:p text:style-name="P16">var p *[]int = new([]int)</text:p>
      <text:p text:style-name="P16">*p = make([]int, 100, 100)</text:p>
      <text:p text:style-name="P16"/>
      <text:p text:style-name="P16">// Idiomatic:</text:p>
      <text:p text:style-name="P15">v := make([]int, 100)</text:p>
      <text:p text:style-name="P19">Remember that <text:span text:style-name="Source_20_Text">make</text:span> applies only to maps, slices and channels and does not return a pointer. To obtain an explicit pointer allocate with <text:span text:style-name="Source_20_Text">new</text:span> or take the address of a variable explicitly.</text:p>
      <text:h text:style-name="P3" text:outline-level="3"><text:bookmark text:name="arrays"/>Arrays</text:h>
      <text:p text:style-name="P19">Arrays are useful when planning the detailed layout of memory and sometimes can help avoid allocation, but primarily they are a building block for slices, the subject of the next section. To lay the foundation for that topic, here are a few words about arrays.</text:p>
      <text:p text:style-name="P19">There are major differences between the ways arrays work in Go and C. In Go,</text:p>
      <text:list text:style-name="L2">
        <text:list-item>
          <text:p text:style-name="P22">Arrays are values. Assigning one array to another copies all the elements.</text:p>
        </text:list-item>
        <text:list-item>
          <text:p text:style-name="P22">In particular, if you pass an array to a function, it will receive a copy of the array, not a pointer to it.</text:p>
        </text:list-item>
        <text:list-item>
          <text:p text:style-name="P23">The size of an array is part of its type. The types <text:span text:style-name="Source_20_Text">[10]int</text:span> and <text:span text:style-name="Source_20_Text">[20]int</text:span> are distinct.</text:p>
        </text:list-item>
      </text:list>
      <text:p text:style-name="P19">The value property can be useful but also expensive; if you want C-like behavior and efficiency, you can pass a pointer to the array.</text:p>
      <text:p text:style-name="P10">func Sum(a *[3]float64) (sum float64) {</text:p>
      <text:p text:style-name="P16"><text:s text:c="4"/>for _, v := range *a {</text:p>
      <text:p text:style-name="P16"><text:s text:c="8"/>sum += v</text:p>
      <text:p text:style-name="P16"><text:s text:c="4"/>}</text:p>
      <text:p text:style-name="P16"><text:s text:c="4"/>return</text:p>
      <text:p text:style-name="P16">}</text:p>
      <text:p text:style-name="P16"/>
      <text:p text:style-name="P16">array := [...]float64{7.0, 8.5, 9.1}</text:p>
      <text:p text:style-name="P15">x := Sum(&amp;array) <text:s/>// Note the explicit address-of operator</text:p>
      <text:p text:style-name="P19">But even this style isn't idiomatic Go. Use slices instead.</text:p>
      <text:h text:style-name="P3" text:outline-level="3"><text:bookmark text:name="slices"/>Slices</text:h>
      <text:p text:style-name="P19">Slices wrap arrays to give a more general, powerful, and convenient interface to sequences of data. Except for items with explicit dimension such as transformation matrices, most array programming in Go is done with slices rather than simple arrays.</text:p>
      <text:p text:style-name="P19">Slices hold references to an underlying array, and if you assign one slice to another, both refer to the same array. If a function takes a slice argument, changes it makes to the elements of the slice will be visible to the caller, analogous to passing a pointer to the underlying array. A <text:span text:style-name="Source_20_Text">Read</text:span> function can therefore accept a slice argument rather than a pointer and a count; the length within the slice sets an upper limit of how much data to read. Here is the signature of the <text:span text:style-name="Source_20_Text">Read</text:span> method of the <text:span text:style-name="Source_20_Text">File</text:span> type in package <text:span text:style-name="Source_20_Text">os</text:span>:</text:p>
      <text:p text:style-name="P11">func (f *File) Read(buf []byte) (n int, err error)</text:p>
      <text:p text:style-name="P19"><text:soft-page-break/>The method returns the number of bytes read and an error value, if any. To read into the first 32 bytes of a larger buffer <text:span text:style-name="Source_20_Text">buf</text:span>, slice (here used as a verb) the buffer.</text:p>
      <text:p text:style-name="P11"><text:s text:c="4"/>n, err := f.Read(buf[0:32])</text:p>
      <text:p text:style-name="P19">Such slicing is common and efficient. In fact, leaving efficiency aside for the moment, the following snippet would also read the first 32 bytes of the buffer.</text:p>
      <text:p text:style-name="P10"><text:s text:c="4"/>var n int</text:p>
      <text:p text:style-name="P16"><text:s text:c="4"/>var err error</text:p>
      <text:p text:style-name="P16"><text:s text:c="4"/>for i := 0; i &lt; 32; i++ {</text:p>
      <text:p text:style-name="P16"><text:s text:c="8"/>nbytes, e := f.Read(buf[i:i+1]) <text:s/>// Read one byte.</text:p>
      <text:p text:style-name="P16"><text:s text:c="8"/>n += nbytes</text:p>
      <text:p text:style-name="P16"><text:s text:c="8"/>if nbytes == 0 || e != nil {</text:p>
      <text:p text:style-name="P16"><text:s text:c="12"/>err = e</text:p>
      <text:p text:style-name="P16"><text:s text:c="12"/>break</text:p>
      <text:p text:style-name="P16"><text:s text:c="8"/>}</text:p>
      <text:p text:style-name="P15"><text:s text:c="4"/>}</text:p>
      <text:p text:style-name="P19">The length of a slice may be changed as long as it still fits within the limits of the underlying array; just assign it to a slice of itself. The capacity of a slice, accessible by the built-in function <text:span text:style-name="Source_20_Text">cap</text:span>, reports the maximum length the slice may assume. Here is a function to append data to a slice. If the data exceeds the capacity, the slice is reallocated. The resulting slice is returned. The function uses the fact that <text:span text:style-name="Source_20_Text">len</text:span> and <text:span text:style-name="Source_20_Text">cap</text:span> are legal when applied to the <text:span text:style-name="Source_20_Text">nil</text:span> slice, and return 0.</text:p>
      <text:p text:style-name="P10">func Append(slice, data []byte) []byte {</text:p>
      <text:p text:style-name="P16"><text:s text:c="4"/>l := len(slice)</text:p>
      <text:p text:style-name="P16"><text:s text:c="4"/>if l + len(data) &gt; cap(slice) { <text:s/>// reallocate</text:p>
      <text:p text:style-name="P16"><text:s text:c="8"/>// Allocate double what's needed, for future growth.</text:p>
      <text:p text:style-name="P16"><text:s text:c="8"/>newSlice := make([]byte, (l+len(data))*2)</text:p>
      <text:p text:style-name="P16"><text:s text:c="8"/>// The copy function is predeclared and works for any slice type.</text:p>
      <text:p text:style-name="P16"><text:s text:c="8"/>copy(newSlice, slice)</text:p>
      <text:p text:style-name="P16"><text:s text:c="8"/>slice = newSlice</text:p>
      <text:p text:style-name="P16"><text:s text:c="4"/>}</text:p>
      <text:p text:style-name="P16"><text:s text:c="4"/>slice = slice[0:l+len(data)]</text:p>
      <text:p text:style-name="P16"><text:s text:c="4"/>copy(slice[l:], data)</text:p>
      <text:p text:style-name="P16"><text:s text:c="4"/>return slice</text:p>
      <text:p text:style-name="P15">}</text:p>
      <text:p text:style-name="P19">We must return the slice afterwards because, although <text:span text:style-name="Source_20_Text">Append</text:span> can modify the elements of <text:span text:style-name="Source_20_Text">slice</text:span>, the slice itself (the run-time data structure holding the pointer, length, and capacity) is passed by value.</text:p>
      <text:p text:style-name="P19">The idea of appending to a slice is so useful it's captured by the <text:span text:style-name="Source_20_Text">append</text:span> built-in function. To understand that function's design, though, we need a little more information, so we'll return to it later.</text:p>
      <text:h text:style-name="P3" text:outline-level="3"><text:bookmark text:name="two_dimensional_slices"/>Two-dimensional slices</text:h>
      <text:p text:style-name="P19">Go's arrays and slices are one-dimensional. To create the equivalent of a 2D array or slice, it is necessary to define an array-of-arrays or slice-of-slices, like this:</text:p>
      <text:p text:style-name="P10">type Transform [3][3]float64 <text:s/>// A 3x3 array, really an array of arrays.</text:p>
      <text:p text:style-name="P15">type LinesOfText [][]byte <text:s text:c="4"/>// A slice of byte slices.</text:p>
      <text:p text:style-name="P19"><text:soft-page-break/>Because slices are variable-length, it is possible to have each inner slice be a different length. That can be a common situation, as in our <text:span text:style-name="Source_20_Text">LinesOfText</text:span> example: each line has an independent length.</text:p>
      <text:p text:style-name="P10">text := LinesOfText{</text:p>
      <text:p text:style-name="P16"><text:s text:c="4"/>[]byte("Now is the time"),</text:p>
      <text:p text:style-name="P16"><text:s text:c="4"/>[]byte("for all good gophers"),</text:p>
      <text:p text:style-name="P16"><text:s text:c="4"/>[]byte("to bring some fun to the party."),</text:p>
      <text:p text:style-name="P15">}</text:p>
      <text:p text:style-name="P19">Sometimes it's necessary to allocate a 2D slice, a situation that can arise when processing scan lines of pixels, for instance. There are two ways to achieve this. One is to allocate each slice independently; the other is to allocate a single array and point the individual slices into it. Which to use depends on your application. If the slices might grow or shrink, they should be allocated independently to avoid overwriting the next line; if not, it can be more efficient to construct the object with a single allocation. For reference, here are sketches of the two methods. First, a line at a time:</text:p>
      <text:p text:style-name="P10">// Allocate the top-level slice.</text:p>
      <text:p text:style-name="P16">picture := make([][]uint8, YSize) // One row per unit of y.</text:p>
      <text:p text:style-name="P16">// Loop over the rows, allocating the slice for each row.</text:p>
      <text:p text:style-name="P16">for i := range picture {</text:p>
      <text:p text:style-name="P16"><text:s text:c="4"/>picture[i] = make([]uint8, XSize)</text:p>
      <text:p text:style-name="P15">}</text:p>
      <text:p text:style-name="P19">And now as one allocation, sliced into lines:</text:p>
      <text:p text:style-name="P10">// Allocate the top-level slice, the same as before.</text:p>
      <text:p text:style-name="P16">picture := make([][]uint8, YSize) // One row per unit of y.</text:p>
      <text:p text:style-name="P16">// Allocate one large slice to hold all the pixels.</text:p>
      <text:p text:style-name="P16">pixels := make([]uint8, XSize*YSize) // Has type []uint8 even though picture is [][]uint8.</text:p>
      <text:p text:style-name="P16">// Loop over the rows, slicing each row from the front of the remaining pixels slice.</text:p>
      <text:p text:style-name="P16">for i := range picture {</text:p>
      <text:p text:style-name="P16"><text:s text:c="4"/>picture[i], pixels = pixels[:XSize], pixels[XSize:]</text:p>
      <text:p text:style-name="P15">}</text:p>
      <text:h text:style-name="P3" text:outline-level="3"><text:bookmark text:name="maps"/>Maps</text:h>
      <text:p text:style-name="P19">Maps are a convenient and powerful built-in data structure that associate values of one type (the <text:span text:style-name="Emphasis">key</text:span>) with values of another type (the <text:span text:style-name="Emphasis">element</text:span> or <text:span text:style-name="Emphasis">value</text:span>). The key can be of any type for which the equality operator is defined, such as integers, floating point and complex numbers, strings, pointers, interfaces (as long as the dynamic type supports equality), structs and arrays. Slices cannot be used as map keys, because equality is not defined on them. Like slices, maps hold references to an underlying data structure. If you pass a map to a function that changes the contents of the map, the changes will be visible in the caller.</text:p>
      <text:p text:style-name="P19">Maps can be constructed using the usual composite literal syntax with colon-separated key-value pairs, so it's easy to build them during initialization.</text:p>
      <text:p text:style-name="P10">var timeZone = map[string]int{</text:p>
      <text:p text:style-name="P16"><text:s text:c="4"/>"UTC": <text:s/>0*60*60,</text:p>
      <text:p text:style-name="P16"><text:s text:c="4"/>"EST": -5*60*60,</text:p>
      <text:p text:style-name="P16"><text:s text:c="4"/>"CST": -6*60*60,</text:p>
      <text:p text:style-name="P16"><text:s text:c="4"/>"MST": -7*60*60,</text:p>
      <text:p text:style-name="P16"><text:soft-page-break/><text:s text:c="4"/>"PST": -8*60*60,</text:p>
      <text:p text:style-name="P15">}</text:p>
      <text:p text:style-name="P19">Assigning and fetching map values looks syntactically just like doing the same for arrays and slices except that the index doesn't need to be an integer.</text:p>
      <text:p text:style-name="P11">offset := timeZone["EST"]</text:p>
      <text:p text:style-name="P19">An attempt to fetch a map value with a key that is not present in the map will return the zero value for the type of the entries in the map. For instance, if the map contains integers, looking up a non-existent key will return <text:span text:style-name="Source_20_Text">0</text:span>. A set can be implemented as a map with value type <text:span text:style-name="Source_20_Text">bool</text:span>. Set the map entry to <text:span text:style-name="Source_20_Text">true</text:span> to put the value in the set, and then test it by simple indexing.</text:p>
      <text:p text:style-name="P10">attended := map[string]bool{</text:p>
      <text:p text:style-name="P16"><text:s text:c="4"/>"Ann": true,</text:p>
      <text:p text:style-name="P16"><text:s text:c="4"/>"Joe": true,</text:p>
      <text:p text:style-name="P16"><text:s text:c="4"/>...</text:p>
      <text:p text:style-name="P16">}</text:p>
      <text:p text:style-name="P16"/>
      <text:p text:style-name="P16">if attended[person] { // will be false if person is not in the map</text:p>
      <text:p text:style-name="P16"><text:s text:c="4"/>fmt.Println(person, "was at the meeting")</text:p>
      <text:p text:style-name="P15">}</text:p>
      <text:p text:style-name="P19">Sometimes you need to distinguish a missing entry from a zero value. Is there an entry for <text:span text:style-name="Source_20_Text">"UTC"</text:span> or is that 0 because it's not in the map at all? You can discriminate with a form of multiple assignment.</text:p>
      <text:p text:style-name="P10">var seconds int</text:p>
      <text:p text:style-name="P16">var ok bool</text:p>
      <text:p text:style-name="P15">seconds, ok = timeZone[tz]</text:p>
      <text:p text:style-name="P19">For obvious reasons this is called the “comma ok” idiom. In this example, if <text:span text:style-name="Source_20_Text">tz</text:span> is present, <text:span text:style-name="Source_20_Text">seconds</text:span> will be set appropriately and <text:span text:style-name="Source_20_Text">ok</text:span> will be true; if not, <text:span text:style-name="Source_20_Text">seconds</text:span> will be set to zero and <text:span text:style-name="Source_20_Text">ok</text:span> will be false. Here's a function that puts it together with a nice error report:</text:p>
      <text:p text:style-name="P10">func offset(tz string) int {</text:p>
      <text:p text:style-name="P16"><text:s text:c="4"/>if seconds, ok := timeZone[tz]; ok {</text:p>
      <text:p text:style-name="P16"><text:s text:c="8"/>return seconds</text:p>
      <text:p text:style-name="P16"><text:s text:c="4"/>}</text:p>
      <text:p text:style-name="P16"><text:s text:c="4"/>log.Println("unknown time zone:", tz)</text:p>
      <text:p text:style-name="P16"><text:s text:c="4"/>return 0</text:p>
      <text:p text:style-name="P15">}</text:p>
      <text:p text:style-name="P19">To test for presence in the map without worrying about the actual value, you can use the <text:a xlink:type="simple" xlink:href="https://go.dev/doc/effective_go#blank" text:style-name="Internet_20_link" text:visited-style-name="Visited_20_Internet_20_Link">blank identifier</text:a> (<text:span text:style-name="Source_20_Text">_</text:span>) in place of the usual variable for the value.</text:p>
      <text:p text:style-name="P11">_, present := timeZone[tz]</text:p>
      <text:p text:style-name="P19">To delete a map entry, use the <text:span text:style-name="Source_20_Text">delete</text:span> built-in function, whose arguments are the map and the key to be deleted. It's safe to do this even if the key is already absent from the map.</text:p>
      <text:p text:style-name="P11">delete(timeZone, "PDT") <text:s/>// Now on Standard Time</text:p>
      <text:h text:style-name="P3" text:outline-level="3"><text:bookmark text:name="printing"/><text:soft-page-break/>Printing</text:h>
      <text:p text:style-name="P19">Formatted printing in Go uses a style similar to C's <text:span text:style-name="Source_20_Text">printf</text:span> family but is richer and more general. The functions live in the <text:span text:style-name="Source_20_Text">fmt</text:span> package and have capitalized names: <text:span text:style-name="Source_20_Text">fmt.Printf</text:span>, <text:span text:style-name="Source_20_Text">fmt.Fprintf</text:span>, <text:span text:style-name="Source_20_Text">fmt.Sprintf</text:span> and so on. The string functions (<text:span text:style-name="Source_20_Text">Sprintf</text:span> etc.) return a string rather than filling in a provided buffer.</text:p>
      <text:p text:style-name="P19">You don't need to provide a format string. For each of <text:span text:style-name="Source_20_Text">Printf</text:span>, <text:span text:style-name="Source_20_Text">Fprintf</text:span> and <text:span text:style-name="Source_20_Text">Sprintf</text:span> there is another pair of functions, for instance <text:span text:style-name="Source_20_Text">Print</text:span> and <text:span text:style-name="Source_20_Text">Println</text:span>. These functions do not take a format string but instead generate a default format for each argument. The <text:span text:style-name="Source_20_Text">Println</text:span> versions also insert a blank between arguments and append a newline to the output while the <text:span text:style-name="Source_20_Text">Print</text:span> versions add blanks only if the operand on neither side is a string. In this example each line produces the same output.</text:p>
      <text:p text:style-name="P10">fmt.Printf("Hello %d\n", 23)</text:p>
      <text:p text:style-name="P16">fmt.Fprint(os.Stdout, "Hello ", 23, "\n")</text:p>
      <text:p text:style-name="P16">fmt.Println("Hello", 23)</text:p>
      <text:p text:style-name="P15">fmt.Println(fmt.Sprint("Hello ", 23))</text:p>
      <text:p text:style-name="P19">The formatted print functions <text:span text:style-name="Source_20_Text">fmt.Fprint</text:span> and friends take as a first argument any object that implements the <text:span text:style-name="Source_20_Text">io.Writer</text:span> interface; the variables <text:span text:style-name="Source_20_Text">os.Stdout</text:span> and <text:span text:style-name="Source_20_Text">os.Stderr</text:span> are familiar instances.</text:p>
      <text:p text:style-name="P19">Here things start to diverge from C. First, the numeric formats such as <text:span text:style-name="Source_20_Text">%d</text:span> do not take flags for signedness or size; instead, the printing routines use the type of the argument to decide these properties.</text:p>
      <text:p text:style-name="P10">var x uint64 = 1&lt;&lt;64 - 1</text:p>
      <text:p text:style-name="P15">fmt.Printf("%d %x; %d %x\n", x, x, int64(x), int64(x))</text:p>
      <text:p text:style-name="P19">prints</text:p>
      <text:p text:style-name="P11">18446744073709551615 ffffffffffffffff; -1 -1</text:p>
      <text:p text:style-name="P19">If you just want the default conversion, such as decimal for integers, you can use the catchall format <text:span text:style-name="Source_20_Text">%v</text:span> (for “value”); the result is exactly what <text:span text:style-name="Source_20_Text">Print</text:span> and <text:span text:style-name="Source_20_Text">Println</text:span> would produce. Moreover, that format can print <text:span text:style-name="Emphasis">any</text:span> value, even arrays, slices, structs, and maps. Here is a print statement for the time zone map defined in the previous section.</text:p>
      <text:p text:style-name="P11">fmt.Printf("%v\n", timeZone) <text:s/>// or just fmt.Println(timeZone)</text:p>
      <text:p text:style-name="P19">which gives output:</text:p>
      <text:p text:style-name="P11">map[CST:-21600 EST:-18000 MST:-25200 PST:-28800 UTC:0]</text:p>
      <text:p text:style-name="P19">For maps, <text:span text:style-name="Source_20_Text">Printf</text:span> and friends sort the output lexicographically by key.</text:p>
      <text:p text:style-name="P19">When printing a struct, the modified format <text:span text:style-name="Source_20_Text">%+v</text:span> annotates the fields of the structure with their names, and for any value the alternate format <text:span text:style-name="Source_20_Text">%#v</text:span> prints the value in full Go syntax.</text:p>
      <text:p text:style-name="P10">type T struct {</text:p>
      <text:p text:style-name="P16"><text:s text:c="4"/>a int</text:p>
      <text:p text:style-name="P16"><text:s text:c="4"/>b float64</text:p>
      <text:p text:style-name="P16"><text:s text:c="4"/>c string</text:p>
      <text:p text:style-name="P16">}</text:p>
      <text:p text:style-name="P16">t := &amp;T{ 7, -2.35, "abc\tdef" }</text:p>
      <text:p text:style-name="P16"><text:soft-page-break/>fmt.Printf("%v\n", t)</text:p>
      <text:p text:style-name="P16">fmt.Printf("%+v\n", t)</text:p>
      <text:p text:style-name="P16">fmt.Printf("%#v\n", t)</text:p>
      <text:p text:style-name="P15">fmt.Printf("%#v\n", timeZone)</text:p>
      <text:p text:style-name="P19">prints</text:p>
      <text:p text:style-name="P10">&amp;{7 -2.35 abc <text:s text:c="2"/>def}</text:p>
      <text:p text:style-name="P16">&amp;{a:7 b:-2.35 c:abc <text:s text:c="4"/>def}</text:p>
      <text:p text:style-name="P16">&amp;main.T{a:7, b:-2.35, c:"abc\tdef"}</text:p>
      <text:p text:style-name="P15">map[string]int{"CST":-21600, "EST":-18000, "MST":-25200, "PST":-28800, "UTC":0}</text:p>
      <text:p text:style-name="P19">(Note the ampersands.) That quoted string format is also available through <text:span text:style-name="Source_20_Text">%q</text:span> when applied to a value of type <text:span text:style-name="Source_20_Text">string</text:span> or <text:span text:style-name="Source_20_Text">[]byte</text:span>. The alternate format <text:span text:style-name="Source_20_Text">%#q</text:span> will use backquotes instead if possible. (The <text:span text:style-name="Source_20_Text">%q</text:span> format also applies to integers and runes, producing a single-quoted rune constant.) Also, <text:span text:style-name="Source_20_Text">%x</text:span> works on strings, byte arrays and byte slices as well as on integers, generating a long hexadecimal string, and with a space in the format (<text:span text:style-name="Source_20_Text">% x</text:span>) it puts spaces between the bytes.</text:p>
      <text:p text:style-name="P19">Another handy format is <text:span text:style-name="Source_20_Text">%T</text:span>, which prints the <text:span text:style-name="Emphasis">type</text:span> of a value.</text:p>
      <text:p text:style-name="P11">fmt.Printf("%T\n", timeZone)</text:p>
      <text:p text:style-name="P19">prints</text:p>
      <text:p text:style-name="P11">map[string]int</text:p>
      <text:p text:style-name="P19">If you want to control the default format for a custom type, all that's required is to define a method with the signature <text:span text:style-name="Source_20_Text">String() string</text:span> on the type. For our simple type <text:span text:style-name="Source_20_Text">T</text:span>, that might look like this.</text:p>
      <text:p text:style-name="P10">func (t *T) String() string {</text:p>
      <text:p text:style-name="P16"><text:s text:c="4"/>return fmt.Sprintf("%d/%g/%q", t.a, t.b, t.c)</text:p>
      <text:p text:style-name="P16">}</text:p>
      <text:p text:style-name="P15">fmt.Printf("%v\n", t)</text:p>
      <text:p text:style-name="P19">to print in the format</text:p>
      <text:p text:style-name="P11">7/-2.35/"abc\tdef"</text:p>
      <text:p text:style-name="P19">(If you need to print <text:span text:style-name="Emphasis">values</text:span> of type <text:span text:style-name="Source_20_Text">T</text:span> as well as pointers to <text:span text:style-name="Source_20_Text">T</text:span>, the receiver for <text:span text:style-name="Source_20_Text">String</text:span> must be of value type; this example used a pointer because that's more efficient and idiomatic for struct types. See the section below on <text:a xlink:type="simple" xlink:href="https://go.dev/doc/effective_go#pointers_vs_values" text:style-name="Internet_20_link" text:visited-style-name="Visited_20_Internet_20_Link">pointers vs. value receivers</text:a> for more information.)</text:p>
      <text:p text:style-name="P19">Our <text:span text:style-name="Source_20_Text">String</text:span> method is able to call <text:span text:style-name="Source_20_Text">Sprintf</text:span> because the print routines are fully reentrant and can be wrapped this way. There is one important detail to understand about this approach, however: don't construct a <text:span text:style-name="Source_20_Text">String</text:span> method by calling <text:span text:style-name="Source_20_Text">Sprintf</text:span> in a way that will recur into your <text:span text:style-name="Source_20_Text">String</text:span> method indefinitely. This can happen if the <text:span text:style-name="Source_20_Text">Sprintf</text:span> call attempts to print the receiver directly as a string, which in turn will invoke the method again. It's a common and easy mistake to make, as this example shows.</text:p>
      <text:p text:style-name="P10">type MyString string</text:p>
      <text:p text:style-name="P16"/>
      <text:p text:style-name="P16">func (m MyString) String() string {</text:p>
      <text:p text:style-name="P16"><text:s text:c="4"/>return fmt.Sprintf("MyString=%s", m) // Error: will recur forever.</text:p>
      <text:p text:style-name="P15">}</text:p>
      <text:p text:style-name="P19"><text:soft-page-break/>It's also easy to fix: convert the argument to the basic string type, which does not have the method.</text:p>
      <text:p text:style-name="P10">type MyString string</text:p>
      <text:p text:style-name="P16">func (m MyString) String() string {</text:p>
      <text:p text:style-name="P16"><text:s text:c="4"/>return fmt.Sprintf("MyString=%s", string(m)) // OK: note conversion.</text:p>
      <text:p text:style-name="P15">}</text:p>
      <text:p text:style-name="P19">In the <text:a xlink:type="simple" xlink:href="https://go.dev/doc/effective_go#initialization" text:style-name="Internet_20_link" text:visited-style-name="Visited_20_Internet_20_Link">initialization section</text:a> we'll see another technique that avoids this recursion.</text:p>
      <text:p text:style-name="P19">Another printing technique is to pass a print routine's arguments directly to another such routine. The signature of <text:span text:style-name="Source_20_Text">Printf</text:span> uses the type <text:span text:style-name="Source_20_Text">...interface{}</text:span> for its final argument to specify that an arbitrary number of parameters (of arbitrary type) can appear after the format.</text:p>
      <text:p text:style-name="P11">func Printf(format string, v ...interface{}) (n int, err error) {</text:p>
      <text:p text:style-name="P19">Within the function <text:span text:style-name="Source_20_Text">Printf</text:span>, <text:span text:style-name="Source_20_Text">v</text:span> acts like a variable of type <text:span text:style-name="Source_20_Text">[]interface{}</text:span> but if it is passed to another variadic function, it acts like a regular list of arguments. Here is the implementation of the function <text:span text:style-name="Source_20_Text">log.Println</text:span> we used above. It passes its arguments directly to <text:span text:style-name="Source_20_Text">fmt.Sprintln</text:span> for the actual formatting.</text:p>
      <text:p text:style-name="P10">// Println prints to the standard logger in the manner of fmt.Println.</text:p>
      <text:p text:style-name="P16">func Println(v ...interface{}) {</text:p>
      <text:p text:style-name="P16"><text:s text:c="4"/>std.Output(2, fmt.Sprintln(v...)) <text:s/>// Output takes parameters (int, string)</text:p>
      <text:p text:style-name="P15">}</text:p>
      <text:p text:style-name="P19">We write <text:span text:style-name="Source_20_Text">...</text:span> after <text:span text:style-name="Source_20_Text">v</text:span> in the nested call to <text:span text:style-name="Source_20_Text">Sprintln</text:span> to tell the compiler to treat <text:span text:style-name="Source_20_Text">v</text:span> as a list of arguments; otherwise it would just pass <text:span text:style-name="Source_20_Text">v</text:span> as a single slice argument.</text:p>
      <text:p text:style-name="P19">There's even more to printing than we've covered here. See the <text:span text:style-name="Source_20_Text">godoc</text:span> documentation for package <text:span text:style-name="Source_20_Text">fmt</text:span> for the details.</text:p>
      <text:p text:style-name="P19">By the way, a <text:span text:style-name="Source_20_Text">...</text:span> parameter can be of a specific type, for instance <text:span text:style-name="Source_20_Text">...int</text:span> for a min function that chooses the least of a list of integers:</text:p>
      <text:p text:style-name="P10">func Min(a ...int) int {</text:p>
      <text:p text:style-name="P16"><text:s text:c="4"/>min := int(^uint(0) &gt;&gt; 1) <text:s/>// largest int</text:p>
      <text:p text:style-name="P16"><text:s text:c="4"/>for _, i := range a {</text:p>
      <text:p text:style-name="P16"><text:s text:c="8"/>if i &lt; min {</text:p>
      <text:p text:style-name="P16"><text:s text:c="12"/>min = i</text:p>
      <text:p text:style-name="P16"><text:s text:c="8"/>}</text:p>
      <text:p text:style-name="P16"><text:s text:c="4"/>}</text:p>
      <text:p text:style-name="P16"><text:s text:c="4"/>return min</text:p>
      <text:p text:style-name="P15">}</text:p>
      <text:h text:style-name="P3" text:outline-level="3"><text:bookmark text:name="append"/>Append</text:h>
      <text:p text:style-name="P19">Now we have the missing piece we needed to explain the design of the <text:span text:style-name="Source_20_Text">append</text:span> built-in function. The signature of <text:span text:style-name="Source_20_Text">append</text:span> is different from our custom <text:span text:style-name="Source_20_Text">Append</text:span> function above. Schematically, it's like this:</text:p>
      <text:p text:style-name="P11">func append(slice []T, elements ...T) []T</text:p>
      <text:p text:style-name="P19">where T is a placeholder for any given type. You can't actually write a function in Go where the type <text:span text:style-name="Source_20_Text">T</text:span> is determined by the caller. That's why <text:span text:style-name="Source_20_Text">append</text:span> is built in: it needs support from the compiler.</text:p>
      <text:p text:style-name="P19"><text:soft-page-break/>What <text:span text:style-name="Source_20_Text">append</text:span> does is append the elements to the end of the slice and return the result. The result needs to be returned because, as with our hand-written <text:span text:style-name="Source_20_Text">Append</text:span>, the underlying array may change. This simple example</text:p>
      <text:p text:style-name="P10">x := []int{1,2,3}</text:p>
      <text:p text:style-name="P16">x = append(x, 4, 5, 6)</text:p>
      <text:p text:style-name="P15">fmt.Println(x)</text:p>
      <text:p text:style-name="P19">prints <text:span text:style-name="Source_20_Text">[1 2 3 4 5 6]</text:span>. So <text:span text:style-name="Source_20_Text">append</text:span> works a little like <text:span text:style-name="Source_20_Text">Printf</text:span>, collecting an arbitrary number of arguments.</text:p>
      <text:p text:style-name="P19">But what if we wanted to do what our <text:span text:style-name="Source_20_Text">Append</text:span> does and append a slice to a slice? Easy: use <text:span text:style-name="Source_20_Text">...</text:span> at the call site, just as we did in the call to <text:span text:style-name="Source_20_Text">Output</text:span> above. This snippet produces identical output to the one above.</text:p>
      <text:p text:style-name="P10">x := []int{1,2,3}</text:p>
      <text:p text:style-name="P16">y := []int{4,5,6}</text:p>
      <text:p text:style-name="P16">x = append(x, y...)</text:p>
      <text:p text:style-name="P15">fmt.Println(x)</text:p>
      <text:p text:style-name="P19">Without that <text:span text:style-name="Source_20_Text">...</text:span>, it wouldn't compile because the types would be wrong; <text:span text:style-name="Source_20_Text">y</text:span> is not of type <text:span text:style-name="Source_20_Text">int</text:span>.</text:p>
      <text:h text:style-name="P2" text:outline-level="2"><text:bookmark text:name="initialization"/>Initialization</text:h>
      <text:p text:style-name="P19">Although it doesn't look superficially very different from initialization in C or C++, initialization in Go is more powerful. Complex structures can be built during initialization and the ordering issues among initialized objects, even among different packages, are handled correctly.</text:p>
      <text:h text:style-name="P3" text:outline-level="3"><text:bookmark text:name="constants"/>Constants</text:h>
      <text:p text:style-name="P19">Constants in Go are just that—constant. They are created at compile time, even when defined as locals in functions, and can only be numbers, characters (runes), strings or booleans. Because of the compile-time restriction, the expressions that define them must be constant expressions, evaluatable by the compiler. For instance, <text:span text:style-name="Source_20_Text">1&lt;&lt;3</text:span> is a constant expression, while <text:span text:style-name="Source_20_Text">math.Sin(math.Pi/4)</text:span> is not because the function call to <text:span text:style-name="Source_20_Text">math.Sin</text:span> needs to happen at run time.</text:p>
      <text:p text:style-name="P19">In Go, enumerated constants are created using the <text:span text:style-name="Source_20_Text">iota</text:span> enumerator. Since <text:span text:style-name="Source_20_Text">iota</text:span> can be part of an expression and expressions can be implicitly repeated, it is easy to build intricate sets of values.</text:p>
      <text:p text:style-name="P10">type ByteSize float64</text:p>
      <text:p text:style-name="P13"/>
      <text:p text:style-name="P13">const (</text:p>
      <text:p text:style-name="P10"><text:s text:c="4"/>_ <text:s text:c="10"/>= iota // ignore first value by assigning to blank identifier</text:p>
      <text:p text:style-name="P13"><text:s text:c="4"/>KB ByteSize = 1 &lt;&lt; (10 * iota)</text:p>
      <text:p text:style-name="P13"><text:s text:c="4"/>MB</text:p>
      <text:p text:style-name="P13"><text:s text:c="4"/>GB</text:p>
      <text:p text:style-name="P13"><text:s text:c="4"/>TB</text:p>
      <text:p text:style-name="P13"><text:s text:c="4"/>PB</text:p>
      <text:p text:style-name="P13"><text:s text:c="4"/>EB</text:p>
      <text:p text:style-name="P13"><text:s text:c="4"/>ZB</text:p>
      <text:p text:style-name="P13"><text:s text:c="4"/>YB</text:p>
      <text:p text:style-name="P14">)</text:p>
      <text:p text:style-name="P19">The ability to attach a method such as <text:span text:style-name="Source_20_Text">String</text:span> to any user-defined type makes it possible for arbitrary values to format themselves automatically for printing. Although you'll see it most often <text:soft-page-break/>applied to structs, this technique is also useful for scalar types such as floating-point types like <text:span text:style-name="Source_20_Text">ByteSize</text:span>.</text:p>
      <text:p text:style-name="P10">func (b ByteSize) String() string {</text:p>
      <text:p text:style-name="P13"><text:s text:c="4"/>switch {</text:p>
      <text:p text:style-name="P13"><text:s text:c="4"/>case b &gt;= YB:</text:p>
      <text:p text:style-name="P13"><text:s text:c="8"/>return fmt.Sprintf("%.2fYB", b/YB)</text:p>
      <text:p text:style-name="P13"><text:s text:c="4"/>case b &gt;= ZB:</text:p>
      <text:p text:style-name="P13"><text:s text:c="8"/>return fmt.Sprintf("%.2fZB", b/ZB)</text:p>
      <text:p text:style-name="P13"><text:s text:c="4"/>case b &gt;= EB:</text:p>
      <text:p text:style-name="P13"><text:s text:c="8"/>return fmt.Sprintf("%.2fEB", b/EB)</text:p>
      <text:p text:style-name="P13"><text:s text:c="4"/>case b &gt;= PB:</text:p>
      <text:p text:style-name="P13"><text:s text:c="8"/>return fmt.Sprintf("%.2fPB", b/PB)</text:p>
      <text:p text:style-name="P13"><text:s text:c="4"/>case b &gt;= TB:</text:p>
      <text:p text:style-name="P13"><text:s text:c="8"/>return fmt.Sprintf("%.2fTB", b/TB)</text:p>
      <text:p text:style-name="P13"><text:s text:c="4"/>case b &gt;= GB:</text:p>
      <text:p text:style-name="P13"><text:s text:c="8"/>return fmt.Sprintf("%.2fGB", b/GB)</text:p>
      <text:p text:style-name="P13"><text:s text:c="4"/>case b &gt;= MB:</text:p>
      <text:p text:style-name="P13"><text:s text:c="8"/>return fmt.Sprintf("%.2fMB", b/MB)</text:p>
      <text:p text:style-name="P13"><text:s text:c="4"/>case b &gt;= KB:</text:p>
      <text:p text:style-name="P13"><text:s text:c="8"/>return fmt.Sprintf("%.2fKB", b/KB)</text:p>
      <text:p text:style-name="P13"><text:s text:c="4"/>}</text:p>
      <text:p text:style-name="P13"><text:s text:c="4"/>return fmt.Sprintf("%.2fB", b)</text:p>
      <text:p text:style-name="P14">}</text:p>
      <text:p text:style-name="P19">The expression <text:span text:style-name="Source_20_Text">YB</text:span> prints as <text:span text:style-name="Source_20_Text">1.00YB</text:span>, while <text:span text:style-name="Source_20_Text">ByteSize(1e13)</text:span> prints as <text:span text:style-name="Source_20_Text">9.09TB</text:span>.</text:p>
      <text:p text:style-name="P19">The use here of <text:span text:style-name="Source_20_Text">Sprintf</text:span> to implement <text:span text:style-name="Source_20_Text">ByteSize</text:span>'s <text:span text:style-name="Source_20_Text">String</text:span> method is safe (avoids recurring indefinitely) not because of a conversion but because it calls <text:span text:style-name="Source_20_Text">Sprintf</text:span> with <text:span text:style-name="Source_20_Text">%f</text:span>, which is not a string format: <text:span text:style-name="Source_20_Text">Sprintf</text:span> will only call the <text:span text:style-name="Source_20_Text">String</text:span> method when it wants a string, and <text:span text:style-name="Source_20_Text">%f</text:span> wants a floating-point value.</text:p>
      <text:h text:style-name="P3" text:outline-level="3"><text:bookmark text:name="variables"/>Variables</text:h>
      <text:p text:style-name="P19">Variables can be initialized just like constants but the initializer can be a general expression computed at run time.</text:p>
      <text:p text:style-name="P10">var (</text:p>
      <text:p text:style-name="P16"><text:s text:c="4"/>home <text:s text:c="2"/>= os.Getenv("HOME")</text:p>
      <text:p text:style-name="P16"><text:s text:c="4"/>user <text:s text:c="2"/>= os.Getenv("USER")</text:p>
      <text:p text:style-name="P16"><text:s text:c="4"/>gopath = os.Getenv("GOPATH")</text:p>
      <text:p text:style-name="P15">)</text:p>
      <text:h text:style-name="P3" text:outline-level="3"><text:bookmark text:name="init"/>The init function</text:h>
      <text:p text:style-name="P19">Finally, each source file can define its own niladic <text:span text:style-name="Source_20_Text">init</text:span> function to set up whatever state is required. (Actually each file can have multiple <text:span text:style-name="Source_20_Text">init</text:span> functions.) And finally means finally: <text:span text:style-name="Source_20_Text">init</text:span> is called after all the variable declarations in the package have evaluated their initializers, and those are evaluated only after all the imported packages have been initialized.</text:p>
      <text:p text:style-name="P19">Besides initializations that cannot be expressed as declarations, a common use of <text:span text:style-name="Source_20_Text">init</text:span> functions is to verify or repair correctness of the program state before real execution begins.</text:p>
      <text:p text:style-name="P10">func init() {</text:p>
      <text:p text:style-name="P16"><text:s text:c="4"/>if user == "" {</text:p>
      <text:p text:style-name="P16"><text:s text:c="8"/>log.Fatal("$USER not set")</text:p>
      <text:p text:style-name="P16"><text:s text:c="4"/>}</text:p>
      <text:p text:style-name="P16"><text:s text:c="4"/>if home == "" {</text:p>
      <text:p text:style-name="P16"><text:soft-page-break/><text:s text:c="8"/>home = "/home/" + user</text:p>
      <text:p text:style-name="P16"><text:s text:c="4"/>}</text:p>
      <text:p text:style-name="P16"><text:s text:c="4"/>if gopath == "" {</text:p>
      <text:p text:style-name="P16"><text:s text:c="8"/>gopath = home + "/go"</text:p>
      <text:p text:style-name="P16"><text:s text:c="4"/>}</text:p>
      <text:p text:style-name="P16"><text:s text:c="4"/>// gopath may be overridden by --gopath flag on command line.</text:p>
      <text:p text:style-name="P16"><text:s text:c="4"/>flag.StringVar(&amp;gopath, "gopath", gopath, "override default GOPATH")</text:p>
      <text:p text:style-name="P15">}</text:p>
      <text:h text:style-name="P2" text:outline-level="2"><text:bookmark text:name="methods"/>Methods</text:h>
      <text:h text:style-name="P3" text:outline-level="3"><text:bookmark text:name="pointers_vs_values"/>Pointers vs. Values</text:h>
      <text:p text:style-name="P19">As we saw with <text:span text:style-name="Source_20_Text">ByteSize</text:span>, methods can be defined for any named type (except a pointer or an interface); the receiver does not have to be a struct.</text:p>
      <text:p text:style-name="P19">In the discussion of slices above, we wrote an <text:span text:style-name="Source_20_Text">Append</text:span> function. We can define it as a method on slices instead. To do this, we first declare a named type to which we can bind the method, and then make the receiver for the method a value of that type.</text:p>
      <text:p text:style-name="P10">type ByteSlice []byte</text:p>
      <text:p text:style-name="P16"/>
      <text:p text:style-name="P16">func (slice ByteSlice) Append(data []byte) []byte {</text:p>
      <text:p text:style-name="P16"><text:s text:c="4"/>// Body exactly the same as the Append function defined above.</text:p>
      <text:p text:style-name="P15">}</text:p>
      <text:p text:style-name="P19">This still requires the method to return the updated slice. We can eliminate that clumsiness by redefining the method to take a pointer to a <text:span text:style-name="Source_20_Text">ByteSlice</text:span> as its receiver, so the method can overwrite the caller's slice.</text:p>
      <text:p text:style-name="P10">func (p *ByteSlice) Append(data []byte) {</text:p>
      <text:p text:style-name="P16"><text:s text:c="4"/>slice := *p</text:p>
      <text:p text:style-name="P16"><text:s text:c="4"/>// Body as above, without the return.</text:p>
      <text:p text:style-name="P16"><text:s text:c="4"/>*p = slice</text:p>
      <text:p text:style-name="P15">}</text:p>
      <text:p text:style-name="P19">In fact, we can do even better. If we modify our function so it looks like a standard <text:span text:style-name="Source_20_Text">Write</text:span> method, like this,</text:p>
      <text:p text:style-name="P10">func (p *ByteSlice) Write(data []byte) (n int, err error) {</text:p>
      <text:p text:style-name="P16"><text:s text:c="4"/>slice := *p</text:p>
      <text:p text:style-name="P16"><text:s text:c="4"/>// Again as above.</text:p>
      <text:p text:style-name="P16"><text:s text:c="4"/>*p = slice</text:p>
      <text:p text:style-name="P16"><text:s text:c="4"/>return len(data), nil</text:p>
      <text:p text:style-name="P15">}</text:p>
      <text:p text:style-name="P19">then the type <text:span text:style-name="Source_20_Text">*ByteSlice</text:span> satisfies the standard interface <text:span text:style-name="Source_20_Text">io.Writer</text:span>, which is handy. For instance, we can print into one.</text:p>
      <text:p text:style-name="P10"><text:s text:c="4"/>var b ByteSlice</text:p>
      <text:p text:style-name="P15"><text:s text:c="4"/>fmt.Fprintf(&amp;b, "This hour has %d days\n", 7)</text:p>
      <text:p text:style-name="P19">We pass the address of a <text:span text:style-name="Source_20_Text">ByteSlice</text:span> because only <text:span text:style-name="Source_20_Text">*ByteSlice</text:span> satisfies <text:span text:style-name="Source_20_Text">io.Writer</text:span>. The rule about pointers vs. values for receivers is that value methods can be invoked on pointers and values, but pointer methods can only be invoked on pointers.</text:p>
      <text:p text:style-name="P19"><text:soft-page-break/>This rule arises because pointer methods can modify the receiver; invoking them on a value would cause the method to receive a copy of the value, so any modifications would be discarded. The language therefore disallows this mistake. There is a handy exception, though. When the value is addressable, the language takes care of the common case of invoking a pointer method on a value by inserting the address operator automatically. In our example, the variable <text:span text:style-name="Source_20_Text">b</text:span> is addressable, so we can call its <text:span text:style-name="Source_20_Text">Write</text:span> method with just <text:span text:style-name="Source_20_Text">b.Write</text:span>. The compiler will rewrite that to <text:span text:style-name="Source_20_Text">(&amp;b).Write</text:span> for us.</text:p>
      <text:p text:style-name="P19">By the way, the idea of using <text:span text:style-name="Source_20_Text">Write</text:span> on a slice of bytes is central to the implementation of <text:span text:style-name="Source_20_Text">bytes.Buffer</text:span>.</text:p>
      <text:h text:style-name="P2" text:outline-level="2"><text:bookmark text:name="interfaces_and_types"/>Interfaces and other types</text:h>
      <text:h text:style-name="P3" text:outline-level="3"><text:bookmark text:name="interfaces"/>Interfaces</text:h>
      <text:p text:style-name="P19">Interfaces in Go provide a way to specify the behavior of an object: if something can do <text:span text:style-name="Emphasis">this</text:span>, then it can be used <text:span text:style-name="Emphasis">here</text:span>. We've seen a couple of simple examples already; custom printers can be implemented by a <text:span text:style-name="Source_20_Text">String</text:span> method while <text:span text:style-name="Source_20_Text">Fprintf</text:span> can generate output to anything with a <text:span text:style-name="Source_20_Text">Write</text:span> method. Interfaces with only one or two methods are common in Go code, and are usually given a name derived from the method, such as <text:span text:style-name="Source_20_Text">io.Writer</text:span> for something that implements <text:span text:style-name="Source_20_Text">Write</text:span>.</text:p>
      <text:p text:style-name="P19">A type can implement multiple interfaces. For instance, a collection can be sorted by the routines in package <text:span text:style-name="Source_20_Text">sort</text:span> if it implements <text:span text:style-name="Source_20_Text">sort.Interface</text:span>, which contains <text:span text:style-name="Source_20_Text">Len()</text:span>, <text:span text:style-name="Source_20_Text">Less(i, j int) bool</text:span>, and <text:span text:style-name="Source_20_Text">Swap(i, j int)</text:span>, and it could also have a custom formatter. In this contrived example <text:span text:style-name="Source_20_Text">Sequence</text:span> satisfies both.</text:p>
      <text:p text:style-name="P10">type Sequence []int</text:p>
      <text:p text:style-name="P13"/>
      <text:p text:style-name="P10">// Methods required by sort.Interface.</text:p>
      <text:p text:style-name="P13">func (s Sequence) Len() int {</text:p>
      <text:p text:style-name="P13"><text:s text:c="4"/>return len(s)</text:p>
      <text:p text:style-name="P13">}</text:p>
      <text:p text:style-name="P13">func (s Sequence) Less(i, j int) bool {</text:p>
      <text:p text:style-name="P13"><text:s text:c="4"/>return s[i] &lt; s[j]</text:p>
      <text:p text:style-name="P13">}</text:p>
      <text:p text:style-name="P13">func (s Sequence) Swap(i, j int) {</text:p>
      <text:p text:style-name="P13"><text:s text:c="4"/>s[i], s[j] = s[j], s[i]</text:p>
      <text:p text:style-name="P13">}</text:p>
      <text:p text:style-name="P13"/>
      <text:p text:style-name="P10">// Copy returns a copy of the Sequence.</text:p>
      <text:p text:style-name="P13">func (s Sequence) Copy() Sequence {</text:p>
      <text:p text:style-name="P13"><text:s text:c="4"/>copy := make(Sequence, 0, len(s))</text:p>
      <text:p text:style-name="P13"><text:s text:c="4"/>return append(copy, s...)</text:p>
      <text:p text:style-name="P13">}</text:p>
      <text:p text:style-name="P13"/>
      <text:p text:style-name="P10">// Method for printing - sorts the elements before printing.</text:p>
      <text:p text:style-name="P13">func (s Sequence) String() string {</text:p>
      <text:p text:style-name="P10"><text:s text:c="4"/>s = s.Copy() // Make a copy; don't overwrite argument.</text:p>
      <text:p text:style-name="P13"><text:s text:c="4"/>sort.Sort(s)</text:p>
      <text:p text:style-name="P13"><text:s text:c="4"/>str := "["</text:p>
      <text:p text:style-name="P10"><text:s text:c="4"/>for i, elem := range s { // Loop is O(N²); will fix that in next example.</text:p>
      <text:p text:style-name="P13"><text:s text:c="8"/>if i &gt; 0 {</text:p>
      <text:p text:style-name="P13"><text:s text:c="12"/>str += " "</text:p>
      <text:p text:style-name="P13"><text:s text:c="8"/>}</text:p>
      <text:p text:style-name="P13"><text:soft-page-break/><text:s text:c="8"/>str += fmt.Sprint(elem)</text:p>
      <text:p text:style-name="P13"><text:s text:c="4"/>}</text:p>
      <text:p text:style-name="P13"><text:s text:c="4"/>return str + "]"</text:p>
      <text:p text:style-name="P14">}</text:p>
      <text:h text:style-name="P3" text:outline-level="3"><text:bookmark text:name="conversions"/>Conversions</text:h>
      <text:p text:style-name="P19">The <text:span text:style-name="Source_20_Text">String</text:span> method of <text:span text:style-name="Source_20_Text">Sequence</text:span> is recreating the work that <text:span text:style-name="Source_20_Text">Sprint</text:span> already does for slices. (It also has complexity O(N²), which is poor.) We can share the effort (and also speed it up) if we convert the <text:span text:style-name="Source_20_Text">Sequence</text:span> to a plain <text:span text:style-name="Source_20_Text">[]int</text:span> before calling <text:span text:style-name="Source_20_Text">Sprint</text:span>.</text:p>
      <text:p text:style-name="P10">func (s Sequence) String() string {</text:p>
      <text:p text:style-name="P16"><text:s text:c="4"/>s = s.Copy()</text:p>
      <text:p text:style-name="P16"><text:s text:c="4"/>sort.Sort(s)</text:p>
      <text:p text:style-name="P16"><text:s text:c="4"/>return fmt.Sprint([]int(s))</text:p>
      <text:p text:style-name="P15">}</text:p>
      <text:p text:style-name="P19">This method is another example of the conversion technique for calling <text:span text:style-name="Source_20_Text">Sprintf</text:span> safely from a <text:span text:style-name="Source_20_Text">String</text:span> method. Because the two types (<text:span text:style-name="Source_20_Text">Sequence</text:span> and <text:span text:style-name="Source_20_Text">[]int</text:span>) are the same if we ignore the type name, it's legal to convert between them. The conversion doesn't create a new value, it just temporarily acts as though the existing value has a new type. (There are other legal conversions, such as from integer to floating point, that do create a new value.)</text:p>
      <text:p text:style-name="P19">It's an idiom in Go programs to convert the type of an expression to access a different set of methods. As an example, we could use the existing type <text:span text:style-name="Source_20_Text">sort.IntSlice</text:span> to reduce the entire example to this:</text:p>
      <text:p text:style-name="P10">type Sequence []int</text:p>
      <text:p text:style-name="P16"/>
      <text:p text:style-name="P16">// Method for printing - sorts the elements before printing</text:p>
      <text:p text:style-name="P16">func (s Sequence) String() string {</text:p>
      <text:p text:style-name="P16"><text:s text:c="4"/>s = s.Copy()</text:p>
      <text:p text:style-name="P16"><text:s text:c="4"/>sort.IntSlice(s).Sort()</text:p>
      <text:p text:style-name="P16"><text:s text:c="4"/>return fmt.Sprint([]int(s))</text:p>
      <text:p text:style-name="P15">}</text:p>
      <text:p text:style-name="P19">Now, instead of having <text:span text:style-name="Source_20_Text">Sequence</text:span> implement multiple interfaces (sorting and printing), we're using the ability of a data item to be converted to multiple types (<text:span text:style-name="Source_20_Text">Sequence</text:span>, <text:span text:style-name="Source_20_Text">sort.IntSlice</text:span> and <text:span text:style-name="Source_20_Text">[]int</text:span>), each of which does some part of the job. That's more unusual in practice but can be effective.</text:p>
      <text:h text:style-name="P3" text:outline-level="3"><text:bookmark text:name="interface_conversions"/>Interface conversions and type assertions</text:h>
      <text:p text:style-name="P19"><text:a xlink:type="simple" xlink:href="https://go.dev/doc/effective_go#type_switch" text:style-name="Internet_20_link" text:visited-style-name="Visited_20_Internet_20_Link">Type switches</text:a> are a form of conversion: they take an interface and, for each case in the switch, in a sense convert it to the type of that case. Here's a simplified version of how the code under <text:span text:style-name="Source_20_Text">fmt.Printf</text:span> turns a value into a string using a type switch. If it's already a string, we want the actual string value held by the interface, while if it has a <text:span text:style-name="Source_20_Text">String</text:span> method we want the result of calling the method.</text:p>
      <text:p text:style-name="P10">type Stringer interface {</text:p>
      <text:p text:style-name="P16"><text:s text:c="4"/>String() string</text:p>
      <text:p text:style-name="P16">}</text:p>
      <text:p text:style-name="P16"/>
      <text:p text:style-name="P16">var value interface{} // Value provided by caller.</text:p>
      <text:p text:style-name="P16">switch str := value.(type) {</text:p>
      <text:p text:style-name="P16"><text:soft-page-break/>case string:</text:p>
      <text:p text:style-name="P16"><text:s text:c="4"/>return str</text:p>
      <text:p text:style-name="P16">case Stringer:</text:p>
      <text:p text:style-name="P16"><text:s text:c="4"/>return str.String()</text:p>
      <text:p text:style-name="P15">}</text:p>
      <text:p text:style-name="P19">The first case finds a concrete value; the second converts the interface into another interface. It's perfectly fine to mix types this way.</text:p>
      <text:p text:style-name="P19">What if there's only one type we care about? If we know the value holds a <text:span text:style-name="Source_20_Text">string</text:span> and we just want to extract it? A one-case type switch would do, but so would a <text:span text:style-name="Emphasis">type assertion</text:span>. A type assertion takes an interface value and extracts from it a value of the specified explicit type. The syntax borrows from the clause opening a type switch, but with an explicit type rather than the <text:span text:style-name="Source_20_Text">type</text:span> keyword:</text:p>
      <text:p text:style-name="P11">value.(typeName)</text:p>
      <text:p text:style-name="P19">and the result is a new value with the static type <text:span text:style-name="Source_20_Text">typeName</text:span>. That type must either be the concrete type held by the interface, or a second interface type that the value can be converted to. To extract the string we know is in the value, we could write:</text:p>
      <text:p text:style-name="P11">str := value.(string)</text:p>
      <text:p text:style-name="P19">But if it turns out that the value does not contain a string, the program will crash with a run-time error. To guard against that, use the "comma, ok" idiom to test, safely, whether the value is a string:</text:p>
      <text:p text:style-name="P10">str, ok := value.(string)</text:p>
      <text:p text:style-name="P16">if ok {</text:p>
      <text:p text:style-name="P16"><text:s text:c="4"/>fmt.Printf("string value is: %q\n", str)</text:p>
      <text:p text:style-name="P16">} else {</text:p>
      <text:p text:style-name="P16"><text:s text:c="4"/>fmt.Printf("value is not a string\n")</text:p>
      <text:p text:style-name="P15">}</text:p>
      <text:p text:style-name="P19">If the type assertion fails, <text:span text:style-name="Source_20_Text">str</text:span> will still exist and be of type string, but it will have the zero value, an empty string.</text:p>
      <text:p text:style-name="P19">As an illustration of the capability, here's an <text:span text:style-name="Source_20_Text">if</text:span>-<text:span text:style-name="Source_20_Text">else</text:span> statement that's equivalent to the type switch that opened this section.</text:p>
      <text:p text:style-name="P10">if str, ok := value.(string); ok {</text:p>
      <text:p text:style-name="P16"><text:s text:c="4"/>return str</text:p>
      <text:p text:style-name="P16">} else if str, ok := value.(Stringer); ok {</text:p>
      <text:p text:style-name="P16"><text:s text:c="4"/>return str.String()</text:p>
      <text:p text:style-name="P15">}</text:p>
      <text:h text:style-name="P3" text:outline-level="3"><text:bookmark text:name="generality"/>Generality</text:h>
      <text:p text:style-name="P19">If a type exists only to implement an interface and will never have exported methods beyond that interface, there is no need to export the type itself. Exporting just the interface makes it clear the value has no interesting behavior beyond what is described in the interface. It also avoids the need to repeat the documentation on every instance of a common method.</text:p>
      <text:p text:style-name="P19">In such cases, the constructor should return an interface value rather than the implementing type. As an example, in the hash libraries both <text:span text:style-name="Source_20_Text">crc32.NewIEEE</text:span> and <text:span text:style-name="Source_20_Text">adler32.New</text:span> return the interface <text:soft-page-break/>type <text:span text:style-name="Source_20_Text">hash.Hash32</text:span>. Substituting the CRC-32 algorithm for Adler-32 in a Go program requires only changing the constructor call; the rest of the code is unaffected by the change of algorithm.</text:p>
      <text:p text:style-name="P19">A similar approach allows the streaming cipher algorithms in the various <text:span text:style-name="Source_20_Text">crypto</text:span> packages to be separated from the block ciphers they chain together. The <text:span text:style-name="Source_20_Text">Block</text:span> interface in the <text:span text:style-name="Source_20_Text">crypto/cipher</text:span> package specifies the behavior of a block cipher, which provides encryption of a single block of data. Then, by analogy with the <text:span text:style-name="Source_20_Text">bufio</text:span> package, cipher packages that implement this interface can be used to construct streaming ciphers, represented by the <text:span text:style-name="Source_20_Text">Stream</text:span> interface, without knowing the details of the block encryption.</text:p>
      <text:p text:style-name="P19">The <text:span text:style-name="Source_20_Text">crypto/cipher</text:span> interfaces look like this:</text:p>
      <text:p text:style-name="P10">type Block interface {</text:p>
      <text:p text:style-name="P16"><text:s text:c="4"/>BlockSize() int</text:p>
      <text:p text:style-name="P16"><text:s text:c="4"/>Encrypt(dst, src []byte)</text:p>
      <text:p text:style-name="P16"><text:s text:c="4"/>Decrypt(dst, src []byte)</text:p>
      <text:p text:style-name="P16">}</text:p>
      <text:p text:style-name="P16"/>
      <text:p text:style-name="P16">type Stream interface {</text:p>
      <text:p text:style-name="P16"><text:s text:c="4"/>XORKeyStream(dst, src []byte)</text:p>
      <text:p text:style-name="P15">}</text:p>
      <text:p text:style-name="P19">Here's the definition of the counter mode (CTR) stream, which turns a block cipher into a streaming cipher; notice that the block cipher's details are abstracted away:</text:p>
      <text:p text:style-name="P10">// NewCTR returns a Stream that encrypts/decrypts using the given Block in</text:p>
      <text:p text:style-name="P16">// counter mode. The length of iv must be the same as the Block's block size.</text:p>
      <text:p text:style-name="P15">func NewCTR(block Block, iv []byte) Stream</text:p>
      <text:p text:style-name="P19"><text:span text:style-name="Source_20_Text">NewCTR</text:span> applies not just to one specific encryption algorithm and data source but to any implementation of the <text:span text:style-name="Source_20_Text">Block</text:span> interface and any <text:span text:style-name="Source_20_Text">Stream</text:span>. Because they return interface values, replacing CTR encryption with other encryption modes is a localized change. The constructor calls must be edited, but because the surrounding code must treat the result only as a <text:span text:style-name="Source_20_Text">Stream</text:span>, it won't notice the difference.</text:p>
      <text:h text:style-name="P3" text:outline-level="3"><text:bookmark text:name="interface_methods"/>Interfaces and methods</text:h>
      <text:p text:style-name="P19">Since almost anything can have methods attached, almost anything can satisfy an interface. One illustrative example is in the <text:span text:style-name="Source_20_Text">http</text:span> package, which defines the <text:span text:style-name="Source_20_Text">Handler</text:span> interface. Any object that implements <text:span text:style-name="Source_20_Text">Handler</text:span> can serve HTTP requests.</text:p>
      <text:p text:style-name="P10">type Handler interface {</text:p>
      <text:p text:style-name="P16"><text:s text:c="4"/>ServeHTTP(ResponseWriter, *Request)</text:p>
      <text:p text:style-name="P15">}</text:p>
      <text:p text:style-name="P19"><text:span text:style-name="Source_20_Text">ResponseWriter</text:span> is itself an interface that provides access to the methods needed to return the response to the client. Those methods include the standard <text:span text:style-name="Source_20_Text">Write</text:span> method, so an <text:span text:style-name="Source_20_Text">http.ResponseWriter</text:span> can be used wherever an <text:span text:style-name="Source_20_Text">io.Writer</text:span> can be used. <text:span text:style-name="Source_20_Text">Request</text:span> is a struct containing a parsed representation of the request from the client.</text:p>
      <text:p text:style-name="P19">For brevity, let's ignore POSTs and assume HTTP requests are always GETs; that simplification does not affect the way the handlers are set up. Here's a trivial implementation of a handler to count the number of times the page is visited.</text:p>
      <text:p text:style-name="P10"><text:soft-page-break/>// Simple counter server.</text:p>
      <text:p text:style-name="P16">type Counter struct {</text:p>
      <text:p text:style-name="P16"><text:s text:c="4"/>n int</text:p>
      <text:p text:style-name="P16">}</text:p>
      <text:p text:style-name="P16"/>
      <text:p text:style-name="P16">func (ctr *Counter) ServeHTTP(w http.ResponseWriter, req *http.Request) {</text:p>
      <text:p text:style-name="P16"><text:s text:c="4"/>ctr.n++</text:p>
      <text:p text:style-name="P16"><text:s text:c="4"/>fmt.Fprintf(w, "counter = %d\n", ctr.n)</text:p>
      <text:p text:style-name="P15">}</text:p>
      <text:p text:style-name="P19">(Keeping with our theme, note how <text:span text:style-name="Source_20_Text">Fprintf</text:span> can print to an <text:span text:style-name="Source_20_Text">http.ResponseWriter</text:span>.) In a real server, access to <text:span text:style-name="Source_20_Text">ctr.n</text:span> would need protection from concurrent access. See the <text:span text:style-name="Source_20_Text">sync</text:span> and <text:span text:style-name="Source_20_Text">atomic</text:span> packages for suggestions.</text:p>
      <text:p text:style-name="P19">For reference, here's how to attach such a server to a node on the URL tree.</text:p>
      <text:p text:style-name="P10">import "net/http"</text:p>
      <text:p text:style-name="P16">...</text:p>
      <text:p text:style-name="P16">ctr := new(Counter)</text:p>
      <text:p text:style-name="P15">http.Handle("/counter", ctr)</text:p>
      <text:p text:style-name="P19">But why make <text:span text:style-name="Source_20_Text">Counter</text:span> a struct? An integer is all that's needed. (The receiver needs to be a pointer so the increment is visible to the caller.)</text:p>
      <text:p text:style-name="P10">// Simpler counter server.</text:p>
      <text:p text:style-name="P16">type Counter int</text:p>
      <text:p text:style-name="P16"/>
      <text:p text:style-name="P16">func (ctr *Counter) ServeHTTP(w http.ResponseWriter, req *http.Request) {</text:p>
      <text:p text:style-name="P16"><text:s text:c="4"/>*ctr++</text:p>
      <text:p text:style-name="P16"><text:s text:c="4"/>fmt.Fprintf(w, "counter = %d\n", *ctr)</text:p>
      <text:p text:style-name="P15">}</text:p>
      <text:p text:style-name="P19">What if your program has some internal state that needs to be notified that a page has been visited? Tie a channel to the web page.</text:p>
      <text:p text:style-name="P10">// A channel that sends a notification on each visit.</text:p>
      <text:p text:style-name="P16">// (Probably want the channel to be buffered.)</text:p>
      <text:p text:style-name="P16">type Chan chan *http.Request</text:p>
      <text:p text:style-name="P16"/>
      <text:p text:style-name="P16">func (ch Chan) ServeHTTP(w http.ResponseWriter, req *http.Request) {</text:p>
      <text:p text:style-name="P16"><text:s text:c="4"/>ch &lt;- req</text:p>
      <text:p text:style-name="P16"><text:s text:c="4"/>fmt.Fprint(w, "notification sent")</text:p>
      <text:p text:style-name="P15">}</text:p>
      <text:p text:style-name="P19">Finally, let's say we wanted to present on <text:span text:style-name="Source_20_Text">/args</text:span> the arguments used when invoking the server binary. It's easy to write a function to print the arguments.</text:p>
      <text:p text:style-name="P10">func ArgServer() {</text:p>
      <text:p text:style-name="P16"><text:s text:c="4"/>fmt.Println(os.Args)</text:p>
      <text:p text:style-name="P15">}</text:p>
      <text:p text:style-name="P19">How do we turn that into an HTTP server? We could make <text:span text:style-name="Source_20_Text">ArgServer</text:span> a method of some type whose value we ignore, but there's a cleaner way. Since we can define a method for any type except pointers and interfaces, we can write a method for a function. The <text:span text:style-name="Source_20_Text">http</text:span> package contains this code:</text:p>
      <text:p text:style-name="P10">// The HandlerFunc type is an adapter to allow the use of</text:p>
      <text:p text:style-name="P16">// ordinary functions as HTTP handlers. <text:s/>If f is a function</text:p>
      <text:p text:style-name="P16">// with the appropriate signature, HandlerFunc(f) is a</text:p>
      <text:p text:style-name="P16"><text:soft-page-break/>// Handler object that calls f.</text:p>
      <text:p text:style-name="P16">type HandlerFunc func(ResponseWriter, *Request)</text:p>
      <text:p text:style-name="P16"/>
      <text:p text:style-name="P16">// ServeHTTP calls f(w, req).</text:p>
      <text:p text:style-name="P16">func (f HandlerFunc) ServeHTTP(w ResponseWriter, req *Request) {</text:p>
      <text:p text:style-name="P16"><text:s text:c="4"/>f(w, req)</text:p>
      <text:p text:style-name="P15">}</text:p>
      <text:p text:style-name="P19"><text:span text:style-name="Source_20_Text">HandlerFunc</text:span> is a type with a method, <text:span text:style-name="Source_20_Text">ServeHTTP</text:span>, so values of that type can serve HTTP requests. Look at the implementation of the method: the receiver is a function, <text:span text:style-name="Source_20_Text">f</text:span>, and the method calls <text:span text:style-name="Source_20_Text">f</text:span>. That may seem odd but it's not that different from, say, the receiver being a channel and the method sending on the channel.</text:p>
      <text:p text:style-name="P19">To make <text:span text:style-name="Source_20_Text">ArgServer</text:span> into an HTTP server, we first modify it to have the right signature.</text:p>
      <text:p text:style-name="P10">// Argument server.</text:p>
      <text:p text:style-name="P16">func ArgServer(w http.ResponseWriter, req *http.Request) {</text:p>
      <text:p text:style-name="P16"><text:s text:c="4"/>fmt.Fprintln(w, os.Args)</text:p>
      <text:p text:style-name="P15">}</text:p>
      <text:p text:style-name="P19"><text:span text:style-name="Source_20_Text">ArgServer</text:span> now has the same signature as <text:span text:style-name="Source_20_Text">HandlerFunc</text:span>, so it can be converted to that type to access its methods, just as we converted <text:span text:style-name="Source_20_Text">Sequence</text:span> to <text:span text:style-name="Source_20_Text">IntSlice</text:span> to access <text:span text:style-name="Source_20_Text">IntSlice.Sort</text:span>. The code to set it up is concise:</text:p>
      <text:p text:style-name="P11">http.Handle("/args", http.HandlerFunc(ArgServer))</text:p>
      <text:p text:style-name="P19">When someone visits the page <text:span text:style-name="Source_20_Text">/args</text:span>, the handler installed at that page has value <text:span text:style-name="Source_20_Text">ArgServer</text:span> and type <text:span text:style-name="Source_20_Text">HandlerFunc</text:span>. The HTTP server will invoke the method <text:span text:style-name="Source_20_Text">ServeHTTP</text:span> of that type, with <text:span text:style-name="Source_20_Text">ArgServer</text:span> as the receiver, which will in turn call <text:span text:style-name="Source_20_Text">ArgServer</text:span> (via the invocation <text:span text:style-name="Source_20_Text">f(w, req)</text:span> inside <text:span text:style-name="Source_20_Text">HandlerFunc.ServeHTTP</text:span>). The arguments will then be displayed.</text:p>
      <text:p text:style-name="P19">In this section we have made an HTTP server from a struct, an integer, a channel, and a function, all because interfaces are just sets of methods, which can be defined for (almost) any type.</text:p>
      <text:h text:style-name="P2" text:outline-level="2"><text:bookmark text:name="blank"/>The blank identifier</text:h>
      <text:p text:style-name="P19">We've mentioned the blank identifier a couple of times now, in the context of <text:a xlink:type="simple" xlink:href="https://go.dev/doc/effective_go#for" text:style-name="Internet_20_link" text:visited-style-name="Visited_20_Internet_20_Link"><text:span text:style-name="Source_20_Text">for</text:span> <text:span text:style-name="Source_20_Text">range</text:span> loops</text:a> and <text:a xlink:type="simple" xlink:href="https://go.dev/doc/effective_go#maps" text:style-name="Internet_20_link" text:visited-style-name="Visited_20_Internet_20_Link">maps</text:a>. The blank identifier can be assigned or declared with any value of any type, with the value discarded harmlessly. It's a bit like writing to the Unix <text:span text:style-name="Source_20_Text">/dev/null</text:span> file: it represents a write-only value to be used as a place-holder where a variable is needed but the actual value is irrelevant. It has uses beyond those we've seen already.</text:p>
      <text:h text:style-name="P3" text:outline-level="3"><text:bookmark text:name="blank_assign"/>The blank identifier in multiple assignment</text:h>
      <text:p text:style-name="P19">The use of a blank identifier in a <text:span text:style-name="Source_20_Text">for</text:span> <text:span text:style-name="Source_20_Text">range</text:span> loop is a special case of a general situation: multiple assignment.</text:p>
      <text:p text:style-name="P19">If an assignment requires multiple values on the left side, but one of the values will not be used by the program, a blank identifier on the left-hand-side of the assignment avoids the need to create a dummy variable and makes it clear that the value is to be discarded. For instance, when calling a <text:soft-page-break/>function that returns a value and an error, but only the error is important, use the blank identifier to discard the irrelevant value.</text:p>
      <text:p text:style-name="P10">if _, err := os.Stat(path); os.IsNotExist(err) {</text:p>
      <text:p text:style-name="P16"><text:s text:c="4"/>fmt.Printf("%s does not exist\n", path)</text:p>
      <text:p text:style-name="P15">}</text:p>
      <text:p text:style-name="P19">Occasionally you'll see code that discards the error value in order to ignore the error; this is terrible practice. Always check error returns; they're provided for a reason.</text:p>
      <text:p text:style-name="P10">// Bad! This code will crash if path does not exist.</text:p>
      <text:p text:style-name="P16">fi, _ := os.Stat(path)</text:p>
      <text:p text:style-name="P16">if fi.IsDir() {</text:p>
      <text:p text:style-name="P16"><text:s text:c="4"/>fmt.Printf("%s is a directory\n", path)</text:p>
      <text:p text:style-name="P15">}</text:p>
      <text:h text:style-name="P3" text:outline-level="3"><text:bookmark text:name="blank_unused"/>Unused imports and variables</text:h>
      <text:p text:style-name="P19">It is an error to import a package or to declare a variable without using it. Unused imports bloat the program and slow compilation, while a variable that is initialized but not used is at least a wasted computation and perhaps indicative of a larger bug. When a program is under active development, however, unused imports and variables often arise and it can be annoying to delete them just to have the compilation proceed, only to have them be needed again later. The blank identifier provides a workaround.</text:p>
      <text:p text:style-name="P19">This half-written program has two unused imports (<text:span text:style-name="Source_20_Text">fmt</text:span> and <text:span text:style-name="Source_20_Text">io</text:span>) and an unused variable (<text:span text:style-name="Source_20_Text">fd</text:span>), so it will not compile, but it would be nice to see if the code so far is correct.</text:p>
      <text:p text:style-name="P10">package main</text:p>
      <text:p text:style-name="P13"/>
      <text:p text:style-name="P13">import (</text:p>
      <text:p text:style-name="P13"><text:s text:c="4"/>"fmt"</text:p>
      <text:p text:style-name="P13"><text:s text:c="4"/>"io"</text:p>
      <text:p text:style-name="P13"><text:s text:c="4"/>"log"</text:p>
      <text:p text:style-name="P13"><text:s text:c="4"/>"os"</text:p>
      <text:p text:style-name="P13">)</text:p>
      <text:p text:style-name="P13"/>
      <text:p text:style-name="P13">func main() {</text:p>
      <text:p text:style-name="P13"><text:s text:c="4"/>fd, err := os.Open("test.go")</text:p>
      <text:p text:style-name="P13"><text:s text:c="4"/>if err != nil {</text:p>
      <text:p text:style-name="P13"><text:s text:c="8"/>log.Fatal(err)</text:p>
      <text:p text:style-name="P13"><text:s text:c="4"/>}</text:p>
      <text:p text:style-name="P10"><text:s text:c="4"/>// TODO: use fd.</text:p>
      <text:p text:style-name="P14">}</text:p>
      <text:p text:style-name="P19">To silence complaints about the unused imports, use a blank identifier to refer to a symbol from the imported package. Similarly, assigning the unused variable <text:span text:style-name="Source_20_Text">fd</text:span> to the blank identifier will silence the unused variable error. This version of the program does compile.</text:p>
      <text:p text:style-name="P10">package main</text:p>
      <text:p text:style-name="P13"/>
      <text:p text:style-name="P13">import (</text:p>
      <text:p text:style-name="P13"><text:s text:c="4"/>"fmt"</text:p>
      <text:p text:style-name="P13"><text:s text:c="4"/>"io"</text:p>
      <text:p text:style-name="P13"><text:s text:c="4"/>"log"</text:p>
      <text:p text:style-name="P13"><text:s text:c="4"/>"os"</text:p>
      <text:p text:style-name="P13">)</text:p>
      <text:p text:style-name="P13"/>
      <text:p text:style-name="P10"><text:soft-page-break/>var _ = fmt.Printf // For debugging; delete when done.</text:p>
      <text:p text:style-name="P10">var _ io.Reader <text:s text:c="3"/>// For debugging; delete when done.</text:p>
      <text:p text:style-name="P13"/>
      <text:p text:style-name="P13">func main() {</text:p>
      <text:p text:style-name="P13"><text:s text:c="4"/>fd, err := os.Open("test.go")</text:p>
      <text:p text:style-name="P13"><text:s text:c="4"/>if err != nil {</text:p>
      <text:p text:style-name="P13"><text:s text:c="8"/>log.Fatal(err)</text:p>
      <text:p text:style-name="P13"><text:s text:c="4"/>}</text:p>
      <text:p text:style-name="P10"><text:s text:c="4"/>// TODO: use fd.</text:p>
      <text:p text:style-name="P13"><text:s text:c="4"/>_ = fd</text:p>
      <text:p text:style-name="P14">}</text:p>
      <text:p text:style-name="P19">By convention, the global declarations to silence import errors should come right after the imports and be commented, both to make them easy to find and as a reminder to clean things up later.</text:p>
      <text:h text:style-name="P3" text:outline-level="3"><text:bookmark text:name="blank_import"/>Import for side effect</text:h>
      <text:p text:style-name="P19">An unused import like <text:span text:style-name="Source_20_Text">fmt</text:span> or <text:span text:style-name="Source_20_Text">io</text:span> in the previous example should eventually be used or removed: blank assignments identify code as a work in progress. But sometimes it is useful to import a package only for its side effects, without any explicit use. For example, during its <text:span text:style-name="Source_20_Text">init</text:span> function, the <text:a xlink:type="simple" xlink:href="https://go.dev/pkg/net/http/pprof/" text:style-name="Internet_20_link" text:visited-style-name="Visited_20_Internet_20_Link"><text:span text:style-name="Source_20_Text">net/http/pprof</text:span></text:a> package registers HTTP handlers that provide debugging information. It has an exported API, but most clients need only the handler registration and access the data through a web page. To import the package only for its side effects, rename the package to the blank identifier:</text:p>
      <text:p text:style-name="P11">import _ "net/http/pprof"</text:p>
      <text:p text:style-name="P19">This form of import makes clear that the package is being imported for its side effects, because there is no other possible use of the package: in this file, it doesn't have a name. (If it did, and we didn't use that name, the compiler would reject the program.)</text:p>
      <text:h text:style-name="P3" text:outline-level="3"><text:bookmark text:name="blank_implements"/>Interface checks</text:h>
      <text:p text:style-name="P19">As we saw in the discussion of <text:a xlink:type="simple" xlink:href="https://go.dev/doc/effective_go#interfaces_and_types" text:style-name="Internet_20_link" text:visited-style-name="Visited_20_Internet_20_Link">interfaces</text:a> above, a type need not declare explicitly that it implements an interface. Instead, a type implements the interface just by implementing the interface's methods. In practice, most interface conversions are static and therefore checked at compile time. For example, passing an <text:span text:style-name="Source_20_Text">*os.File</text:span> to a function expecting an <text:span text:style-name="Source_20_Text">io.Reader</text:span> will not compile unless <text:span text:style-name="Source_20_Text">*os.File</text:span> implements the <text:span text:style-name="Source_20_Text">io.Reader</text:span> interface.</text:p>
      <text:p text:style-name="P19">Some interface checks do happen at run-time, though. One instance is in the <text:a xlink:type="simple" xlink:href="https://go.dev/pkg/encoding/json/" text:style-name="Internet_20_link" text:visited-style-name="Visited_20_Internet_20_Link"><text:span text:style-name="Source_20_Text">encoding/json</text:span></text:a> package, which defines a <text:a xlink:type="simple" xlink:href="https://go.dev/pkg/encoding/json/#Marshaler" text:style-name="Internet_20_link" text:visited-style-name="Visited_20_Internet_20_Link"><text:span text:style-name="Source_20_Text">Marshaler</text:span></text:a> interface. When the JSON encoder receives a value that implements that interface, the encoder invokes the value's marshaling method to convert it to JSON instead of doing the standard conversion. The encoder checks this property at run time with a <text:a xlink:type="simple" xlink:href="https://go.dev/doc/effective_go#interface_conversions" text:style-name="Internet_20_link" text:visited-style-name="Visited_20_Internet_20_Link">type assertion</text:a> like:</text:p>
      <text:p text:style-name="P11">m, ok := val.(json.Marshaler)</text:p>
      <text:p text:style-name="P19">If it's necessary only to ask whether a type implements an interface, without actually using the interface itself, perhaps as part of an error check, use the blank identifier to ignore the type-asserted value:</text:p>
      <text:p text:style-name="P10">if _, ok := val.(json.Marshaler); ok {</text:p>
      <text:p text:style-name="P16"><text:s text:c="4"/>fmt.Printf("value %v of type %T implements json.Marshaler\n", val, val)</text:p>
      <text:p text:style-name="P15">}</text:p>
      <text:p text:style-name="P19"><text:soft-page-break/>One place this situation arises is when it is necessary to guarantee within the package implementing the type that it actually satisfies the interface. If a type—for example, <text:a xlink:type="simple" xlink:href="https://go.dev/pkg/encoding/json/#RawMessage" text:style-name="Internet_20_link" text:visited-style-name="Visited_20_Internet_20_Link"><text:span text:style-name="Source_20_Text">json.RawMessage</text:span></text:a>—needs a custom JSON representation, it should implement <text:span text:style-name="Source_20_Text">json.Marshaler</text:span>, but there are no static conversions that would cause the compiler to verify this automatically. If the type inadvertently fails to satisfy the interface, the JSON encoder will still work, but will not use the custom implementation. To guarantee that the implementation is correct, a global declaration using the blank identifier can be used in the package:</text:p>
      <text:p text:style-name="P11">var _ json.Marshaler = (*RawMessage)(nil)</text:p>
      <text:p text:style-name="P19">In this declaration, the assignment involving a conversion of a <text:span text:style-name="Source_20_Text">*RawMessage</text:span> to a <text:span text:style-name="Source_20_Text">Marshaler</text:span> requires that <text:span text:style-name="Source_20_Text">*RawMessage</text:span> implements <text:span text:style-name="Source_20_Text">Marshaler</text:span>, and that property will be checked at compile time. Should the <text:span text:style-name="Source_20_Text">json.Marshaler</text:span> interface change, this package will no longer compile and we will be on notice that it needs to be updated.</text:p>
      <text:p text:style-name="P19">The appearance of the blank identifier in this construct indicates that the declaration exists only for the type checking, not to create a variable. Don't do this for every type that satisfies an interface, though. By convention, such declarations are only used when there are no static conversions already present in the code, which is a rare event.</text:p>
      <text:h text:style-name="P2" text:outline-level="2"><text:bookmark text:name="embedding"/>Embedding</text:h>
      <text:p text:style-name="P19">Go does not provide the typical, type-driven notion of subclassing, but it does have the ability to “borrow” pieces of an implementation by <text:span text:style-name="Emphasis">embedding</text:span> types within a struct or interface.</text:p>
      <text:p text:style-name="P19">Interface embedding is very simple. We've mentioned the <text:span text:style-name="Source_20_Text">io.Reader</text:span> and <text:span text:style-name="Source_20_Text">io.Writer</text:span> interfaces before; here are their definitions.</text:p>
      <text:p text:style-name="P10">type Reader interface {</text:p>
      <text:p text:style-name="P16"><text:s text:c="4"/>Read(p []byte) (n int, err error)</text:p>
      <text:p text:style-name="P16">}</text:p>
      <text:p text:style-name="P16"/>
      <text:p text:style-name="P16">type Writer interface {</text:p>
      <text:p text:style-name="P16"><text:s text:c="4"/>Write(p []byte) (n int, err error)</text:p>
      <text:p text:style-name="P15">}</text:p>
      <text:p text:style-name="P19">The <text:span text:style-name="Source_20_Text">io</text:span> package also exports several other interfaces that specify objects that can implement several such methods. For instance, there is <text:span text:style-name="Source_20_Text">io.ReadWriter</text:span>, an interface containing both <text:span text:style-name="Source_20_Text">Read</text:span> and <text:span text:style-name="Source_20_Text">Write</text:span>. We could specify <text:span text:style-name="Source_20_Text">io.ReadWriter</text:span> by listing the two methods explicitly, but it's easier and more evocative to embed the two interfaces to form the new one, like this:</text:p>
      <text:p text:style-name="P10">// ReadWriter is the interface that combines the Reader and Writer interfaces.</text:p>
      <text:p text:style-name="P16">type ReadWriter interface {</text:p>
      <text:p text:style-name="P16"><text:s text:c="4"/>Reader</text:p>
      <text:p text:style-name="P16"><text:s text:c="4"/>Writer</text:p>
      <text:p text:style-name="P15">}</text:p>
      <text:p text:style-name="P19">This says just what it looks like: A <text:span text:style-name="Source_20_Text">ReadWriter</text:span> can do what a <text:span text:style-name="Source_20_Text">Reader</text:span> does <text:span text:style-name="Emphasis">and</text:span> what a <text:span text:style-name="Source_20_Text">Writer</text:span> does; it is a union of the embedded interfaces. Only interfaces can be embedded within interfaces.</text:p>
      <text:p text:style-name="P19"><text:soft-page-break/>The same basic idea applies to structs, but with more far-reaching implications. The <text:span text:style-name="Source_20_Text">bufio</text:span> package has two struct types, <text:span text:style-name="Source_20_Text">bufio.Reader</text:span> and <text:span text:style-name="Source_20_Text">bufio.Writer</text:span>, each of which of course implements the analogous interfaces from package <text:span text:style-name="Source_20_Text">io</text:span>. And <text:span text:style-name="Source_20_Text">bufio</text:span> also implements a buffered reader/writer, which it does by combining a reader and a writer into one struct using embedding: it lists the types within the struct but does not give them field names.</text:p>
      <text:p text:style-name="P10">// ReadWriter stores pointers to a Reader and a Writer.</text:p>
      <text:p text:style-name="P16">// It implements io.ReadWriter.</text:p>
      <text:p text:style-name="P16">type ReadWriter struct {</text:p>
      <text:p text:style-name="P16"><text:s text:c="4"/>*Reader <text:s/>// *bufio.Reader</text:p>
      <text:p text:style-name="P16"><text:s text:c="4"/>*Writer <text:s/>// *bufio.Writer</text:p>
      <text:p text:style-name="P15">}</text:p>
      <text:p text:style-name="P19">The embedded elements are pointers to structs and of course must be initialized to point to valid structs before they can be used. The <text:span text:style-name="Source_20_Text">ReadWriter</text:span> struct could be written as</text:p>
      <text:p text:style-name="P10">type ReadWriter struct {</text:p>
      <text:p text:style-name="P16"><text:s text:c="4"/>reader *Reader</text:p>
      <text:p text:style-name="P16"><text:s text:c="4"/>writer *Writer</text:p>
      <text:p text:style-name="P15">}</text:p>
      <text:p text:style-name="P19">but then to promote the methods of the fields and to satisfy the <text:span text:style-name="Source_20_Text">io</text:span> interfaces, we would also need to provide forwarding methods, like this:</text:p>
      <text:p text:style-name="P10">func (rw *ReadWriter) Read(p []byte) (n int, err error) {</text:p>
      <text:p text:style-name="P16"><text:s text:c="4"/>return rw.reader.Read(p)</text:p>
      <text:p text:style-name="P15">}</text:p>
      <text:p text:style-name="P19">By embedding the structs directly, we avoid this bookkeeping. The methods of embedded types come along for free, which means that <text:span text:style-name="Source_20_Text">bufio.ReadWriter</text:span> not only has the methods of <text:span text:style-name="Source_20_Text">bufio.Reader</text:span> and <text:span text:style-name="Source_20_Text">bufio.Writer</text:span>, it also satisfies all three interfaces: <text:span text:style-name="Source_20_Text">io.Reader</text:span>, <text:span text:style-name="Source_20_Text">io.Writer</text:span>, and <text:span text:style-name="Source_20_Text">io.ReadWriter</text:span>.</text:p>
      <text:p text:style-name="P19">There's an important way in which embedding differs from subclassing. When we embed a type, the methods of that type become methods of the outer type, but when they are invoked the receiver of the method is the inner type, not the outer one. In our example, when the <text:span text:style-name="Source_20_Text">Read</text:span> method of a <text:span text:style-name="Source_20_Text">bufio.ReadWriter</text:span> is invoked, it has exactly the same effect as the forwarding method written out above; the receiver is the <text:span text:style-name="Source_20_Text">reader</text:span> field of the <text:span text:style-name="Source_20_Text">ReadWriter</text:span>, not the <text:span text:style-name="Source_20_Text">ReadWriter</text:span> itself.</text:p>
      <text:p text:style-name="P19">Embedding can also be a simple convenience. This example shows an embedded field alongside a regular, named field.</text:p>
      <text:p text:style-name="P10">type Job struct {</text:p>
      <text:p text:style-name="P16"><text:s text:c="4"/>Command string</text:p>
      <text:p text:style-name="P16"><text:s text:c="4"/>*log.Logger</text:p>
      <text:p text:style-name="P15">}</text:p>
      <text:p text:style-name="P19">The <text:span text:style-name="Source_20_Text">Job</text:span> type now has the <text:span text:style-name="Source_20_Text">Print</text:span>, <text:span text:style-name="Source_20_Text">Printf</text:span>, <text:span text:style-name="Source_20_Text">Println</text:span> and other methods of <text:span text:style-name="Source_20_Text">*log.Logger</text:span>. We could have given the <text:span text:style-name="Source_20_Text">Logger</text:span> a field name, of course, but it's not necessary to do so. And now, once initialized, we can log to the <text:span text:style-name="Source_20_Text">Job</text:span>:</text:p>
      <text:p text:style-name="P11">job.Println("starting now...")</text:p>
      <text:p text:style-name="P19"><text:soft-page-break/>The <text:span text:style-name="Source_20_Text">Logger</text:span> is a regular field of the <text:span text:style-name="Source_20_Text">Job</text:span> struct, so we can initialize it in the usual way inside the constructor for <text:span text:style-name="Source_20_Text">Job</text:span>, like this,</text:p>
      <text:p text:style-name="P10">func NewJob(command string, logger *log.Logger) *Job {</text:p>
      <text:p text:style-name="P16"><text:s text:c="4"/>return &amp;Job{command, logger}</text:p>
      <text:p text:style-name="P15">}</text:p>
      <text:p text:style-name="P19">or with a composite literal,</text:p>
      <text:p text:style-name="P11">job := &amp;Job{command, log.New(os.Stderr, "Job: ", log.Ldate)}</text:p>
      <text:p text:style-name="P19">If we need to refer to an embedded field directly, the type name of the field, ignoring the package qualifier, serves as a field name, as it did in the <text:span text:style-name="Source_20_Text">Read</text:span> method of our <text:span text:style-name="Source_20_Text">ReadWriter</text:span> struct. Here, if we needed to access the <text:span text:style-name="Source_20_Text">*log.Logger</text:span> of a <text:span text:style-name="Source_20_Text">Job</text:span> variable <text:span text:style-name="Source_20_Text">job</text:span>, we would write <text:span text:style-name="Source_20_Text">job.Logger</text:span>, which would be useful if we wanted to refine the methods of <text:span text:style-name="Source_20_Text">Logger</text:span>.</text:p>
      <text:p text:style-name="P10">func (job *Job) Printf(format string, args ...interface{}) {</text:p>
      <text:p text:style-name="P16"><text:s text:c="4"/>job.Logger.Printf("%q: %s", job.Command, fmt.Sprintf(format, args...))</text:p>
      <text:p text:style-name="P15">}</text:p>
      <text:p text:style-name="P19">Embedding types introduces the problem of name conflicts but the rules to resolve them are simple. First, a field or method <text:span text:style-name="Source_20_Text">X</text:span> hides any other item <text:span text:style-name="Source_20_Text">X</text:span> in a more deeply nested part of the type. If <text:span text:style-name="Source_20_Text">log.Logger</text:span> contained a field or method called <text:span text:style-name="Source_20_Text">Command</text:span>, the <text:span text:style-name="Source_20_Text">Command</text:span> field of <text:span text:style-name="Source_20_Text">Job</text:span> would dominate it.</text:p>
      <text:p text:style-name="P19">Second, if the same name appears at the same nesting level, it is usually an error; it would be erroneous to embed <text:span text:style-name="Source_20_Text">log.Logger</text:span> if the <text:span text:style-name="Source_20_Text">Job</text:span> struct contained another field or method called <text:span text:style-name="Source_20_Text">Logger</text:span>. However, if the duplicate name is never mentioned in the program outside the type definition, it is OK. This qualification provides some protection against changes made to types embedded from outside; there is no problem if a field is added that conflicts with another field in another subtype if neither field is ever used.</text:p>
      <text:h text:style-name="P2" text:outline-level="2"><text:bookmark text:name="concurrency"/>Concurrency</text:h>
      <text:h text:style-name="P3" text:outline-level="3"><text:bookmark text:name="sharing"/>Share by communicating</text:h>
      <text:p text:style-name="P19">Concurrent programming is a large topic and there is space only for some Go-specific highlights here.</text:p>
      <text:p text:style-name="P19">Concurrent programming in many environments is made difficult by the subtleties required to implement correct access to shared variables. Go encourages a different approach in which shared values are passed around on channels and, in fact, never actively shared by separate threads of execution. Only one goroutine has access to the value at any given time. Data races cannot occur, by design. To encourage this way of thinking we have reduced it to a slogan:</text:p>
      <text:p text:style-name="P17">Do not communicate by sharing memory; instead, share memory by communicating.</text:p>
      <text:p text:style-name="P19">This approach can be taken too far. Reference counts may be best done by putting a mutex around an integer variable, for instance. But as a high-level approach, using channels to control access makes it easier to write clear, correct programs.</text:p>
      <text:p text:style-name="P19"><text:soft-page-break/>One way to think about this model is to consider a typical single-threaded program running on one CPU. It has no need for synchronization primitives. Now run another such instance; it too needs no synchronization. Now let those two communicate; if the communication is the synchronizer, there's still no need for other synchronization. Unix pipelines, for example, fit this model perfectly. Although Go's approach to concurrency originates in Hoare's Communicating Sequential Processes (CSP), it can also be seen as a type-safe generalization of Unix pipes.</text:p>
      <text:h text:style-name="P3" text:outline-level="3"><text:bookmark text:name="goroutines"/>Goroutines</text:h>
      <text:p text:style-name="P19">They're called <text:span text:style-name="Emphasis">goroutines</text:span> because the existing terms—threads, coroutines, processes, and so on—convey inaccurate connotations. A goroutine has a simple model: it is a function executing concurrently with other goroutines in the same address space. It is lightweight, costing little more than the allocation of stack space. And the stacks start small, so they are cheap, and grow by allocating (and freeing) heap storage as required.</text:p>
      <text:p text:style-name="P19">Goroutines are multiplexed onto multiple OS threads so if one should block, such as while waiting for I/O, others continue to run. Their design hides many of the complexities of thread creation and management.</text:p>
      <text:p text:style-name="P19">Prefix a function or method call with the <text:span text:style-name="Source_20_Text">go</text:span> keyword to run the call in a new goroutine. When the call completes, the goroutine exits, silently. (The effect is similar to the Unix shell's <text:span text:style-name="Source_20_Text">&amp;</text:span> notation for running a command in the background.)</text:p>
      <text:p text:style-name="P11">go list.Sort() <text:s/>// run list.Sort concurrently; don't wait for it.</text:p>
      <text:p text:style-name="P19">A function literal can be handy in a goroutine invocation.</text:p>
      <text:p text:style-name="P10">func Announce(message string, delay time.Duration) {</text:p>
      <text:p text:style-name="P16"><text:s text:c="4"/>go func() {</text:p>
      <text:p text:style-name="P16"><text:s text:c="8"/>time.Sleep(delay)</text:p>
      <text:p text:style-name="P16"><text:s text:c="8"/>fmt.Println(message)</text:p>
      <text:p text:style-name="P16"><text:s text:c="4"/>}() <text:s/>// Note the parentheses - must call the function.</text:p>
      <text:p text:style-name="P15">}</text:p>
      <text:p text:style-name="P19">In Go, function literals are closures: the implementation makes sure the variables referred to by the function survive as long as they are active.</text:p>
      <text:p text:style-name="P19">These examples aren't too practical because the functions have no way of signaling completion. For that, we need channels.</text:p>
      <text:h text:style-name="P3" text:outline-level="3"><text:bookmark text:name="channels"/>Channels</text:h>
      <text:p text:style-name="P19">Like maps, channels are allocated with <text:span text:style-name="Source_20_Text">make</text:span>, and the resulting value acts as a reference to an underlying data structure. If an optional integer parameter is provided, it sets the buffer size for the channel. The default is zero, for an unbuffered or synchronous channel.</text:p>
      <text:p text:style-name="P10">ci := make(chan int) <text:s text:c="11"/>// unbuffered channel of integers</text:p>
      <text:p text:style-name="P16">cj := make(chan int, 0) <text:s text:c="8"/>// unbuffered channel of integers</text:p>
      <text:p text:style-name="P15">cs := make(chan *os.File, 100) <text:s/>// buffered channel of pointers to Files</text:p>
      <text:p text:style-name="P19">Unbuffered channels combine communication—the exchange of a value—with synchronization—guaranteeing that two calculations (goroutines) are in a known state.</text:p>
      <text:p text:style-name="P19"><text:soft-page-break/>There are lots of nice idioms using channels. Here's one to get us started. In the previous section we launched a sort in the background. A channel can allow the launching goroutine to wait for the sort to complete.</text:p>
      <text:p text:style-name="P10">c := make(chan int) <text:s/>// Allocate a channel.</text:p>
      <text:p text:style-name="P16">// Start the sort in a goroutine; when it completes, signal on the channel.</text:p>
      <text:p text:style-name="P16">go func() {</text:p>
      <text:p text:style-name="P16"><text:s text:c="4"/>list.Sort()</text:p>
      <text:p text:style-name="P16"><text:s text:c="4"/>c &lt;- 1 <text:s/>// Send a signal; value does not matter.</text:p>
      <text:p text:style-name="P16">}()</text:p>
      <text:p text:style-name="P16">doSomethingForAWhile()</text:p>
      <text:p text:style-name="P15">&lt;-c <text:s text:c="2"/>// Wait for sort to finish; discard sent value.</text:p>
      <text:p text:style-name="P19">Receivers always block until there is data to receive. If the channel is unbuffered, the sender blocks until the receiver has received the value. If the channel has a buffer, the sender blocks only until the value has been copied to the buffer; if the buffer is full, this means waiting until some receiver has retrieved a value.</text:p>
      <text:p text:style-name="P19">A buffered channel can be used like a semaphore, for instance to limit throughput. In this example, incoming requests are passed to <text:span text:style-name="Source_20_Text">handle</text:span>, which sends a value into the channel, processes the request, and then receives a value from the channel to ready the “semaphore” for the next consumer. The capacity of the channel buffer limits the number of simultaneous calls to <text:span text:style-name="Source_20_Text">process</text:span>.</text:p>
      <text:p text:style-name="P10">var sem = make(chan int, MaxOutstanding)</text:p>
      <text:p text:style-name="P16"/>
      <text:p text:style-name="P16">func handle(r *Request) {</text:p>
      <text:p text:style-name="P16"><text:s text:c="4"/>sem &lt;- 1 <text:s text:c="3"/>// Wait for active queue to drain.</text:p>
      <text:p text:style-name="P16"><text:s text:c="4"/>process(r) <text:s/>// May take a long time.</text:p>
      <text:p text:style-name="P16"><text:s text:c="4"/>&lt;-sem <text:s text:c="6"/>// Done; enable next request to run.</text:p>
      <text:p text:style-name="P16">}</text:p>
      <text:p text:style-name="P16"/>
      <text:p text:style-name="P16">func Serve(queue chan *Request) {</text:p>
      <text:p text:style-name="P16"><text:s text:c="4"/>for {</text:p>
      <text:p text:style-name="P16"><text:s text:c="8"/>req := &lt;-queue</text:p>
      <text:p text:style-name="P16"><text:s text:c="8"/>go handle(req) <text:s/>// Don't wait for handle to finish.</text:p>
      <text:p text:style-name="P16"><text:s text:c="4"/>}</text:p>
      <text:p text:style-name="P15">}</text:p>
      <text:p text:style-name="P19">Once <text:span text:style-name="Source_20_Text">MaxOutstanding</text:span> handlers are executing <text:span text:style-name="Source_20_Text">process</text:span>, any more will block trying to send into the filled channel buffer, until one of the existing handlers finishes and receives from the buffer.</text:p>
      <text:p text:style-name="P19">This design has a problem, though: <text:span text:style-name="Source_20_Text">Serve</text:span> creates a new goroutine for every incoming request, even though only <text:span text:style-name="Source_20_Text">MaxOutstanding</text:span> of them can run at any moment. As a result, the program can consume unlimited resources if the requests come in too fast. We can address that deficiency by changing <text:span text:style-name="Source_20_Text">Serve</text:span> to gate the creation of the goroutines. Here's an obvious solution, but beware it has a bug we'll fix subsequently:</text:p>
      <text:p text:style-name="P10">func Serve(queue chan *Request) {</text:p>
      <text:p text:style-name="P16"><text:s text:c="4"/>for req := range queue {</text:p>
      <text:p text:style-name="P16"><text:s text:c="8"/>sem &lt;- 1</text:p>
      <text:p text:style-name="P16"><text:s text:c="8"/>go func() {</text:p>
      <text:p text:style-name="P16"><text:s text:c="12"/>process(req) // Buggy; see explanation below.</text:p>
      <text:p text:style-name="P16"><text:s text:c="12"/>&lt;-sem</text:p>
      <text:p text:style-name="P16"><text:s text:c="8"/>}()</text:p>
      <text:p text:style-name="P16"><text:s text:c="4"/>}</text:p>
      <text:p text:style-name="P15">}</text:p>
      <text:p text:style-name="P19"><text:soft-page-break/>The bug is that in a Go <text:span text:style-name="Source_20_Text">for</text:span> loop, the loop variable is reused for each iteration, so the <text:span text:style-name="Source_20_Text">req</text:span> variable is shared across all goroutines. That's not what we want. We need to make sure that <text:span text:style-name="Source_20_Text">req</text:span> is unique for each goroutine. Here's one way to do that, passing the value of <text:span text:style-name="Source_20_Text">req</text:span> as an argument to the closure in the goroutine:</text:p>
      <text:p text:style-name="P10">func Serve(queue chan *Request) {</text:p>
      <text:p text:style-name="P16"><text:s text:c="4"/>for req := range queue {</text:p>
      <text:p text:style-name="P16"><text:s text:c="8"/>sem &lt;- 1</text:p>
      <text:p text:style-name="P16"><text:s text:c="8"/>go func(req *Request) {</text:p>
      <text:p text:style-name="P16"><text:s text:c="12"/>process(req)</text:p>
      <text:p text:style-name="P16"><text:s text:c="12"/>&lt;-sem</text:p>
      <text:p text:style-name="P16"><text:s text:c="8"/>}(req)</text:p>
      <text:p text:style-name="P16"><text:s text:c="4"/>}</text:p>
      <text:p text:style-name="P15">}</text:p>
      <text:p text:style-name="P19">Compare this version with the previous to see the difference in how the closure is declared and run. Another solution is just to create a new variable with the same name, as in this example:</text:p>
      <text:p text:style-name="P10">func Serve(queue chan *Request) {</text:p>
      <text:p text:style-name="P16"><text:s text:c="4"/>for req := range queue {</text:p>
      <text:p text:style-name="P16"><text:s text:c="8"/>req := req // Create new instance of req for the goroutine.</text:p>
      <text:p text:style-name="P16"><text:s text:c="8"/>sem &lt;- 1</text:p>
      <text:p text:style-name="P16"><text:s text:c="8"/>go func() {</text:p>
      <text:p text:style-name="P16"><text:s text:c="12"/>process(req)</text:p>
      <text:p text:style-name="P16"><text:s text:c="12"/>&lt;-sem</text:p>
      <text:p text:style-name="P16"><text:s text:c="8"/>}()</text:p>
      <text:p text:style-name="P16"><text:s text:c="4"/>}</text:p>
      <text:p text:style-name="P15">}</text:p>
      <text:p text:style-name="P19">It may seem odd to write</text:p>
      <text:p text:style-name="P11">req := req</text:p>
      <text:p text:style-name="P19">but it's legal and idiomatic in Go to do this. You get a fresh version of the variable with the same name, deliberately shadowing the loop variable locally but unique to each goroutine.</text:p>
      <text:p text:style-name="P19">Going back to the general problem of writing the server, another approach that manages resources well is to start a fixed number of <text:span text:style-name="Source_20_Text">handle</text:span> goroutines all reading from the request channel. The number of goroutines limits the number of simultaneous calls to <text:span text:style-name="Source_20_Text">process</text:span>. This <text:span text:style-name="Source_20_Text">Serve</text:span> function also accepts a channel on which it will be told to exit; after launching the goroutines it blocks receiving from that channel.</text:p>
      <text:p text:style-name="P10">func handle(queue chan *Request) {</text:p>
      <text:p text:style-name="P16"><text:s text:c="4"/>for r := range queue {</text:p>
      <text:p text:style-name="P16"><text:s text:c="8"/>process(r)</text:p>
      <text:p text:style-name="P16"><text:s text:c="4"/>}</text:p>
      <text:p text:style-name="P16">}</text:p>
      <text:p text:style-name="P16"/>
      <text:p text:style-name="P16">func Serve(clientRequests chan *Request, quit chan bool) {</text:p>
      <text:p text:style-name="P16"><text:s text:c="4"/>// Start handlers</text:p>
      <text:p text:style-name="P16"><text:s text:c="4"/>for i := 0; i &lt; MaxOutstanding; i++ {</text:p>
      <text:p text:style-name="P16"><text:s text:c="8"/>go handle(clientRequests)</text:p>
      <text:p text:style-name="P16"><text:s text:c="4"/>}</text:p>
      <text:p text:style-name="P16"><text:s text:c="4"/>&lt;-quit <text:s/>// Wait to be told to exit.</text:p>
      <text:p text:style-name="P15">}</text:p>
      <text:h text:style-name="P3" text:outline-level="3"><text:bookmark text:name="chan_of_chan"/><text:soft-page-break/>Channels of channels</text:h>
      <text:p text:style-name="P19">One of the most important properties of Go is that a channel is a first-class value that can be allocated and passed around like any other. A common use of this property is to implement safe, parallel demultiplexing.</text:p>
      <text:p text:style-name="P19">In the example in the previous section, <text:span text:style-name="Source_20_Text">handle</text:span> was an idealized handler for a request but we didn't define the type it was handling. If that type includes a channel on which to reply, each client can provide its own path for the answer. Here's a schematic definition of type <text:span text:style-name="Source_20_Text">Request</text:span>.</text:p>
      <text:p text:style-name="P10">type Request struct {</text:p>
      <text:p text:style-name="P16"><text:s text:c="4"/>args <text:s text:c="7"/>[]int</text:p>
      <text:p text:style-name="P16"><text:s text:c="4"/>f <text:s text:c="10"/>func([]int) int</text:p>
      <text:p text:style-name="P16"><text:s text:c="4"/>resultChan <text:s/>chan int</text:p>
      <text:p text:style-name="P15">}</text:p>
      <text:p text:style-name="P19">The client provides a function and its arguments, as well as a channel inside the request object on which to receive the answer.</text:p>
      <text:p text:style-name="P10">func sum(a []int) (s int) {</text:p>
      <text:p text:style-name="P16"><text:s text:c="4"/>for _, v := range a {</text:p>
      <text:p text:style-name="P16"><text:s text:c="8"/>s += v</text:p>
      <text:p text:style-name="P16"><text:s text:c="4"/>}</text:p>
      <text:p text:style-name="P16"><text:s text:c="4"/>return</text:p>
      <text:p text:style-name="P16">}</text:p>
      <text:p text:style-name="P16"/>
      <text:p text:style-name="P16">request := &amp;Request{[]int{3, 4, 5}, sum, make(chan int)}</text:p>
      <text:p text:style-name="P16">// Send request</text:p>
      <text:p text:style-name="P16">clientRequests &lt;- request</text:p>
      <text:p text:style-name="P16">// Wait for response.</text:p>
      <text:p text:style-name="P15">fmt.Printf("answer: %d\n", &lt;-request.resultChan)</text:p>
      <text:p text:style-name="P19">On the server side, the handler function is the only thing that changes.</text:p>
      <text:p text:style-name="P10">func handle(queue chan *Request) {</text:p>
      <text:p text:style-name="P16"><text:s text:c="4"/>for req := range queue {</text:p>
      <text:p text:style-name="P16"><text:s text:c="8"/>req.resultChan &lt;- req.f(req.args)</text:p>
      <text:p text:style-name="P16"><text:s text:c="4"/>}</text:p>
      <text:p text:style-name="P15">}</text:p>
      <text:p text:style-name="P19">There's clearly a lot more to do to make it realistic, but this code is a framework for a rate-limited, parallel, non-blocking RPC system, and there's not a mutex in sight.</text:p>
      <text:h text:style-name="P3" text:outline-level="3"><text:bookmark text:name="parallel"/>Parallelization</text:h>
      <text:p text:style-name="P19">Another application of these ideas is to parallelize a calculation across multiple CPU cores. If the calculation can be broken into separate pieces that can execute independently, it can be parallelized, with a channel to signal when each piece completes.</text:p>
      <text:p text:style-name="P19">Let's say we have an expensive operation to perform on a vector of items, and that the value of the operation on each item is independent, as in this idealized example.</text:p>
      <text:p text:style-name="P10">type Vector []float64</text:p>
      <text:p text:style-name="P16"/>
      <text:p text:style-name="P16">// Apply the operation to v[i], v[i+1] ... up to v[n-1].</text:p>
      <text:p text:style-name="P16">func (v Vector) DoSome(i, n int, u Vector, c chan int) {</text:p>
      <text:p text:style-name="P16"><text:s text:c="4"/>for ; i &lt; n; i++ {</text:p>
      <text:p text:style-name="P16"><text:s text:c="8"/>v[i] += u.Op(v[i])</text:p>
      <text:p text:style-name="P16"><text:s text:c="4"/>}</text:p>
      <text:p text:style-name="P16"><text:soft-page-break/><text:s text:c="4"/>c &lt;- 1 <text:s text:c="3"/>// signal that this piece is done</text:p>
      <text:p text:style-name="P15">}</text:p>
      <text:p text:style-name="P19">We launch the pieces independently in a loop, one per CPU. They can complete in any order but it doesn't matter; we just count the completion signals by draining the channel after launching all the goroutines.</text:p>
      <text:p text:style-name="P10">const numCPU = 4 // number of CPU cores</text:p>
      <text:p text:style-name="P16"/>
      <text:p text:style-name="P16">func (v Vector) DoAll(u Vector) {</text:p>
      <text:p text:style-name="P16"><text:s text:c="4"/>c := make(chan int, numCPU) <text:s/>// Buffering optional but sensible.</text:p>
      <text:p text:style-name="P16"><text:s text:c="4"/>for i := 0; i &lt; numCPU; i++ {</text:p>
      <text:p text:style-name="P16"><text:s text:c="8"/>go v.DoSome(i*len(v)/numCPU, (i+1)*len(v)/numCPU, u, c)</text:p>
      <text:p text:style-name="P16"><text:s text:c="4"/>}</text:p>
      <text:p text:style-name="P16"><text:s text:c="4"/>// Drain the channel.</text:p>
      <text:p text:style-name="P16"><text:s text:c="4"/>for i := 0; i &lt; numCPU; i++ {</text:p>
      <text:p text:style-name="P16"><text:s text:c="8"/>&lt;-c <text:s text:c="3"/>// wait for one task to complete</text:p>
      <text:p text:style-name="P16"><text:s text:c="4"/>}</text:p>
      <text:p text:style-name="P16"><text:s text:c="4"/>// All done.</text:p>
      <text:p text:style-name="P15">}</text:p>
      <text:p text:style-name="P19">Rather than create a constant value for numCPU, we can ask the runtime what value is appropriate. The function <text:a xlink:type="simple" xlink:href="https://go.dev/pkg/runtime#NumCPU" text:style-name="Internet_20_link" text:visited-style-name="Visited_20_Internet_20_Link"><text:span text:style-name="Source_20_Text">runtime.NumCPU</text:span></text:a> returns the number of hardware CPU cores in the machine, so we could write</text:p>
      <text:p text:style-name="P11">var numCPU = runtime.NumCPU()</text:p>
      <text:p text:style-name="P19">There is also a function <text:a xlink:type="simple" xlink:href="https://go.dev/pkg/runtime#GOMAXPROCS" text:style-name="Internet_20_link" text:visited-style-name="Visited_20_Internet_20_Link"><text:span text:style-name="Source_20_Text">runtime.GOMAXPROCS</text:span></text:a>, which reports (or sets) the user-specified number of cores that a Go program can have running simultaneously. It defaults to the value of <text:span text:style-name="Source_20_Text">runtime.NumCPU</text:span> but can be overridden by setting the similarly named shell environment variable or by calling the function with a positive number. Calling it with zero just queries the value. Therefore if we want to honor the user's resource request, we should write</text:p>
      <text:p text:style-name="P11">var numCPU = runtime.GOMAXPROCS(0)</text:p>
      <text:p text:style-name="P19">Be sure not to confuse the ideas of concurrency—structuring a program as independently executing components—and parallelism—executing calculations in parallel for efficiency on multiple CPUs. Although the concurrency features of Go can make some problems easy to structure as parallel computations, Go is a concurrent language, not a parallel one, and not all parallelization problems fit Go's model. For a discussion of the distinction, see the talk cited in <text:a xlink:type="simple" xlink:href="https://go.dev/blog/concurrency-is-not-parallelism" text:style-name="Internet_20_link" text:visited-style-name="Visited_20_Internet_20_Link">this blog post</text:a>.</text:p>
      <text:h text:style-name="P3" text:outline-level="3"><text:bookmark text:name="leaky_buffer"/>A leaky buffer</text:h>
      <text:p text:style-name="P19">The tools of concurrent programming can even make non-concurrent ideas easier to express. Here's an example abstracted from an RPC package. The client goroutine loops receiving data from some source, perhaps a network. To avoid allocating and freeing buffers, it keeps a free list, and uses a buffered channel to represent it. If the channel is empty, a new buffer gets allocated. Once the message buffer is ready, it's sent to the server on <text:span text:style-name="Source_20_Text">serverChan</text:span>.</text:p>
      <text:p text:style-name="P10">var freeList = make(chan *Buffer, 100)</text:p>
      <text:p text:style-name="P16">var serverChan = make(chan *Buffer)</text:p>
      <text:p text:style-name="P16"/>
      <text:p text:style-name="P16">func client() {</text:p>
      <text:p text:style-name="P16"><text:s text:c="4"/>for {</text:p>
      <text:p text:style-name="P16"><text:s text:c="8"/>var b *Buffer</text:p>
      <text:p text:style-name="P16"><text:soft-page-break/><text:s text:c="8"/>// Grab a buffer if available; allocate if not.</text:p>
      <text:p text:style-name="P16"><text:s text:c="8"/>select {</text:p>
      <text:p text:style-name="P16"><text:s text:c="8"/>case b = &lt;-freeList:</text:p>
      <text:p text:style-name="P16"><text:s text:c="12"/>// Got one; nothing more to do.</text:p>
      <text:p text:style-name="P16"><text:s text:c="8"/>default:</text:p>
      <text:p text:style-name="P16"><text:s text:c="12"/>// None free, so allocate a new one.</text:p>
      <text:p text:style-name="P16"><text:s text:c="12"/>b = new(Buffer)</text:p>
      <text:p text:style-name="P16"><text:s text:c="8"/>}</text:p>
      <text:p text:style-name="P16"><text:s text:c="8"/>load(b) <text:s text:c="13"/>// Read next message from the net.</text:p>
      <text:p text:style-name="P16"><text:s text:c="8"/>serverChan &lt;- b <text:s text:c="5"/>// Send to server.</text:p>
      <text:p text:style-name="P16"><text:s text:c="4"/>}</text:p>
      <text:p text:style-name="P15">}</text:p>
      <text:p text:style-name="P19">The server loop receives each message from the client, processes it, and returns the buffer to the free list.</text:p>
      <text:p text:style-name="P10">func server() {</text:p>
      <text:p text:style-name="P16"><text:s text:c="4"/>for {</text:p>
      <text:p text:style-name="P16"><text:s text:c="8"/>b := &lt;-serverChan <text:s text:c="3"/>// Wait for work.</text:p>
      <text:p text:style-name="P16"><text:s text:c="8"/>process(b)</text:p>
      <text:p text:style-name="P16"><text:s text:c="8"/>// Reuse buffer if there's room.</text:p>
      <text:p text:style-name="P16"><text:s text:c="8"/>select {</text:p>
      <text:p text:style-name="P16"><text:s text:c="8"/>case freeList &lt;- b:</text:p>
      <text:p text:style-name="P16"><text:s text:c="12"/>// Buffer on free list; nothing more to do.</text:p>
      <text:p text:style-name="P16"><text:s text:c="8"/>default:</text:p>
      <text:p text:style-name="P16"><text:s text:c="12"/>// Free list full, just carry on.</text:p>
      <text:p text:style-name="P16"><text:s text:c="8"/>}</text:p>
      <text:p text:style-name="P16"><text:s text:c="4"/>}</text:p>
      <text:p text:style-name="P15">}</text:p>
      <text:p text:style-name="P19">The client attempts to retrieve a buffer from <text:span text:style-name="Source_20_Text">freeList</text:span>; if none is available, it allocates a fresh one. The server's send to <text:span text:style-name="Source_20_Text">freeList</text:span> puts <text:span text:style-name="Source_20_Text">b</text:span> back on the free list unless the list is full, in which case the buffer is dropped on the floor to be reclaimed by the garbage collector. (The <text:span text:style-name="Source_20_Text">default</text:span> clauses in the <text:span text:style-name="Source_20_Text">select</text:span> statements execute when no other case is ready, meaning that the <text:span text:style-name="Source_20_Text">selects</text:span> never block.) This implementation builds a leaky bucket free list in just a few lines, relying on the buffered channel and the garbage collector for bookkeeping.</text:p>
      <text:h text:style-name="P2" text:outline-level="2"><text:bookmark text:name="errors"/>Errors</text:h>
      <text:p text:style-name="P19">Library routines must often return some sort of error indication to the caller. As mentioned earlier, Go's multivalue return makes it easy to return a detailed error description alongside the normal return value. It is good style to use this feature to provide detailed error information. For example, as we'll see, <text:span text:style-name="Source_20_Text">os.Open</text:span> doesn't just return a <text:span text:style-name="Source_20_Text">nil</text:span> pointer on failure, it also returns an error value that describes what went wrong.</text:p>
      <text:p text:style-name="P19">By convention, errors have type <text:span text:style-name="Source_20_Text">error</text:span>, a simple built-in interface.</text:p>
      <text:p text:style-name="P10">type error interface {</text:p>
      <text:p text:style-name="P16"><text:s text:c="4"/>Error() string</text:p>
      <text:p text:style-name="P15">}</text:p>
      <text:p text:style-name="P19">A library writer is free to implement this interface with a richer model under the covers, making it possible not only to see the error but also to provide some context. As mentioned, alongside the usual <text:span text:style-name="Source_20_Text">*os.File</text:span> return value, <text:span text:style-name="Source_20_Text">os.Open</text:span> also returns an error value. If the file is opened successfully, the error will be <text:span text:style-name="Source_20_Text">nil</text:span>, but when there is a problem, it will hold an <text:span text:style-name="Source_20_Text">os.PathError</text:span>:</text:p>
      <text:p text:style-name="P10"><text:soft-page-break/>// PathError records an error and the operation and</text:p>
      <text:p text:style-name="P16">// file path that caused it.</text:p>
      <text:p text:style-name="P16">type PathError struct {</text:p>
      <text:p text:style-name="P16"><text:s text:c="4"/>Op string <text:s text:c="3"/>// "open", "unlink", etc.</text:p>
      <text:p text:style-name="P16"><text:s text:c="4"/>Path string <text:s/>// The associated file.</text:p>
      <text:p text:style-name="P16"><text:s text:c="4"/>Err error <text:s text:c="3"/>// Returned by the system call.</text:p>
      <text:p text:style-name="P16">}</text:p>
      <text:p text:style-name="P16"/>
      <text:p text:style-name="P16">func (e *PathError) Error() string {</text:p>
      <text:p text:style-name="P16"><text:s text:c="4"/>return e.Op + " " + e.Path + ": " + e.Err.Error()</text:p>
      <text:p text:style-name="P15">}</text:p>
      <text:p text:style-name="P19"><text:span text:style-name="Source_20_Text">PathError</text:span>'s <text:span text:style-name="Source_20_Text">Error</text:span> generates a string like this:</text:p>
      <text:p text:style-name="P11">open /etc/passwx: no such file or directory</text:p>
      <text:p text:style-name="P19">Such an error, which includes the problematic file name, the operation, and the operating system error it triggered, is useful even if printed far from the call that caused it; it is much more informative than the plain "no such file or directory".</text:p>
      <text:p text:style-name="P19">When feasible, error strings should identify their origin, such as by having a prefix naming the operation or package that generated the error. For example, in package <text:span text:style-name="Source_20_Text">image</text:span>, the string representation for a decoding error due to an unknown format is "image: unknown format".</text:p>
      <text:p text:style-name="P19">Callers that care about the precise error details can use a type switch or a type assertion to look for specific errors and extract details. For <text:span text:style-name="Source_20_Text">PathErrors</text:span> this might include examining the internal <text:span text:style-name="Source_20_Text">Err</text:span> field for recoverable failures.</text:p>
      <text:p text:style-name="P10">for try := 0; try &lt; 2; try++ {</text:p>
      <text:p text:style-name="P16"><text:s text:c="4"/>file, err = os.Create(filename)</text:p>
      <text:p text:style-name="P16"><text:s text:c="4"/>if err == nil {</text:p>
      <text:p text:style-name="P16"><text:s text:c="8"/>return</text:p>
      <text:p text:style-name="P16"><text:s text:c="4"/>}</text:p>
      <text:p text:style-name="P16"><text:s text:c="4"/>if e, ok := err.(*os.PathError); ok &amp;&amp; e.Err == syscall.ENOSPC {</text:p>
      <text:p text:style-name="P16"><text:s text:c="8"/>deleteTempFiles() <text:s/>// Recover some space.</text:p>
      <text:p text:style-name="P16"><text:s text:c="8"/>continue</text:p>
      <text:p text:style-name="P16"><text:s text:c="4"/>}</text:p>
      <text:p text:style-name="P16"><text:s text:c="4"/>return</text:p>
      <text:p text:style-name="P15">}</text:p>
      <text:p text:style-name="P19">The second <text:span text:style-name="Source_20_Text">if</text:span> statement here is another <text:a xlink:type="simple" xlink:href="https://go.dev/doc/effective_go#interface_conversions" text:style-name="Internet_20_link" text:visited-style-name="Visited_20_Internet_20_Link">type assertion</text:a>. If it fails, <text:span text:style-name="Source_20_Text">ok</text:span> will be false, and <text:span text:style-name="Source_20_Text">e</text:span> will be <text:span text:style-name="Source_20_Text">nil</text:span>. If it succeeds, <text:span text:style-name="Source_20_Text">ok</text:span> will be true, which means the error was of type <text:span text:style-name="Source_20_Text">*os.PathError</text:span>, and then so is <text:span text:style-name="Source_20_Text">e</text:span>, which we can examine for more information about the error.</text:p>
      <text:h text:style-name="P3" text:outline-level="3"><text:bookmark text:name="panic"/>Panic</text:h>
      <text:p text:style-name="P19">The usual way to report an error to a caller is to return an <text:span text:style-name="Source_20_Text">error</text:span> as an extra return value. The canonical <text:span text:style-name="Source_20_Text">Read</text:span> method is a well-known instance; it returns a byte count and an <text:span text:style-name="Source_20_Text">error</text:span>. But what if the error is unrecoverable? Sometimes the program simply cannot continue.</text:p>
      <text:p text:style-name="P19">For this purpose, there is a built-in function <text:span text:style-name="Source_20_Text">panic</text:span> that in effect creates a run-time error that will stop the program (but see the next section). The function takes a single argument of arbitrary type—often a string—to be printed as the program dies. It's also a way to indicate that something impossible has happened, such as exiting an infinite loop.</text:p>
      <text:p text:style-name="P10">// A toy implementation of cube root using Newton's method.</text:p>
      <text:p text:style-name="P16"><text:soft-page-break/>func CubeRoot(x float64) float64 {</text:p>
      <text:p text:style-name="P16"><text:s text:c="4"/>z := x/3 <text:s text:c="2"/>// Arbitrary initial value</text:p>
      <text:p text:style-name="P16"><text:s text:c="4"/>for i := 0; i &lt; 1e6; i++ {</text:p>
      <text:p text:style-name="P16"><text:s text:c="8"/>prevz := z</text:p>
      <text:p text:style-name="P16"><text:s text:c="8"/>z -= (z*z*z-x) / (3*z*z)</text:p>
      <text:p text:style-name="P16"><text:s text:c="8"/>if veryClose(z, prevz) {</text:p>
      <text:p text:style-name="P16"><text:s text:c="12"/>return z</text:p>
      <text:p text:style-name="P16"><text:s text:c="8"/>}</text:p>
      <text:p text:style-name="P16"><text:s text:c="4"/>}</text:p>
      <text:p text:style-name="P16"><text:s text:c="4"/>// A million iterations has not converged; something is wrong.</text:p>
      <text:p text:style-name="P16"><text:s text:c="4"/>panic(fmt.Sprintf("CubeRoot(%g) did not converge", x))</text:p>
      <text:p text:style-name="P15">}</text:p>
      <text:p text:style-name="P19">This is only an example but real library functions should avoid <text:span text:style-name="Source_20_Text">panic</text:span>. If the problem can be masked or worked around, it's always better to let things continue to run rather than taking down the whole program. One possible counterexample is during initialization: if the library truly cannot set itself up, it might be reasonable to panic, so to speak.</text:p>
      <text:p text:style-name="P10">var user = os.Getenv("USER")</text:p>
      <text:p text:style-name="P16"/>
      <text:p text:style-name="P16">func init() {</text:p>
      <text:p text:style-name="P16"><text:s text:c="4"/>if user == "" {</text:p>
      <text:p text:style-name="P16"><text:s text:c="8"/>panic("no value for $USER")</text:p>
      <text:p text:style-name="P16"><text:s text:c="4"/>}</text:p>
      <text:p text:style-name="P15">}</text:p>
      <text:h text:style-name="P3" text:outline-level="3"><text:bookmark text:name="recover"/>Recover</text:h>
      <text:p text:style-name="P19">When <text:span text:style-name="Source_20_Text">panic</text:span> is called, including implicitly for run-time errors such as indexing a slice out of bounds or failing a type assertion, it immediately stops execution of the current function and begins unwinding the stack of the goroutine, running any deferred functions along the way. If that unwinding reaches the top of the goroutine's stack, the program dies. However, it is possible to use the built-in function <text:span text:style-name="Source_20_Text">recover</text:span> to regain control of the goroutine and resume normal execution.</text:p>
      <text:p text:style-name="P19">A call to <text:span text:style-name="Source_20_Text">recover</text:span> stops the unwinding and returns the argument passed to <text:span text:style-name="Source_20_Text">panic</text:span>. Because the only code that runs while unwinding is inside deferred functions, <text:span text:style-name="Source_20_Text">recover</text:span> is only useful inside deferred functions.</text:p>
      <text:p text:style-name="P19">One application of <text:span text:style-name="Source_20_Text">recover</text:span> is to shut down a failing goroutine inside a server without killing the other executing goroutines.</text:p>
      <text:p text:style-name="P10">func server(workChan &lt;-chan *Work) {</text:p>
      <text:p text:style-name="P16"><text:s text:c="4"/>for work := range workChan {</text:p>
      <text:p text:style-name="P16"><text:s text:c="8"/>go safelyDo(work)</text:p>
      <text:p text:style-name="P16"><text:s text:c="4"/>}</text:p>
      <text:p text:style-name="P16">}</text:p>
      <text:p text:style-name="P16"/>
      <text:p text:style-name="P16">func safelyDo(work *Work) {</text:p>
      <text:p text:style-name="P16"><text:s text:c="4"/>defer func() {</text:p>
      <text:p text:style-name="P16"><text:s text:c="8"/>if err := recover(); err != nil {</text:p>
      <text:p text:style-name="P16"><text:s text:c="12"/>log.Println("work failed:", err)</text:p>
      <text:p text:style-name="P16"><text:s text:c="8"/>}</text:p>
      <text:p text:style-name="P16"><text:s text:c="4"/>}()</text:p>
      <text:p text:style-name="P16"><text:s text:c="4"/>do(work)</text:p>
      <text:p text:style-name="P15">}</text:p>
      <text:p text:style-name="P19"><text:soft-page-break/>In this example, if <text:span text:style-name="Source_20_Text">do(work)</text:span> panics, the result will be logged and the goroutine will exit cleanly without disturbing the others. There's no need to do anything else in the deferred closure; calling <text:span text:style-name="Source_20_Text">recover</text:span> handles the condition completely.</text:p>
      <text:p text:style-name="P19">Because <text:span text:style-name="Source_20_Text">recover</text:span> always returns <text:span text:style-name="Source_20_Text">nil</text:span> unless called directly from a deferred function, deferred code can call library routines that themselves use <text:span text:style-name="Source_20_Text">panic</text:span> and <text:span text:style-name="Source_20_Text">recover</text:span> without failing. As an example, the deferred function in <text:span text:style-name="Source_20_Text">safelyDo</text:span> might call a logging function before calling <text:span text:style-name="Source_20_Text">recover</text:span>, and that logging code would run unaffected by the panicking state.</text:p>
      <text:p text:style-name="P19">With our recovery pattern in place, the <text:span text:style-name="Source_20_Text">do</text:span> function (and anything it calls) can get out of any bad situation cleanly by calling <text:span text:style-name="Source_20_Text">panic</text:span>. We can use that idea to simplify error handling in complex software. Let's look at an idealized version of a <text:span text:style-name="Source_20_Text">regexp</text:span> package, which reports parsing errors by calling <text:span text:style-name="Source_20_Text">panic</text:span> with a local error type. Here's the definition of <text:span text:style-name="Source_20_Text">Error</text:span>, an <text:span text:style-name="Source_20_Text">error</text:span> method, and the <text:span text:style-name="Source_20_Text">Compile</text:span> function.</text:p>
      <text:p text:style-name="P10">// Error is the type of a parse error; it satisfies the error interface.</text:p>
      <text:p text:style-name="P16">type Error string</text:p>
      <text:p text:style-name="P16">func (e Error) Error() string {</text:p>
      <text:p text:style-name="P16"><text:s text:c="4"/>return string(e)</text:p>
      <text:p text:style-name="P16">}</text:p>
      <text:p text:style-name="P16"/>
      <text:p text:style-name="P16">// error is a method of *Regexp that reports parsing errors by</text:p>
      <text:p text:style-name="P16">// panicking with an Error.</text:p>
      <text:p text:style-name="P16">func (regexp *Regexp) error(err string) {</text:p>
      <text:p text:style-name="P16"><text:s text:c="4"/>panic(Error(err))</text:p>
      <text:p text:style-name="P16">}</text:p>
      <text:p text:style-name="P16"/>
      <text:p text:style-name="P16">// Compile returns a parsed representation of the regular expression.</text:p>
      <text:p text:style-name="P16">func Compile(str string) (regexp *Regexp, err error) {</text:p>
      <text:p text:style-name="P16"><text:s text:c="4"/>regexp = new(Regexp)</text:p>
      <text:p text:style-name="P16"><text:s text:c="4"/>// doParse will panic if there is a parse error.</text:p>
      <text:p text:style-name="P16"><text:s text:c="4"/>defer func() {</text:p>
      <text:p text:style-name="P16"><text:s text:c="8"/>if e := recover(); e != nil {</text:p>
      <text:p text:style-name="P16"><text:s text:c="12"/>regexp = nil <text:s text:c="3"/>// Clear return value.</text:p>
      <text:p text:style-name="P16"><text:s text:c="12"/>err = e.(Error) // Will re-panic if not a parse error.</text:p>
      <text:p text:style-name="P16"><text:s text:c="8"/>}</text:p>
      <text:p text:style-name="P16"><text:s text:c="4"/>}()</text:p>
      <text:p text:style-name="P16"><text:s text:c="4"/>return regexp.doParse(str), nil</text:p>
      <text:p text:style-name="P15">}</text:p>
      <text:p text:style-name="P19">If <text:span text:style-name="Source_20_Text">doParse</text:span> panics, the recovery block will set the return value to <text:span text:style-name="Source_20_Text">nil</text:span>—deferred functions can modify named return values. It will then check, in the assignment to <text:span text:style-name="Source_20_Text">err</text:span>, that the problem was a parse error by asserting that it has the local type <text:span text:style-name="Source_20_Text">Error</text:span>. If it does not, the type assertion will fail, causing a run-time error that continues the stack unwinding as though nothing had interrupted it. This check means that if something unexpected happens, such as an index out of bounds, the code will fail even though we are using <text:span text:style-name="Source_20_Text">panic</text:span> and <text:span text:style-name="Source_20_Text">recover</text:span> to handle parse errors.</text:p>
      <text:p text:style-name="P19">With error handling in place, the <text:span text:style-name="Source_20_Text">error</text:span> method (because it's a method bound to a type, it's fine, even natural, for it to have the same name as the builtin <text:span text:style-name="Source_20_Text">error</text:span> type) makes it easy to report parse errors without worrying about unwinding the parse stack by hand:</text:p>
      <text:p text:style-name="P10">if pos == 0 {</text:p>
      <text:p text:style-name="P16"><text:s text:c="4"/>re.error("'*' illegal at start of expression")</text:p>
      <text:p text:style-name="P15">}</text:p>
      <text:p text:style-name="P19"><text:soft-page-break/>Useful though this pattern is, it should be used only within a package. <text:span text:style-name="Source_20_Text">Parse</text:span> turns its internal <text:span text:style-name="Source_20_Text">panic</text:span> calls into <text:span text:style-name="Source_20_Text">error</text:span> values; it does not expose <text:span text:style-name="Source_20_Text">panics</text:span> to its client. That is a good rule to follow.</text:p>
      <text:p text:style-name="P19">By the way, this re-panic idiom changes the panic value if an actual error occurs. However, both the original and new failures will be presented in the crash report, so the root cause of the problem will still be visible. Thus this simple re-panic approach is usually sufficient—it's a crash after all—but if you want to display only the original value, you can write a little more code to filter unexpected problems and re-panic with the original error. That's left as an exercise for the reader.</text:p>
      <text:h text:style-name="P2" text:outline-level="2"><text:bookmark text:name="web_server"/>A web server</text:h>
      <text:p text:style-name="P19">Let's finish with a complete Go program, a web server. This one is actually a kind of web re-server. Google provides a service at <text:span text:style-name="Source_20_Text">chart.apis.google.com</text:span> that does automatic formatting of data into charts and graphs. It's hard to use interactively, though, because you need to put the data into the URL as a query. The program here provides a nicer interface to one form of data: given a short piece of text, it calls on the chart server to produce a QR code, a matrix of boxes that encode the text. That image can be grabbed with your cell phone's camera and interpreted as, for instance, a URL, saving you typing the URL into the phone's tiny keyboard.</text:p>
      <text:p text:style-name="P19">Here's the complete program. An explanation follows.</text:p>
      <text:p text:style-name="P10">package main</text:p>
      <text:p text:style-name="P13"/>
      <text:p text:style-name="P13">import (</text:p>
      <text:p text:style-name="P13"><text:s text:c="4"/>"flag"</text:p>
      <text:p text:style-name="P13"><text:s text:c="4"/>"html/template"</text:p>
      <text:p text:style-name="P13"><text:s text:c="4"/>"log"</text:p>
      <text:p text:style-name="P13"><text:s text:c="4"/>"net/http"</text:p>
      <text:p text:style-name="P13">)</text:p>
      <text:p text:style-name="P13"/>
      <text:p text:style-name="P10">var addr = flag.String("addr", ":1718", "http service address") // Q=17, R=18</text:p>
      <text:p text:style-name="P13"/>
      <text:p text:style-name="P13">var templ = template.Must(template.New("qr").Parse(templateStr))</text:p>
      <text:p text:style-name="P13"/>
      <text:p text:style-name="P13">func main() {</text:p>
      <text:p text:style-name="P13"><text:s text:c="4"/>flag.Parse()</text:p>
      <text:p text:style-name="P13"><text:s text:c="4"/>http.Handle("/", http.HandlerFunc(QR))</text:p>
      <text:p text:style-name="P13"><text:s text:c="4"/>err := http.ListenAndServe(*addr, nil)</text:p>
      <text:p text:style-name="P13"><text:s text:c="4"/>if err != nil {</text:p>
      <text:p text:style-name="P13"><text:s text:c="8"/>log.Fatal("ListenAndServe:", err)</text:p>
      <text:p text:style-name="P13"><text:s text:c="4"/>}</text:p>
      <text:p text:style-name="P13">}</text:p>
      <text:p text:style-name="P13"/>
      <text:p text:style-name="P13">func QR(w http.ResponseWriter, req *http.Request) {</text:p>
      <text:p text:style-name="P13"><text:s text:c="4"/>templ.Execute(w, req.FormValue("s"))</text:p>
      <text:p text:style-name="P13">}</text:p>
      <text:p text:style-name="P13"/>
      <text:p text:style-name="P13">const templateStr = `</text:p>
      <text:p text:style-name="P13">&lt;html&gt;</text:p>
      <text:p text:style-name="P13">&lt;head&gt;</text:p>
      <text:p text:style-name="P13">&lt;title&gt;QR Link Generator&lt;/title&gt;</text:p>
      <text:p text:style-name="P13">&lt;/head&gt;</text:p>
      <text:p text:style-name="P13">&lt;body&gt;</text:p>
      <text:p text:style-name="P13">{{if .}}</text:p>
      <text:p text:style-name="P13">&lt;img src="http://chart.apis.google.com/chart?chs=300x300&amp;cht=qr&amp;choe=UTF-8&amp;chl={{.}}" /&gt;</text:p>
      <text:p text:style-name="P13"><text:soft-page-break/>&lt;br&gt;</text:p>
      <text:p text:style-name="P13">{{.}}</text:p>
      <text:p text:style-name="P13">&lt;br&gt;</text:p>
      <text:p text:style-name="P13">&lt;br&gt;</text:p>
      <text:p text:style-name="P13">{{end}}</text:p>
      <text:p text:style-name="P13">&lt;form action="/" name=f method="GET"&gt;</text:p>
      <text:p text:style-name="P13"><text:s text:c="4"/>&lt;input maxLength=1024 size=70 name=s value="" title="Text to QR Encode"&gt;</text:p>
      <text:p text:style-name="P13"><text:s text:c="4"/>&lt;input type=submit value="Show QR" name=qr&gt;</text:p>
      <text:p text:style-name="P13">&lt;/form&gt;</text:p>
      <text:p text:style-name="P13">&lt;/body&gt;</text:p>
      <text:p text:style-name="P13">&lt;/html&gt;</text:p>
      <text:p text:style-name="P14">`</text:p>
      <text:p text:style-name="P19">The pieces up to <text:span text:style-name="Source_20_Text">main</text:span> should be easy to follow. The one flag sets a default HTTP port for our server. The template variable <text:span text:style-name="Source_20_Text">templ</text:span> is where the fun happens. It builds an HTML template that will be executed by the server to display the page; more about that in a moment.</text:p>
      <text:p text:style-name="P19">The <text:span text:style-name="Source_20_Text">main</text:span> function parses the flags and, using the mechanism we talked about above, binds the function <text:span text:style-name="Source_20_Text">QR</text:span> to the root path for the server. Then <text:span text:style-name="Source_20_Text">http.ListenAndServe</text:span> is called to start the server; it blocks while the server runs.</text:p>
      <text:p text:style-name="P19"><text:span text:style-name="Source_20_Text">QR</text:span> just receives the request, which contains form data, and executes the template on the data in the form value named <text:span text:style-name="Source_20_Text">s</text:span>.</text:p>
      <text:p text:style-name="P19">The template package <text:span text:style-name="Source_20_Text">html/template</text:span> is powerful; this program just touches on its capabilities. In essence, it rewrites a piece of HTML text on the fly by substituting elements derived from data items passed to <text:span text:style-name="Source_20_Text">templ.Execute</text:span>, in this case the form value. Within the template text (<text:span text:style-name="Source_20_Text">templateStr</text:span>), double-brace-delimited pieces denote template actions. The piece from <text:span text:style-name="Source_20_Text">{{if .}}</text:span> to <text:span text:style-name="Source_20_Text">{{end}}</text:span> executes only if the value of the current data item, called <text:span text:style-name="Source_20_Text">.</text:span> (dot), is non-empty. That is, when the string is empty, this piece of the template is suppressed.</text:p>
      <text:p text:style-name="P19">The two snippets <text:span text:style-name="Source_20_Text">{{.}}</text:span> say to show the data presented to the template—the query string—on the web page. The HTML template package automatically provides appropriate escaping so the text is safe to display.</text:p>
      <text:p text:style-name="P19">The rest of the template string is just the HTML to show when the page loads. If this is too quick an explanation, see the <text:a xlink:type="simple" xlink:href="https://go.dev/pkg/html/template/" text:style-name="Internet_20_link" text:visited-style-name="Visited_20_Internet_20_Link">documentation</text:a> for the template package for a more thorough discussion.</text:p>
      <text:p text:style-name="P19">And there you have it: a useful web server in a few lines of code plus some data-driven HTML text. Go is powerful enough to make a lot happen in a few lin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00:53:31.844912846</meta:creation-date>
    <dc:date>2024-06-04T00:55:23.504745010</dc:date>
    <meta:editing-duration>PT1M52S</meta:editing-duration>
    <meta:editing-cycles>1</meta:editing-cycles>
    <meta:document-statistic meta:table-count="1" meta:image-count="0" meta:object-count="0" meta:page-count="46" meta:paragraph-count="1368" meta:word-count="16656" meta:character-count="99130" meta:non-whitespace-character-count="80980"/>
    <meta:generator>LibreOffice/7.6.6.3$Linux_X86_64 LibreOffice_project/60$Build-3</meta:generator>
  </office:meta>
</office:document-meta>
</file>